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2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8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mm" svg:height="90.04mm" svg:x="260.08mm" svg:y="49.15mm">
            <loext:p draw:notify-on-update-of-ranges="Sheet1.A2:Sheet1.A12 Sheet1.A2:Sheet1.A12 Sheet1.A2:Sheet1.A12 Sheet1.C2:Sheet1.C12 Sheet1.A2:Sheet1.A12 Sheet1.B2:Sheet1.B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mm" svg:height="90.05mm" svg:x="67.98mm" svg:y="70.12mm">
            <loext:p draw:notify-on-update-of-ranges="Sheet1.G1:Sheet1.Q1 Sheet1.G7:Sheet1.Q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mm" svg:height="90.05mm" svg:x="71.56mm" svg:y="167.08mm">
            <loext:p draw:notify-on-update-of-ranges="Sheet1.G1:Sheet1.Q1 Sheet1.G8:Sheet1.Q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size of release</text:p>
          </table:table-cell>
          <table:table-cell office:value-type="string" calcext:value-type="string">
            <text:p>release cost</text:p>
          </table:table-cell>
          <table:table-cell office:value-type="string" calcext:value-type="string">
            <text:p>release cost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1.15" calcext:value-type="float">
            <text:p>1.15</text:p>
          </table:table-cell>
          <table:table-cell office:value-type="float" office:value="1.3" calcext:value-type="float">
            <text:p>1.3</text:p>
          </table:table-cell>
          <table:table-cell office:value-type="float" office:value="1.6" calcext:value-type="float">
            <text:p>1.6</text:p>
          </table:table-cell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  <table:table-cell office:value-type="float" office:value="3.6" calcext:value-type="float">
            <text:p>3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G$4]+[.$G$3]*[.A2]+[.$G$2]*[.A2]*[.A2]" office:value-type="float" office:value="4" calcext:value-type="float">
            <text:p>4</text:p>
          </table:table-cell>
          <table:table-cell table:formula="of:=[.B2]/[.$D$1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style-name="ce1" office:value-type="float" office:value="0.000000001" calcext:value-type="float">
            <text:p>1.00E-09</text:p>
          </table:table-cell>
          <table:table-cell table:formula="of:=[.$G2]/[.H$1]" office:value-type="float" office:value="0.000000000952380952380952" calcext:value-type="float">
            <text:p>0.000000001</text:p>
          </table:table-cell>
          <table:table-cell table:formula="of:=[.$G2]/[.I$1]" office:value-type="float" office:value="0.000000000869565217391305" calcext:value-type="float">
            <text:p>8.69565217391305E-10</text:p>
          </table:table-cell>
          <table:table-cell table:formula="of:=[.$G2]/[.J$1]" office:value-type="float" office:value="0.000000000769230769230769" calcext:value-type="float">
            <text:p>7.69230769230769E-10</text:p>
          </table:table-cell>
          <table:table-cell table:formula="of:=[.$G2]/[.K$1]" office:value-type="float" office:value="0.000000000625" calcext:value-type="float">
            <text:p>6.25E-10</text:p>
          </table:table-cell>
          <table:table-cell table:formula="of:=[.$G2]/[.L$1]" office:value-type="float" office:value="0.000000000526315789473684" calcext:value-type="float">
            <text:p>5.26315789473684E-10</text:p>
          </table:table-cell>
          <table:table-cell table:formula="of:=[.$G2]/[.M$1]" office:value-type="float" office:value="0.000000000416666666666667" calcext:value-type="float">
            <text:p>4.16666666666667E-10</text:p>
          </table:table-cell>
          <table:table-cell table:formula="of:=[.$G2]/[.N$1]" office:value-type="float" office:value="0.000000000357142857142857" calcext:value-type="float">
            <text:p>3.57142857142857E-10</text:p>
          </table:table-cell>
          <table:table-cell table:formula="of:=[.$G2]/[.O$1]" office:value-type="float" office:value="0.0000000003125" calcext:value-type="float">
            <text:p>3.125E-10</text:p>
          </table:table-cell>
          <table:table-cell table:formula="of:=[.$G2]/[.P$1]" office:value-type="float" office:value="0.000000000277777777777778" calcext:value-type="float">
            <text:p>2.77777777777778E-10</text:p>
          </table:table-cell>
          <table:table-cell table:formula="of:=[.$G2]/[.Q$1]" office:value-type="float" office:value="0.00000000025" calcext:value-type="float">
            <text:p>2.5E-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4]+[.$G$3]*[.A3]+[.$G$2]*[.A3]*[.A3]" office:value-type="float" office:value="4.600000001" calcext:value-type="float">
            <text:p>4.600000001</text:p>
          </table:table-cell>
          <table:table-cell table:formula="of:=[.B3]/[.$D$1]" office:value-type="float" office:value="1.15000000025" calcext:value-type="float">
            <text:p>1.1500000003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0.6" calcext:value-type="float">
            <text:p>0.6</text:p>
          </table:table-cell>
          <table:table-cell table:formula="of:=[.$G3]/[.H$1]" office:value-type="float" office:value="0.571428571428571" calcext:value-type="float">
            <text:p>0.5714285714</text:p>
          </table:table-cell>
          <table:table-cell table:formula="of:=[.$G3]/[.I$1]" office:value-type="float" office:value="0.521739130434783" calcext:value-type="float">
            <text:p>0.5217391304</text:p>
          </table:table-cell>
          <table:table-cell table:formula="of:=[.$G3]/[.J$1]" office:value-type="float" office:value="0.461538461538462" calcext:value-type="float">
            <text:p>0.4615384615</text:p>
          </table:table-cell>
          <table:table-cell table:formula="of:=[.$G3]/[.K$1]" office:value-type="float" office:value="0.375" calcext:value-type="float">
            <text:p>0.375</text:p>
          </table:table-cell>
          <table:table-cell table:formula="of:=[.$G3]/[.L$1]" office:value-type="float" office:value="0.315789473684211" calcext:value-type="float">
            <text:p>0.3157894737</text:p>
          </table:table-cell>
          <table:table-cell table:formula="of:=[.$G3]/[.M$1]" office:value-type="float" office:value="0.25" calcext:value-type="float">
            <text:p>0.25</text:p>
          </table:table-cell>
          <table:table-cell table:formula="of:=[.$G3]/[.N$1]" office:value-type="float" office:value="0.214285714285714" calcext:value-type="float">
            <text:p>0.2142857143</text:p>
          </table:table-cell>
          <table:table-cell table:formula="of:=[.$G3]/[.O$1]" office:value-type="float" office:value="0.1875" calcext:value-type="float">
            <text:p>0.1875</text:p>
          </table:table-cell>
          <table:table-cell table:formula="of:=[.$G3]/[.P$1]" office:value-type="float" office:value="0.166666666666667" calcext:value-type="float">
            <text:p>0.1666666667</text:p>
          </table:table-cell>
          <table:table-cell table:formula="of:=[.$G3]/[.Q$1]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4]+[.$G$3]*[.A4]+[.$G$2]*[.A4]*[.A4]" office:value-type="float" office:value="5.200000004" calcext:value-type="float">
            <text:p>5.200000004</text:p>
          </table:table-cell>
          <table:table-cell table:formula="of:=[.B4]/[.$D$1]" office:value-type="float" office:value="1.300000001" calcext:value-type="float">
            <text:p>1.300000001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[.$G4]/[.H$1]" office:value-type="float" office:value="3.80952380952381" calcext:value-type="float">
            <text:p>3.8095238095</text:p>
          </table:table-cell>
          <table:table-cell table:formula="of:=[.$G4]/[.I$1]" office:value-type="float" office:value="3.47826086956522" calcext:value-type="float">
            <text:p>3.4782608696</text:p>
          </table:table-cell>
          <table:table-cell table:formula="of:=[.$G4]/[.J$1]" office:value-type="float" office:value="3.07692307692308" calcext:value-type="float">
            <text:p>3.0769230769</text:p>
          </table:table-cell>
          <table:table-cell table:formula="of:=[.$G4]/[.K$1]" office:value-type="float" office:value="2.5" calcext:value-type="float">
            <text:p>2.5</text:p>
          </table:table-cell>
          <table:table-cell table:formula="of:=[.$G4]/[.L$1]" office:value-type="float" office:value="2.10526315789474" calcext:value-type="float">
            <text:p>2.1052631579</text:p>
          </table:table-cell>
          <table:table-cell table:formula="of:=[.$G4]/[.M$1]" office:value-type="float" office:value="1.66666666666667" calcext:value-type="float">
            <text:p>1.6666666667</text:p>
          </table:table-cell>
          <table:table-cell table:formula="of:=[.$G4]/[.N$1]" office:value-type="float" office:value="1.42857142857143" calcext:value-type="float">
            <text:p>1.4285714286</text:p>
          </table:table-cell>
          <table:table-cell table:formula="of:=[.$G4]/[.O$1]" office:value-type="float" office:value="1.25" calcext:value-type="float">
            <text:p>1.25</text:p>
          </table:table-cell>
          <table:table-cell table:formula="of:=[.$G4]/[.P$1]" office:value-type="float" office:value="1.11111111111111" calcext:value-type="float">
            <text:p>1.1111111111</text:p>
          </table:table-cell>
          <table:table-cell table:formula="of:=[.$G4]/[.Q$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4]+[.$G$3]*[.A5]+[.$G$2]*[.A5]*[.A5]" office:value-type="float" office:value="5.800000009" calcext:value-type="float">
            <text:p>5.800000009</text:p>
          </table:table-cell>
          <table:table-cell table:formula="of:=[.B5]/[.$D$1]" office:value-type="float" office:value="1.45000000225" calcext:value-type="float">
            <text:p>1.4500000023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4]+[.$G$3]*[.A6]+[.$G$2]*[.A6]*[.A6]" office:value-type="float" office:value="6.400000016" calcext:value-type="float">
            <text:p>6.400000016</text:p>
          </table:table-cell>
          <table:table-cell table:formula="of:=[.B6]/[.$D$1]" office:value-type="float" office:value="1.600000004" calcext:value-type="float">
            <text:p>1.600000004</text:p>
          </table:table-cell>
          <table:table-cell table:number-columns-repeated="2"/>
          <table:table-cell office:value-type="string" calcext:value-type="string">
            <text:p>S1</text:p>
          </table:table-cell>
          <table:table-cell table:formula="of:=((1-[.G3])-SQRT(([.G3]-1)^2-4*[.G2]*[.G4]))/(2*[.G2])" office:value-type="float" office:value="10.0000002445366" calcext:value-type="float">
            <text:p>10.0000002445</text:p>
          </table:table-cell>
          <table:table-cell table:formula="of:=((1-[.H3])-SQRT(([.H3]-1)^2-4*[.H2]*[.H4]))/(2*[.H2])" office:value-type="float" office:value="8.88888906230845" calcext:value-type="float">
            <text:p>8.8888890623</text:p>
          </table:table-cell>
          <table:table-cell table:formula="of:=((1-[.I3])-SQRT(([.I3]-1)^2-4*[.I2]*[.I4]))/(2*[.I2])" office:value-type="float" office:value="7.27272737727214" calcext:value-type="float">
            <text:p>7.2727273773</text:p>
          </table:table-cell>
          <table:table-cell table:formula="of:=((1-[.J3])-SQRT(([.J3]-1)^2-4*[.J2]*[.J4]))/(2*[.J2])" office:value-type="float" office:value="5.71428576678912" calcext:value-type="float">
            <text:p>5.7142857668</text:p>
          </table:table-cell>
          <table:table-cell table:formula="of:=((1-[.K3])-SQRT(([.K3]-1)^2-4*[.K2]*[.K4]))/(2*[.K2])" office:value-type="float" office:value="4.00000006450796" calcext:value-type="float">
            <text:p>4.0000000645</text:p>
          </table:table-cell>
          <table:table-cell table:formula="of:=((1-[.L3])-SQRT(([.L3]-1)^2-4*[.L2]*[.L4]))/(2*[.L2])" office:value-type="float" office:value="3.07692307743856" calcext:value-type="float">
            <text:p>3.0769230774</text:p>
          </table:table-cell>
          <table:table-cell table:formula="of:=((1-[.M3])-SQRT(([.M3]-1)^2-4*[.M2]*[.M4]))/(2*[.M2])" office:value-type="float" office:value="2.22222227286295" calcext:value-type="float">
            <text:p>2.2222222729</text:p>
          </table:table-cell>
          <table:table-cell table:formula="of:=((1-[.N3])-SQRT(([.N3]-1)^2-4*[.N2]*[.N4]))/(2*[.N2])" office:value-type="float" office:value="1.81818176070436" calcext:value-type="float">
            <text:p>1.8181817607</text:p>
          </table:table-cell>
          <table:table-cell table:formula="of:=((1-[.O3])-SQRT(([.O3]-1)^2-4*[.O2]*[.O4]))/(2*[.O2])" office:value-type="float" office:value="1.53846162476157" calcext:value-type="float">
            <text:p>1.5384616248</text:p>
          </table:table-cell>
          <table:table-cell table:formula="of:=((1-[.P3])-SQRT(([.P3]-1)^2-4*[.P2]*[.P4]))/(2*[.P2])" office:value-type="float" office:value="1.33333324381368" calcext:value-type="float">
            <text:p>1.3333332438</text:p>
          </table:table-cell>
          <table:table-cell table:formula="of:=((1-[.Q3])-SQRT(([.Q3]-1)^2-4*[.Q2]*[.Q4]))/(2*[.Q2])" office:value-type="float" office:value="1.17647069863835" calcext:value-type="float">
            <text:p>1.17647069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4]+[.$G$3]*[.A7]+[.$G$2]*[.A7]*[.A7]" office:value-type="float" office:value="7.000000025" calcext:value-type="float">
            <text:p>7.000000025</text:p>
          </table:table-cell>
          <table:table-cell table:formula="of:=[.B7]/[.$D$1]" office:value-type="float" office:value="1.75000000625" calcext:value-type="float">
            <text:p>1.750000006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G6]/[.H6]" office:value-type="float" office:value="1.12500000556196" calcext:value-type="float">
            <text:p>1.1250000056</text:p>
          </table:table-cell>
          <table:table-cell table:formula="of:=[.$G6]/[.I6]" office:value-type="float" office:value="1.37500001385827" calcext:value-type="float">
            <text:p>1.3750000139</text:p>
          </table:table-cell>
          <table:table-cell table:formula="of:=[.$G6]/[.J6]" office:value-type="float" office:value="1.75000002671474" calcext:value-type="float">
            <text:p>1.7500000267</text:p>
          </table:table-cell>
          <table:table-cell table:formula="of:=[.$G6]/[.K6]" office:value-type="float" office:value="2.50000002081668" calcext:value-type="float">
            <text:p>2.5000000208</text:p>
          </table:table-cell>
          <table:table-cell table:formula="of:=[.$G6]/[.L6]" office:value-type="float" office:value="3.25000007892992" calcext:value-type="float">
            <text:p>3.2500000789</text:p>
          </table:table-cell>
          <table:table-cell table:formula="of:=[.$G6]/[.M6]" office:value-type="float" office:value="4.50000000749401" calcext:value-type="float">
            <text:p>4.5000000075</text:p>
          </table:table-cell>
          <table:table-cell table:formula="of:=[.$G6]/[.N6]" office:value-type="float" office:value="5.50000030836446" calcext:value-type="float">
            <text:p>5.5000003084</text:p>
          </table:table-cell>
          <table:table-cell table:formula="of:=[.$G6]/[.O6]" office:value-type="float" office:value="6.4999997943312" calcext:value-type="float">
            <text:p>6.4999997943</text:p>
          </table:table-cell>
          <table:table-cell table:formula="of:=[.$G6]/[.P6]" office:value-type="float" office:value="7.50000068695054" calcext:value-type="float">
            <text:p>7.500000687</text:p>
          </table:table-cell>
          <table:table-cell table:formula="of:=[.$G6]/[.Q6]" office:value-type="float" office:value="8.49999941019407" calcext:value-type="float">
            <text:p>8.49999941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4]+[.$G$3]*[.A8]+[.$G$2]*[.A8]*[.A8]" office:value-type="float" office:value="7.600000036" calcext:value-type="float">
            <text:p>7.600000036</text:p>
          </table:table-cell>
          <table:table-cell table:formula="of:=[.B8]/[.$D$1]" office:value-type="float" office:value="1.900000009" calcext:value-type="float">
            <text:p>1.900000009</text:p>
          </table:table-cell>
          <table:table-cell table:number-columns-repeated="3"/>
          <table:table-cell table:formula="of:=[.G7]/[.G1]" office:value-type="float" office:value="1" calcext:value-type="float">
            <text:p>1</text:p>
          </table:table-cell>
          <table:table-cell table:formula="of:=[.H7]/[.H1]" office:value-type="float" office:value="1.07142857672567" calcext:value-type="float">
            <text:p>1.0714285767</text:p>
          </table:table-cell>
          <table:table-cell table:formula="of:=[.I7]/[.I1]" office:value-type="float" office:value="1.19565218596372" calcext:value-type="float">
            <text:p>1.195652186</text:p>
          </table:table-cell>
          <table:table-cell table:formula="of:=[.J7]/[.J1]" office:value-type="float" office:value="1.34615386670365" calcext:value-type="float">
            <text:p>1.3461538667</text:p>
          </table:table-cell>
          <table:table-cell table:formula="of:=[.K7]/[.K1]" office:value-type="float" office:value="1.56250001301043" calcext:value-type="float">
            <text:p>1.562500013</text:p>
          </table:table-cell>
          <table:table-cell table:formula="of:=[.L7]/[.L1]" office:value-type="float" office:value="1.71052635733154" calcext:value-type="float">
            <text:p>1.7105263573</text:p>
          </table:table-cell>
          <table:table-cell table:formula="of:=[.M7]/[.M1]" office:value-type="float" office:value="1.8750000031225" calcext:value-type="float">
            <text:p>1.8750000031</text:p>
          </table:table-cell>
          <table:table-cell table:formula="of:=[.N7]/[.N1]" office:value-type="float" office:value="1.96428582441588" calcext:value-type="float">
            <text:p>1.9642858244</text:p>
          </table:table-cell>
          <table:table-cell table:formula="of:=[.O7]/[.O1]" office:value-type="float" office:value="2.0312499357285" calcext:value-type="float">
            <text:p>2.0312499357</text:p>
          </table:table-cell>
          <table:table-cell table:formula="of:=[.P7]/[.P1]" office:value-type="float" office:value="2.08333352415293" calcext:value-type="float">
            <text:p>2.0833335242</text:p>
          </table:table-cell>
          <table:table-cell table:formula="of:=[.Q7]/[.Q1]" office:value-type="float" office:value="2.12499985254852" calcext:value-type="float">
            <text:p>2.12499985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4]+[.$G$3]*[.A9]+[.$G$2]*[.A9]*[.A9]" office:value-type="float" office:value="8.200000049" calcext:value-type="float">
            <text:p>8.200000049</text:p>
          </table:table-cell>
          <table:table-cell table:formula="of:=[.B9]/[.$D$1]" office:value-type="float" office:value="2.05000001225" calcext:value-type="float">
            <text:p>2.0500000123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4]+[.$G$3]*[.A10]+[.$G$2]*[.A10]*[.A10]" office:value-type="float" office:value="8.800000064" calcext:value-type="float">
            <text:p>8.800000064</text:p>
          </table:table-cell>
          <table:table-cell table:formula="of:=[.B10]/[.$D$1]" office:value-type="float" office:value="2.200000016" calcext:value-type="float">
            <text:p>2.200000016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4]+[.$G$3]*[.A11]+[.$G$2]*[.A11]*[.A11]" office:value-type="float" office:value="9.400000081" calcext:value-type="float">
            <text:p>9.400000081</text:p>
          </table:table-cell>
          <table:table-cell table:formula="of:=[.B11]/[.$D$1]" office:value-type="float" office:value="2.35000002025" calcext:value-type="float">
            <text:p>2.3500000203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4]+[.$G$3]*[.A12]+[.$G$2]*[.A12]*[.A12]" office:value-type="float" office:value="10.0000001" calcext:value-type="float">
            <text:p>10.0000001</text:p>
          </table:table-cell>
          <table:table-cell table:formula="of:=[.B12]/[.$D$1]" office:value-type="float" office:value="2.500000025" calcext:value-type="float">
            <text:p>2.500000025</text:p>
          </table:table-cell>
          <table:table-cell table:number-columns-repeated="14"/>
        </table:table-row>
      </table:table>
      <table:table table:name="Sheet2" table:style-name="ta1">
        <table:shapes>
          <draw:frame draw:z-index="0" draw:style-name="gr1" draw:text-style-name="P1" svg:width="159.99mm" svg:height="89.99mm" svg:x="18.89mm" svg:y="104.86mm">
            <loext:p draw:notify-on-update-of-ranges="Sheet2.B2:Sheet2.B12 Sheet2.C1:Sheet2.C1 Sheet2.C2:Sheet2.C12 Sheet2.B2:Sheet2.B12 Sheet2.D1:Sheet2.D1 Sheet2.D2:Sheet2.D12 Sheet2.B2:Sheet2.B12 Sheet2.E1:Sheet2.E1 Sheet2.E2:Sheet2.E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216.61mm" svg:y="116.02mm">
            <loext:p draw:notify-on-update-of-ranges="Sheet2.K3:Sheet2.K23 Sheet2.L2:Sheet2.L2 Sheet2.L3:Sheet2.L23 Sheet2.K3:Sheet2.K23 Sheet2.N2:Sheet2.N2 Sheet2.N3:Sheet2.N23 Sheet2.K3:Sheet2.K23 Sheet2.M2:Sheet2.M2 Sheet2.M3:Sheet2.M2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9.99mm" svg:height="89.99mm" svg:x="218.9mm" svg:y="211.18mm">
            <loext:p draw:notify-on-update-of-ranges="Sheet2.K3:Sheet2.K23 Sheet2.L2:Sheet2.L2 Sheet2.P3:Sheet2.P23 Sheet2.K3:Sheet2.K23 Sheet2.N2:Sheet2.N2 Sheet2.Q3:Sheet2.Q23 Sheet2.K3:Sheet2.K23 Sheet2.M2:Sheet2.M2 Sheet2.O3:Sheet2.O2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59.99mm" svg:height="89.99mm" svg:x="220.84mm" svg:y="306.01mm">
            <loext:p draw:notify-on-update-of-ranges="Sheet2.K3:Sheet2.K23 Sheet2.L2:Sheet2.L2 Sheet2.S3:Sheet2.S23 Sheet2.K3:Sheet2.K23 Sheet2.N2:Sheet2.N2 Sheet2.T3:Sheet2.T23 Sheet2.K3:Sheet2.K23 Sheet2.M2:Sheet2.M2 Sheet2.R3:Sheet2.R2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159.99mm" svg:height="89.99mm" svg:x="387.68mm" svg:y="209.05mm">
            <loext:p draw:notify-on-update-of-ranges="Sheet2.K3:Sheet2.K23 Sheet2.M2:Sheet2.M2 Sheet2.U3:Sheet2.U23 Sheet2.K3:Sheet2.K23 Sheet2.L2:Sheet2.L2 Sheet2.V3:Sheet2.V23 Sheet2.K3:Sheet2.K23 Sheet2.N2:Sheet2.N2 Sheet2.W3:Sheet2.W23 Sheet2.K3:Sheet2.K23 Sheet2.P3:Sheet2.P23 Sheet2.K3:Sheet2.K23 Sheet2.O3:Sheet2.O23 Sheet2.K3:Sheet2.K23 Sheet2.Q3:Sheet2.Q2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5" draw:style-name="gr1" draw:text-style-name="P1" svg:width="159.99mm" svg:height="89.99mm" svg:x="552.9mm" svg:y="210.31mm">
            <loext:p draw:notify-on-update-of-ranges="Sheet2.K3:Sheet2.K23 Sheet2.M2:Sheet2.M2 Sheet2.X3:Sheet2.X23 Sheet2.K3:Sheet2.K23 Sheet2.L2:Sheet2.L2 Sheet2.Y3:Sheet2.Y23 Sheet2.K3:Sheet2.K23 Sheet2.N2:Sheet2.N2 Sheet2.Z3:Sheet2.Z23 Sheet2.K3:Sheet2.K23 Sheet2.P3:Sheet2.P23 Sheet2.K3:Sheet2.K23 Sheet2.O3:Sheet2.O23 Sheet2.K3:Sheet2.K23 Sheet2.Q3:Sheet2.Q2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6" draw:style-name="gr1" draw:text-style-name="P1" svg:width="159.99mm" svg:height="89.99mm" svg:x="385.77mm" svg:y="304.14mm">
            <loext:p draw:notify-on-update-of-ranges="Sheet2.K3:Sheet2.K23 Sheet2.M2:Sheet2.M2 Sheet2.AA3:Sheet2.AA23 Sheet2.K3:Sheet2.K23 Sheet2.L2:Sheet2.L2 Sheet2.AB3:Sheet2.AB23 Sheet2.K3:Sheet2.K23 Sheet2.N2:Sheet2.N2 Sheet2.AC3:Sheet2.AC23 Sheet2.K3:Sheet2.K23 Sheet2.S3:Sheet2.S23 Sheet2.K3:Sheet2.K23 Sheet2.R3:Sheet2.R23 Sheet2.K3:Sheet2.K23 Sheet2.T3:Sheet2.T23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7" draw:style-name="gr1" draw:text-style-name="P1" svg:width="159.99mm" svg:height="89.99mm" svg:x="550.4mm" svg:y="305.21mm">
            <loext:p draw:notify-on-update-of-ranges="Sheet2.K3:Sheet2.K23 Sheet2.M2:Sheet2.M2 Sheet2.AD3:Sheet2.AD23 Sheet2.K3:Sheet2.K23 Sheet2.L2:Sheet2.L2 Sheet2.AE3:Sheet2.AE23 Sheet2.K3:Sheet2.K23 Sheet2.N2:Sheet2.N2 Sheet2.AF3:Sheet2.AF23 Sheet2.K3:Sheet2.K23 Sheet2.S3:Sheet2.S23 Sheet2.K3:Sheet2.K23 Sheet2.R3:Sheet2.R23 Sheet2.K3:Sheet2.K23 Sheet2.T3:Sheet2.T23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8" draw:style-name="gr1" draw:text-style-name="P1" svg:width="159.99mm" svg:height="89.99mm" svg:x="717.53mm" svg:y="209.05mm">
            <loext:p draw:notify-on-update-of-ranges="Sheet2.K3:Sheet2.K23 Sheet2.M2:Sheet2.M2 Sheet2.X3:Sheet2.X23 Sheet2.K3:Sheet2.K23 Sheet2.L2:Sheet2.L2 Sheet2.AH3:Sheet2.AH23 Sheet2.K3:Sheet2.K23 Sheet2.N2:Sheet2.N2 Sheet2.AI3:Sheet2.AI23 Sheet2.K3:Sheet2.K23 Sheet2.P3:Sheet2.P23 Sheet2.K3:Sheet2.K23 Sheet2.M3:Sheet2.M23 Sheet2.K3:Sheet2.K23 Sheet2.Q3:Sheet2.Q23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9" draw:style-name="gr1" draw:text-style-name="P1" svg:width="159.99mm" svg:height="89.99mm" svg:x="715.33mm" svg:y="306mm">
            <loext:p draw:notify-on-update-of-ranges="Sheet2.K3:Sheet2.K23 Sheet2.M2:Sheet2.M2 Sheet2.AJ3:Sheet2.AJ23 Sheet2.K3:Sheet2.K23 Sheet2.L2:Sheet2.L2 Sheet2.AK3:Sheet2.AK23 Sheet2.K3:Sheet2.K23 Sheet2.N2:Sheet2.N2 Sheet2.AL3:Sheet2.AL23 Sheet2.K3:Sheet2.K23 Sheet2.S3:Sheet2.S23 Sheet2.K3:Sheet2.K23 Sheet2.R3:Sheet2.R23 Sheet2.K3:Sheet2.K23 Sheet2.T3:Sheet2.T23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0" draw:style-name="gr1" draw:text-style-name="P1" svg:width="159.99mm" svg:height="89.99mm" svg:x="883.57mm" svg:y="210.89mm">
            <loext:p draw:notify-on-update-of-ranges="Sheet2.K3:Sheet2.K23 Sheet2.M2:Sheet2.M2 Sheet2.AM3:Sheet2.AM23 Sheet2.K3:Sheet2.K23 Sheet2.L2:Sheet2.L2 Sheet2.AN3:Sheet2.AN23 Sheet2.K3:Sheet2.K23 Sheet2.N2:Sheet2.N2 Sheet2.AO3:Sheet2.AO23 Sheet2.K3:Sheet2.K23 Sheet2.P3:Sheet2.P23 Sheet2.K3:Sheet2.K23 Sheet2.O3:Sheet2.O23 Sheet2.K3:Sheet2.K23 Sheet2.Q3:Sheet2.Q23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1" draw:style-name="gr1" draw:text-style-name="P1" svg:width="159.99mm" svg:height="89.99mm" svg:x="389.06mm" svg:y="112.89mm">
            <loext:p draw:notify-on-update-of-ranges="Sheet2.K3:Sheet2.K23 Sheet2.M2:Sheet2.M2 Sheet2.U3:Sheet2.U23 Sheet2.K3:Sheet2.K23 Sheet2.L2:Sheet2.L2 Sheet2.AQ3:Sheet2.AQ23 Sheet2.K3:Sheet2.K23 Sheet2.N2:Sheet2.N2 Sheet2.AR3:Sheet2.AR23 Sheet2.K3:Sheet2.K23 Sheet2.P3:Sheet2.P23 Sheet2.K3:Sheet2.K23 Sheet2.O3:Sheet2.O23 Sheet2.K3:Sheet2.K23 Sheet2.Q3:Sheet2.Q23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37" table:default-cell-style-name="Default"/>
        <table:table-row table:style-name="ro1">
          <table:table-cell/>
          <table:table-cell office:value-type="string" calcext:value-type="string">
            <text:p>effort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complex</text:p>
          </table:table-cell>
          <table:table-cell/>
          <table:table-cell office:value-type="string" calcext:value-type="string">
            <text:p>tau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Baseline, low cost of iteration</text:p>
          </table:table-cell>
          <table:table-cell table:number-columns-repeated="2"/>
          <table:table-cell office:value-type="string" calcext:value-type="string">
            <text:p>Baseline, high cost of iteration</text:p>
          </table:table-cell>
          <table:table-cell table:number-columns-repeated="2"/>
          <table:table-cell office:value-type="string" calcext:value-type="string">
            <text:p>Simple, low cost of iteration</text:p>
          </table:table-cell>
          <table:table-cell table:number-columns-repeated="2"/>
          <table:table-cell office:value-type="string" calcext:value-type="string">
            <text:p>Complex, low cost of iteration</text:p>
          </table:table-cell>
          <table:table-cell table:number-columns-repeated="2"/>
          <table:table-cell office:value-type="string" calcext:value-type="string">
            <text:p>Simple, high cost of iteration</text:p>
          </table:table-cell>
          <table:table-cell table:number-columns-repeated="2"/>
          <table:table-cell office:value-type="string" calcext:value-type="string">
            <text:p>Complex, high cost of iteration</text:p>
          </table:table-cell>
          <table:table-cell table:number-columns-repeated="2"/>
          <table:table-cell office:value-type="string" calcext:value-type="string">
            <text:p>Complex, low iter cost, governance</text:p>
          </table:table-cell>
          <table:table-cell table:number-columns-repeated="2"/>
          <table:table-cell office:value-type="string" calcext:value-type="string">
            <text:p>High cost of iteration: halved cost</text:p>
          </table:table-cell>
          <table:table-cell table:number-columns-repeated="2"/>
          <table:table-cell office:value-type="string" calcext:value-type="string">
            <text:p>Low cost of iteration: halved cost</text:p>
          </table:table-cell>
          <table:table-cell table:number-columns-repeated="2"/>
          <table:table-cell office:value-type="string" calcext:value-type="string">
            <text:p>Low COI; simple; ideal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1-EXP(-[.$B2]/[.$H$1])" office:value-type="float" office:value="0" calcext:value-type="float">
            <text:p>0</text:p>
          </table:table-cell>
          <table:table-cell table:formula="of:=1-EXP(-[.$B2]/[.$H$2])" office:value-type="float" office:value="0" calcext:value-type="float">
            <text:p>0</text:p>
          </table:table-cell>
          <table:table-cell table:formula="of:=[.$H$4]*(1-EXP(-[.$B2]/[.$H$3]))" office:value-type="float" office:value="0" calcext:value-type="float">
            <text:p>0</text:p>
          </table:table-cell>
          <table:table-cell/>
          <table:table-cell office:value-type="string" calcext:value-type="string">
            <text:p>tau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esponsiveness</text:p>
          </table:table-cell>
          <table:table-cell office:value-type="string" calcext:value-type="string">
            <text:p>Cost of change</text:p>
          </table:table-cell>
          <table:table-cell office:value-type="string" calcext:value-type="string">
            <text:p>Opportunity cos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pportunity cost</text:p>
          </table:table-cell>
          <table:table-cell office:value-type="string" calcext:value-type="string">
            <text:p>Low cost of iter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pportunity cost</text:p>
          </table:table-cell>
          <table:table-cell office:value-type="string" calcext:value-type="string">
            <text:p>High cost of iter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pportunity cost</text:p>
          </table:table-cell>
          <table:table-cell office:value-type="string" calcext:value-type="string">
            <text:p>Delta’d cost of iter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pportunity cost</text:p>
          </table:table-cell>
          <table:table-cell office:value-type="string" calcext:value-type="string">
            <text:p>Delta’d cost of ite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pportunity cost</text:p>
          </table:table-cell>
          <table:table-cell office:value-type="string" calcext:value-type="string">
            <text:p>Delta’d cost of ite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pportunity cost</text:p>
          </table:table-cell>
          <table:table-cell office:value-type="string" calcext:value-type="string">
            <text:p>Delta’d cost of ite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pportunity cost</text:p>
          </table:table-cell>
          <table:table-cell office:value-type="string" calcext:value-type="string">
            <text:p>Delta’d cos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pportunity cost</text:p>
          </table:table-cell>
          <table:table-cell office:value-type="string" calcext:value-type="string">
            <text:p>Factored cost of ite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pportunity cost</text:p>
          </table:table-cell>
          <table:table-cell office:value-type="string" calcext:value-type="string">
            <text:p>Factored cost of ite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pportunity cost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1-EXP(-[.$B3]/[.$H$1])" office:value-type="float" office:value="0.181269246922018" calcext:value-type="float">
            <text:p>0.1812692469</text:p>
          </table:table-cell>
          <table:table-cell table:formula="of:=1-EXP(-[.$B3]/[.$H$2])" office:value-type="float" office:value="0.0644930149683822" calcext:value-type="float">
            <text:p>0.064493015</text:p>
          </table:table-cell>
          <table:table-cell table:formula="of:=[.$H$4]*(1-EXP(-[.$B3]/[.$H$3]))" office:value-type="float" office:value="0.0624133404785263" calcext:value-type="float">
            <text:p>0.0624133405</text:p>
          </table:table-cell>
          <table:table-cell/>
          <table:table-cell office:value-type="string" calcext:value-type="string">
            <text:p>tau3</text:p>
          </table:table-cell>
          <table:table-cell table:formula="of:=[.H2]*[.H4]" office:value-type="float" office:value="1.5" calcext:value-type="float">
            <text:p>1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H$8]*[.$K3]^2 + [.H$9]*[.$K3]" office:value-type="float" office:value="0" calcext:value-type="float">
            <text:p>0</text:p>
          </table:table-cell>
          <table:table-cell table:formula="of:=[.I$8]*(1-[.$K3])^2 + [.I$9]*(1-[.$K3])" office:value-type="float" office:value="2" calcext:value-type="float">
            <text:p>2</text:p>
          </table:table-cell>
          <table:table-cell table:formula="of:=[.M3]+[.L3]" office:value-type="float" office:value="2" calcext:value-type="float">
            <text:p>2</text:p>
          </table:table-cell>
          <table:table-cell table:formula="of:=[.M3]*[.$H$20]" office:value-type="float" office:value="6" calcext:value-type="float">
            <text:p>6</text:p>
          </table:table-cell>
          <table:table-cell table:formula="of:=[.L3]*[.$H$10]*[.$H$20]" office:value-type="float" office:value="0" calcext:value-type="float">
            <text:p>0</text:p>
          </table:table-cell>
          <table:table-cell table:formula="of:=[.O3]+[.P3]" office:value-type="float" office:value="6" calcext:value-type="float">
            <text:p>6</text:p>
          </table:table-cell>
          <table:table-cell table:formula="of:=[.M3]*[.$H$21]" office:value-type="float" office:value="1.2" calcext:value-type="float">
            <text:p>1.2</text:p>
          </table:table-cell>
          <table:table-cell table:formula="of:=[.L3]*[.$H$11]*[.$H$21]" office:value-type="float" office:value="0" calcext:value-type="float">
            <text:p>0</text:p>
          </table:table-cell>
          <table:table-cell table:formula="of:=[.R3]+[.S3]" office:value-type="float" office:value="1.2" calcext:value-type="float">
            <text:p>1.2</text:p>
          </table:table-cell>
          <table:table-cell table:formula="of:=[.O3]*[.$H$12]" office:value-type="float" office:value="1.2" calcext:value-type="float">
            <text:p>1.2</text:p>
          </table:table-cell>
          <table:table-cell table:formula="of:=[.P3]+[.$H$14]*[.K3]" office:value-type="float" office:value="0" calcext:value-type="float">
            <text:p>0</text:p>
          </table:table-cell>
          <table:table-cell table:formula="of:=[.U3]+[.V3]+[.$H$16]" office:value-type="float" office:value="1.2" calcext:value-type="float">
            <text:p>1.2</text:p>
          </table:table-cell>
          <table:table-cell table:style-name="ce2" table:formula="of:=[.O3]*[.$H$13]" office:value-type="float" office:value="3" calcext:value-type="float">
            <text:p>3</text:p>
          </table:table-cell>
          <table:table-cell table:formula="of:=[.V3]" office:value-type="float" office:value="0" calcext:value-type="float">
            <text:p>0</text:p>
          </table:table-cell>
          <table:table-cell table:formula="of:=[.X3]+[.Y3]+[.$H$16]" office:value-type="float" office:value="3" calcext:value-type="float">
            <text:p>3</text:p>
          </table:table-cell>
          <table:table-cell table:formula="of:=[.R3]*[.$H$12]" office:value-type="float" office:value="0.24" calcext:value-type="float">
            <text:p>0.24</text:p>
          </table:table-cell>
          <table:table-cell table:style-name="ce2" table:formula="of:=[.S3]+[.$H$14]*[.K3]" office:value-type="float" office:value="0" calcext:value-type="float">
            <text:p>0</text:p>
          </table:table-cell>
          <table:table-cell table:formula="of:=[.AA3]+[.AB3]+[.$H$16]" office:value-type="float" office:value="0.24" calcext:value-type="float">
            <text:p>0.24</text:p>
          </table:table-cell>
          <table:table-cell table:formula="of:=[.R3]*[.$H$13]" office:value-type="float" office:value="0.6" calcext:value-type="float">
            <text:p>0.6</text:p>
          </table:table-cell>
          <table:table-cell table:formula="of:=[.AB3]" office:value-type="float" office:value="0" calcext:value-type="float">
            <text:p>0</text:p>
          </table:table-cell>
          <table:table-cell table:formula="of:=[.AD3]+[.AE3]+[.$H$16]" office:value-type="float" office:value="0.6" calcext:value-type="float">
            <text:p>0.6</text:p>
          </table:table-cell>
          <table:table-cell table:formula="of:=[.X3]" office:value-type="float" office:value="3" calcext:value-type="float">
            <text:p>3</text:p>
          </table:table-cell>
          <table:table-cell table:formula="of:=[.Y3]+[.$H$15]*[.K3]" office:value-type="float" office:value="0" calcext:value-type="float">
            <text:p>0</text:p>
          </table:table-cell>
          <table:table-cell table:formula="of:=[.AG3]+[.AH3]+[.$H$16]" office:value-type="float" office:value="3" calcext:value-type="float">
            <text:p>3</text:p>
          </table:table-cell>
          <table:table-cell table:formula="of:=[.R3]" office:value-type="float" office:value="1.2" calcext:value-type="float">
            <text:p>1.2</text:p>
          </table:table-cell>
          <table:table-cell table:formula="of:=[.S3]*[.$H$17]" office:value-type="float" office:value="0" calcext:value-type="float">
            <text:p>0</text:p>
          </table:table-cell>
          <table:table-cell table:formula="of:=[.AJ3]+[.AK3]+[.$H$18]" office:value-type="float" office:value="1.2" calcext:value-type="float">
            <text:p>1.2</text:p>
          </table:table-cell>
          <table:table-cell table:formula="of:=[.O3]" office:value-type="float" office:value="6" calcext:value-type="float">
            <text:p>6</text:p>
          </table:table-cell>
          <table:table-cell table:formula="of:=[.P3]*[.$H$17]" office:value-type="float" office:value="0" calcext:value-type="float">
            <text:p>0</text:p>
          </table:table-cell>
          <table:table-cell table:formula="of:=[.AM3]+[.AN3]+[.$H$18]" office:value-type="float" office:value="6" calcext:value-type="float">
            <text:p>6</text:p>
          </table:table-cell>
          <table:table-cell table:formula="of:=[.U3]" office:value-type="float" office:value="1.2" calcext:value-type="float">
            <text:p>1.2</text:p>
          </table:table-cell>
          <table:table-cell table:formula="of:=[.P3]" office:value-type="float" office:value="0" calcext:value-type="float">
            <text:p>0</text:p>
          </table:table-cell>
          <table:table-cell table:formula="of:=[.AP3]+[.AQ3]"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1-EXP(-[.$B4]/[.$H$1])" office:value-type="float" office:value="0.329679953964361" calcext:value-type="float">
            <text:p>0.329679954</text:p>
          </table:table-cell>
          <table:table-cell table:formula="of:=1-EXP(-[.$B4]/[.$H$2])" office:value-type="float" office:value="0.124826680957053" calcext:value-type="float">
            <text:p>0.124826681</text:p>
          </table:table-cell>
          <table:table-cell table:formula="of:=[.$H$4]*(1-EXP(-[.$B4]/[.$H$3]))" office:value-type="float" office:value="0.117035830817676" calcext:value-type="float">
            <text:p>0.1170358308</text:p>
          </table:table-cell>
          <table:table-cell/>
          <table:table-cell office:value-type="string" calcext:value-type="string">
            <text:p>complexity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formula="of:=[.H$8]*[.$K4]^2 + [.H$9]*[.$K4]" office:value-type="float" office:value="0.005" calcext:value-type="float">
            <text:p>0.005</text:p>
          </table:table-cell>
          <table:table-cell table:formula="of:=[.I$8]*(1-[.$K4])^2 + [.I$9]*(1-[.$K4])" office:value-type="float" office:value="1.805" calcext:value-type="float">
            <text:p>1.805</text:p>
          </table:table-cell>
          <table:table-cell table:formula="of:=[.M4]+[.L4]" office:value-type="float" office:value="1.81" calcext:value-type="float">
            <text:p>1.81</text:p>
          </table:table-cell>
          <table:table-cell table:formula="of:=[.M4]*[.$H$20]" office:value-type="float" office:value="5.415" calcext:value-type="float">
            <text:p>5.415</text:p>
          </table:table-cell>
          <table:table-cell table:formula="of:=[.L4]*[.$H$10]*[.$H$20]" office:value-type="float" office:value="0.003" calcext:value-type="float">
            <text:p>0.003</text:p>
          </table:table-cell>
          <table:table-cell table:formula="of:=[.O4]+[.P4]" office:value-type="float" office:value="5.418" calcext:value-type="float">
            <text:p>5.418</text:p>
          </table:table-cell>
          <table:table-cell table:formula="of:=[.M4]*[.$H$21]" office:value-type="float" office:value="1.083" calcext:value-type="float">
            <text:p>1.083</text:p>
          </table:table-cell>
          <table:table-cell table:formula="of:=[.L4]*[.$H$11]*[.$H$21]" office:value-type="float" office:value="0.015" calcext:value-type="float">
            <text:p>0.015</text:p>
          </table:table-cell>
          <table:table-cell table:formula="of:=[.R4]+[.S4]" office:value-type="float" office:value="1.098" calcext:value-type="float">
            <text:p>1.098</text:p>
          </table:table-cell>
          <table:table-cell table:formula="of:=[.O4]*[.$H$12]" office:value-type="float" office:value="1.083" calcext:value-type="float">
            <text:p>1.083</text:p>
          </table:table-cell>
          <table:table-cell table:formula="of:=[.P4]+[.$H$14]*[.K4]" office:value-type="float" office:value="0.023" calcext:value-type="float">
            <text:p>0.023</text:p>
          </table:table-cell>
          <table:table-cell table:formula="of:=[.U4]+[.V4]+[.$H$16]" office:value-type="float" office:value="1.106" calcext:value-type="float">
            <text:p>1.106</text:p>
          </table:table-cell>
          <table:table-cell table:style-name="ce2" table:formula="of:=[.O4]*[.$H$13]" office:value-type="float" office:value="2.7075" calcext:value-type="float">
            <text:p>2.7075</text:p>
          </table:table-cell>
          <table:table-cell table:formula="of:=[.V4]" office:value-type="float" office:value="0.023" calcext:value-type="float">
            <text:p>0.023</text:p>
          </table:table-cell>
          <table:table-cell table:formula="of:=[.X4]+[.Y4]+[.$H$16]" office:value-type="float" office:value="2.7305" calcext:value-type="float">
            <text:p>2.7305</text:p>
          </table:table-cell>
          <table:table-cell table:formula="of:=[.R4]*[.$H$12]" office:value-type="float" office:value="0.2166" calcext:value-type="float">
            <text:p>0.2166</text:p>
          </table:table-cell>
          <table:table-cell table:style-name="ce2" table:formula="of:=[.S4]+[.$H$14]*[.K4]" office:value-type="float" office:value="0.035" calcext:value-type="float">
            <text:p>0.035</text:p>
          </table:table-cell>
          <table:table-cell table:formula="of:=[.AA4]+[.AB4]+[.$H$16]" office:value-type="float" office:value="0.2516" calcext:value-type="float">
            <text:p>0.2516</text:p>
          </table:table-cell>
          <table:table-cell table:formula="of:=[.R4]*[.$H$13]" office:value-type="float" office:value="0.5415" calcext:value-type="float">
            <text:p>0.5415</text:p>
          </table:table-cell>
          <table:table-cell table:formula="of:=[.AB4]" office:value-type="float" office:value="0.035" calcext:value-type="float">
            <text:p>0.035</text:p>
          </table:table-cell>
          <table:table-cell table:formula="of:=[.AD4]+[.AE4]+[.$H$16]" office:value-type="float" office:value="0.5765" calcext:value-type="float">
            <text:p>0.5765</text:p>
          </table:table-cell>
          <table:table-cell table:formula="of:=[.X4]" office:value-type="float" office:value="2.7075" calcext:value-type="float">
            <text:p>2.7075</text:p>
          </table:table-cell>
          <table:table-cell table:formula="of:=[.Y4]+[.$H$15]*[.K4]" office:value-type="float" office:value="0.043" calcext:value-type="float">
            <text:p>0.043</text:p>
          </table:table-cell>
          <table:table-cell table:formula="of:=[.AG4]+[.AH4]+[.$H$16]" office:value-type="float" office:value="2.7505" calcext:value-type="float">
            <text:p>2.7505</text:p>
          </table:table-cell>
          <table:table-cell table:formula="of:=[.R4]" office:value-type="float" office:value="1.083" calcext:value-type="float">
            <text:p>1.083</text:p>
          </table:table-cell>
          <table:table-cell table:formula="of:=[.S4]*[.$H$17]" office:value-type="float" office:value="0.0075" calcext:value-type="float">
            <text:p>0.0075</text:p>
          </table:table-cell>
          <table:table-cell table:formula="of:=[.AJ4]+[.AK4]+[.$H$18]" office:value-type="float" office:value="1.0905" calcext:value-type="float">
            <text:p>1.0905</text:p>
          </table:table-cell>
          <table:table-cell table:formula="of:=[.O4]" office:value-type="float" office:value="5.415" calcext:value-type="float">
            <text:p>5.415</text:p>
          </table:table-cell>
          <table:table-cell table:formula="of:=[.P4]*[.$H$17]" office:value-type="float" office:value="0.0015" calcext:value-type="float">
            <text:p>0.0015</text:p>
          </table:table-cell>
          <table:table-cell table:formula="of:=[.AM4]+[.AN4]+[.$H$18]" office:value-type="float" office:value="5.4165" calcext:value-type="float">
            <text:p>5.4165</text:p>
          </table:table-cell>
          <table:table-cell table:formula="of:=[.U4]" office:value-type="float" office:value="1.083" calcext:value-type="float">
            <text:p>1.083</text:p>
          </table:table-cell>
          <table:table-cell table:formula="of:=[.P4]" office:value-type="float" office:value="0.003" calcext:value-type="float">
            <text:p>0.003</text:p>
          </table:table-cell>
          <table:table-cell table:formula="of:=[.AP4]+[.AQ4]" office:value-type="float" office:value="1.086" calcext:value-type="float">
            <text:p>1.086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1-EXP(-[.$B5]/[.$H$1])" office:value-type="float" office:value="0.550671035882778" calcext:value-type="float">
            <text:p>0.5506710359</text:p>
          </table:table-cell>
          <table:table-cell table:formula="of:=1-EXP(-[.$B5]/[.$H$2])" office:value-type="float" office:value="0.234071661635351" calcext:value-type="float">
            <text:p>0.2340716616</text:p>
          </table:table-cell>
          <table:table-cell table:formula="of:=[.$H$4]*(1-EXP(-[.$B5]/[.$H$3]))" office:value-type="float" office:value="0.206676890244984" calcext:value-type="float">
            <text:p>0.2066768902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table:formula="of:=[.H$8]*[.$K5]^2 + [.H$9]*[.$K5]" office:value-type="float" office:value="0.02" calcext:value-type="float">
            <text:p>0.02</text:p>
          </table:table-cell>
          <table:table-cell table:formula="of:=[.I$8]*(1-[.$K5])^2 + [.I$9]*(1-[.$K5])" office:value-type="float" office:value="1.62" calcext:value-type="float">
            <text:p>1.62</text:p>
          </table:table-cell>
          <table:table-cell table:formula="of:=[.M5]+[.L5]" office:value-type="float" office:value="1.64" calcext:value-type="float">
            <text:p>1.64</text:p>
          </table:table-cell>
          <table:table-cell table:formula="of:=[.M5]*[.$H$20]" office:value-type="float" office:value="4.86" calcext:value-type="float">
            <text:p>4.86</text:p>
          </table:table-cell>
          <table:table-cell table:formula="of:=[.L5]*[.$H$10]*[.$H$20]" office:value-type="float" office:value="0.012" calcext:value-type="float">
            <text:p>0.012</text:p>
          </table:table-cell>
          <table:table-cell table:formula="of:=[.O5]+[.P5]" office:value-type="float" office:value="4.872" calcext:value-type="float">
            <text:p>4.872</text:p>
          </table:table-cell>
          <table:table-cell table:formula="of:=[.M5]*[.$H$21]" office:value-type="float" office:value="0.972" calcext:value-type="float">
            <text:p>0.972</text:p>
          </table:table-cell>
          <table:table-cell table:formula="of:=[.L5]*[.$H$11]*[.$H$21]" office:value-type="float" office:value="0.06" calcext:value-type="float">
            <text:p>0.06</text:p>
          </table:table-cell>
          <table:table-cell table:formula="of:=[.R5]+[.S5]" office:value-type="float" office:value="1.032" calcext:value-type="float">
            <text:p>1.032</text:p>
          </table:table-cell>
          <table:table-cell table:formula="of:=[.O5]*[.$H$12]" office:value-type="float" office:value="0.972" calcext:value-type="float">
            <text:p>0.972</text:p>
          </table:table-cell>
          <table:table-cell table:formula="of:=[.P5]+[.$H$14]*[.K5]" office:value-type="float" office:value="0.052" calcext:value-type="float">
            <text:p>0.052</text:p>
          </table:table-cell>
          <table:table-cell table:formula="of:=[.U5]+[.V5]+[.$H$16]" office:value-type="float" office:value="1.024" calcext:value-type="float">
            <text:p>1.024</text:p>
          </table:table-cell>
          <table:table-cell table:style-name="ce2" table:formula="of:=[.O5]*[.$H$13]" office:value-type="float" office:value="2.43" calcext:value-type="float">
            <text:p>2.43</text:p>
          </table:table-cell>
          <table:table-cell table:formula="of:=[.V5]" office:value-type="float" office:value="0.052" calcext:value-type="float">
            <text:p>0.052</text:p>
          </table:table-cell>
          <table:table-cell table:formula="of:=[.X5]+[.Y5]+[.$H$16]" office:value-type="float" office:value="2.482" calcext:value-type="float">
            <text:p>2.482</text:p>
          </table:table-cell>
          <table:table-cell table:formula="of:=[.R5]*[.$H$12]" office:value-type="float" office:value="0.1944" calcext:value-type="float">
            <text:p>0.1944</text:p>
          </table:table-cell>
          <table:table-cell table:style-name="ce2" table:formula="of:=[.S5]+[.$H$14]*[.K5]" office:value-type="float" office:value="0.1" calcext:value-type="float">
            <text:p>0.1</text:p>
          </table:table-cell>
          <table:table-cell table:formula="of:=[.AA5]+[.AB5]+[.$H$16]" office:value-type="float" office:value="0.2944" calcext:value-type="float">
            <text:p>0.2944</text:p>
          </table:table-cell>
          <table:table-cell table:formula="of:=[.R5]*[.$H$13]" office:value-type="float" office:value="0.486" calcext:value-type="float">
            <text:p>0.486</text:p>
          </table:table-cell>
          <table:table-cell table:formula="of:=[.AB5]" office:value-type="float" office:value="0.1" calcext:value-type="float">
            <text:p>0.1</text:p>
          </table:table-cell>
          <table:table-cell table:formula="of:=[.AD5]+[.AE5]+[.$H$16]" office:value-type="float" office:value="0.586" calcext:value-type="float">
            <text:p>0.586</text:p>
          </table:table-cell>
          <table:table-cell table:formula="of:=[.X5]" office:value-type="float" office:value="2.43" calcext:value-type="float">
            <text:p>2.43</text:p>
          </table:table-cell>
          <table:table-cell table:formula="of:=[.Y5]+[.$H$15]*[.K5]" office:value-type="float" office:value="0.092" calcext:value-type="float">
            <text:p>0.092</text:p>
          </table:table-cell>
          <table:table-cell table:formula="of:=[.AG5]+[.AH5]+[.$H$16]" office:value-type="float" office:value="2.522" calcext:value-type="float">
            <text:p>2.522</text:p>
          </table:table-cell>
          <table:table-cell table:formula="of:=[.R5]" office:value-type="float" office:value="0.972" calcext:value-type="float">
            <text:p>0.972</text:p>
          </table:table-cell>
          <table:table-cell table:formula="of:=[.S5]*[.$H$17]" office:value-type="float" office:value="0.03" calcext:value-type="float">
            <text:p>0.03</text:p>
          </table:table-cell>
          <table:table-cell table:formula="of:=[.AJ5]+[.AK5]+[.$H$18]" office:value-type="float" office:value="1.002" calcext:value-type="float">
            <text:p>1.002</text:p>
          </table:table-cell>
          <table:table-cell table:formula="of:=[.O5]" office:value-type="float" office:value="4.86" calcext:value-type="float">
            <text:p>4.86</text:p>
          </table:table-cell>
          <table:table-cell table:formula="of:=[.P5]*[.$H$17]" office:value-type="float" office:value="0.006" calcext:value-type="float">
            <text:p>0.006</text:p>
          </table:table-cell>
          <table:table-cell table:formula="of:=[.AM5]+[.AN5]+[.$H$18]" office:value-type="float" office:value="4.866" calcext:value-type="float">
            <text:p>4.866</text:p>
          </table:table-cell>
          <table:table-cell table:formula="of:=[.U5]" office:value-type="float" office:value="0.972" calcext:value-type="float">
            <text:p>0.972</text:p>
          </table:table-cell>
          <table:table-cell table:formula="of:=[.P5]" office:value-type="float" office:value="0.012" calcext:value-type="float">
            <text:p>0.012</text:p>
          </table:table-cell>
          <table:table-cell table:formula="of:=[.AP5]+[.AQ5]" office:value-type="float" office:value="0.984" calcext:value-type="float">
            <text:p>0.984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table:formula="of:=1-EXP(-[.$B6]/[.$H$1])" office:value-type="float" office:value="0.753403036058394" calcext:value-type="float">
            <text:p>0.7534030361</text:p>
          </table:table-cell>
          <table:table-cell table:formula="of:=1-EXP(-[.$B6]/[.$H$2])" office:value-type="float" office:value="0.372910914726944" calcext:value-type="float">
            <text:p>0.3729109147</text:p>
          </table:table-cell>
          <table:table-cell table:formula="of:=[.$H$4]*(1-EXP(-[.$B6]/[.$H$3]))" office:value-type="float" office:value="0.303379639565701" calcext:value-type="float">
            <text:p>0.3033796396</text:p>
          </table:table-cell>
          <table:table-cell table:number-columns-repeated="5"/>
          <table:table-cell office:value-type="float" office:value="0.15" calcext:value-type="float">
            <text:p>0.15</text:p>
          </table:table-cell>
          <table:table-cell table:formula="of:=[.H$8]*[.$K6]^2 + [.H$9]*[.$K6]" office:value-type="float" office:value="0.045" calcext:value-type="float">
            <text:p>0.045</text:p>
          </table:table-cell>
          <table:table-cell table:formula="of:=[.I$8]*(1-[.$K6])^2 + [.I$9]*(1-[.$K6])" office:value-type="float" office:value="1.445" calcext:value-type="float">
            <text:p>1.445</text:p>
          </table:table-cell>
          <table:table-cell table:formula="of:=[.M6]+[.L6]" office:value-type="float" office:value="1.49" calcext:value-type="float">
            <text:p>1.49</text:p>
          </table:table-cell>
          <table:table-cell table:formula="of:=[.M6]*[.$H$20]" office:value-type="float" office:value="4.335" calcext:value-type="float">
            <text:p>4.335</text:p>
          </table:table-cell>
          <table:table-cell table:formula="of:=[.L6]*[.$H$10]*[.$H$20]" office:value-type="float" office:value="0.027" calcext:value-type="float">
            <text:p>0.027</text:p>
          </table:table-cell>
          <table:table-cell table:formula="of:=[.O6]+[.P6]" office:value-type="float" office:value="4.362" calcext:value-type="float">
            <text:p>4.362</text:p>
          </table:table-cell>
          <table:table-cell table:formula="of:=[.M6]*[.$H$21]" office:value-type="float" office:value="0.867" calcext:value-type="float">
            <text:p>0.867</text:p>
          </table:table-cell>
          <table:table-cell table:formula="of:=[.L6]*[.$H$11]*[.$H$21]" office:value-type="float" office:value="0.135" calcext:value-type="float">
            <text:p>0.135</text:p>
          </table:table-cell>
          <table:table-cell table:formula="of:=[.R6]+[.S6]" office:value-type="float" office:value="1.002" calcext:value-type="float">
            <text:p>1.002</text:p>
          </table:table-cell>
          <table:table-cell table:formula="of:=[.O6]*[.$H$12]" office:value-type="float" office:value="0.867" calcext:value-type="float">
            <text:p>0.867</text:p>
          </table:table-cell>
          <table:table-cell table:formula="of:=[.P6]+[.$H$14]*[.K6]" office:value-type="float" office:value="0.087" calcext:value-type="float">
            <text:p>0.087</text:p>
          </table:table-cell>
          <table:table-cell table:formula="of:=[.U6]+[.V6]+[.$H$16]" office:value-type="float" office:value="0.954" calcext:value-type="float">
            <text:p>0.954</text:p>
          </table:table-cell>
          <table:table-cell table:style-name="ce2" table:formula="of:=[.O6]*[.$H$13]" office:value-type="float" office:value="2.1675" calcext:value-type="float">
            <text:p>2.1675</text:p>
          </table:table-cell>
          <table:table-cell table:formula="of:=[.V6]" office:value-type="float" office:value="0.087" calcext:value-type="float">
            <text:p>0.087</text:p>
          </table:table-cell>
          <table:table-cell table:formula="of:=[.X6]+[.Y6]+[.$H$16]" office:value-type="float" office:value="2.2545" calcext:value-type="float">
            <text:p>2.2545</text:p>
          </table:table-cell>
          <table:table-cell table:formula="of:=[.R6]*[.$H$12]" office:value-type="float" office:value="0.1734" calcext:value-type="float">
            <text:p>0.1734</text:p>
          </table:table-cell>
          <table:table-cell table:style-name="ce2" table:formula="of:=[.S6]+[.$H$14]*[.K6]" office:value-type="float" office:value="0.195" calcext:value-type="float">
            <text:p>0.195</text:p>
          </table:table-cell>
          <table:table-cell table:formula="of:=[.AA6]+[.AB6]+[.$H$16]" office:value-type="float" office:value="0.3684" calcext:value-type="float">
            <text:p>0.3684</text:p>
          </table:table-cell>
          <table:table-cell table:formula="of:=[.R6]*[.$H$13]" office:value-type="float" office:value="0.4335" calcext:value-type="float">
            <text:p>0.4335</text:p>
          </table:table-cell>
          <table:table-cell table:formula="of:=[.AB6]" office:value-type="float" office:value="0.195" calcext:value-type="float">
            <text:p>0.195</text:p>
          </table:table-cell>
          <table:table-cell table:formula="of:=[.AD6]+[.AE6]+[.$H$16]" office:value-type="float" office:value="0.6285" calcext:value-type="float">
            <text:p>0.6285</text:p>
          </table:table-cell>
          <table:table-cell table:formula="of:=[.X6]" office:value-type="float" office:value="2.1675" calcext:value-type="float">
            <text:p>2.1675</text:p>
          </table:table-cell>
          <table:table-cell table:formula="of:=[.Y6]+[.$H$15]*[.K6]" office:value-type="float" office:value="0.147" calcext:value-type="float">
            <text:p>0.147</text:p>
          </table:table-cell>
          <table:table-cell table:formula="of:=[.AG6]+[.AH6]+[.$H$16]" office:value-type="float" office:value="2.3145" calcext:value-type="float">
            <text:p>2.3145</text:p>
          </table:table-cell>
          <table:table-cell table:formula="of:=[.R6]" office:value-type="float" office:value="0.867" calcext:value-type="float">
            <text:p>0.867</text:p>
          </table:table-cell>
          <table:table-cell table:formula="of:=[.S6]*[.$H$17]" office:value-type="float" office:value="0.0675" calcext:value-type="float">
            <text:p>0.0675</text:p>
          </table:table-cell>
          <table:table-cell table:formula="of:=[.AJ6]+[.AK6]+[.$H$18]" office:value-type="float" office:value="0.9345" calcext:value-type="float">
            <text:p>0.9345</text:p>
          </table:table-cell>
          <table:table-cell table:formula="of:=[.O6]" office:value-type="float" office:value="4.335" calcext:value-type="float">
            <text:p>4.335</text:p>
          </table:table-cell>
          <table:table-cell table:formula="of:=[.P6]*[.$H$17]" office:value-type="float" office:value="0.0135" calcext:value-type="float">
            <text:p>0.0135</text:p>
          </table:table-cell>
          <table:table-cell table:formula="of:=[.AM6]+[.AN6]+[.$H$18]" office:value-type="float" office:value="4.3485" calcext:value-type="float">
            <text:p>4.3485</text:p>
          </table:table-cell>
          <table:table-cell table:formula="of:=[.U6]" office:value-type="float" office:value="0.867" calcext:value-type="float">
            <text:p>0.867</text:p>
          </table:table-cell>
          <table:table-cell table:formula="of:=[.P6]" office:value-type="float" office:value="0.027" calcext:value-type="float">
            <text:p>0.027</text:p>
          </table:table-cell>
          <table:table-cell table:formula="of:=[.AP6]+[.AQ6]" office:value-type="float" office:value="0.894" calcext:value-type="float">
            <text:p>0.894</text:p>
          </table:table-cell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table:formula="of:=1-EXP(-[.$B7]/[.$H$1])" office:value-type="float" office:value="0.889196841637666" calcext:value-type="float">
            <text:p>0.8891968416</text:p>
          </table:table-cell>
          <table:table-cell table:formula="of:=1-EXP(-[.$B7]/[.$H$2])" office:value-type="float" office:value="0.519694698910201" calcext:value-type="float">
            <text:p>0.5196946989</text:p>
          </table:table-cell>
          <table:table-cell table:formula="of:=[.$H$4]*(1-EXP(-[.$B7]/[.$H$3]))" office:value-type="float" office:value="0.384653408872519" calcext:value-type="float">
            <text:p>0.3846534089</text:p>
          </table:table-cell>
          <table:table-cell/>
          <table:table-cell office:value-type="string" calcext:value-type="string">
            <text:p>Parameters for cost of change curves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table:formula="of:=[.H$8]*[.$K7]^2 + [.H$9]*[.$K7]" office:value-type="float" office:value="0.08" calcext:value-type="float">
            <text:p>0.08</text:p>
          </table:table-cell>
          <table:table-cell table:formula="of:=[.I$8]*(1-[.$K7])^2 + [.I$9]*(1-[.$K7])" office:value-type="float" office:value="1.28" calcext:value-type="float">
            <text:p>1.28</text:p>
          </table:table-cell>
          <table:table-cell table:formula="of:=[.M7]+[.L7]" office:value-type="float" office:value="1.36" calcext:value-type="float">
            <text:p>1.36</text:p>
          </table:table-cell>
          <table:table-cell table:formula="of:=[.M7]*[.$H$20]" office:value-type="float" office:value="3.84" calcext:value-type="float">
            <text:p>3.84</text:p>
          </table:table-cell>
          <table:table-cell table:formula="of:=[.L7]*[.$H$10]*[.$H$20]" office:value-type="float" office:value="0.048" calcext:value-type="float">
            <text:p>0.048</text:p>
          </table:table-cell>
          <table:table-cell table:formula="of:=[.O7]+[.P7]" office:value-type="float" office:value="3.888" calcext:value-type="float">
            <text:p>3.888</text:p>
          </table:table-cell>
          <table:table-cell table:formula="of:=[.M7]*[.$H$21]" office:value-type="float" office:value="0.768" calcext:value-type="float">
            <text:p>0.768</text:p>
          </table:table-cell>
          <table:table-cell table:formula="of:=[.L7]*[.$H$11]*[.$H$21]" office:value-type="float" office:value="0.24" calcext:value-type="float">
            <text:p>0.24</text:p>
          </table:table-cell>
          <table:table-cell table:formula="of:=[.R7]+[.S7]" office:value-type="float" office:value="1.008" calcext:value-type="float">
            <text:p>1.008</text:p>
          </table:table-cell>
          <table:table-cell table:formula="of:=[.O7]*[.$H$12]" office:value-type="float" office:value="0.768" calcext:value-type="float">
            <text:p>0.768</text:p>
          </table:table-cell>
          <table:table-cell table:formula="of:=[.P7]+[.$H$14]*[.K7]" office:value-type="float" office:value="0.128" calcext:value-type="float">
            <text:p>0.128</text:p>
          </table:table-cell>
          <table:table-cell table:formula="of:=[.U7]+[.V7]+[.$H$16]" office:value-type="float" office:value="0.896" calcext:value-type="float">
            <text:p>0.896</text:p>
          </table:table-cell>
          <table:table-cell table:style-name="ce2" table:formula="of:=[.O7]*[.$H$13]" office:value-type="float" office:value="1.92" calcext:value-type="float">
            <text:p>1.92</text:p>
          </table:table-cell>
          <table:table-cell table:formula="of:=[.V7]" office:value-type="float" office:value="0.128" calcext:value-type="float">
            <text:p>0.128</text:p>
          </table:table-cell>
          <table:table-cell table:formula="of:=[.X7]+[.Y7]+[.$H$16]" office:value-type="float" office:value="2.048" calcext:value-type="float">
            <text:p>2.048</text:p>
          </table:table-cell>
          <table:table-cell table:formula="of:=[.R7]*[.$H$12]" office:value-type="float" office:value="0.1536" calcext:value-type="float">
            <text:p>0.1536</text:p>
          </table:table-cell>
          <table:table-cell table:style-name="ce2" table:formula="of:=[.S7]+[.$H$14]*[.K7]" office:value-type="float" office:value="0.32" calcext:value-type="float">
            <text:p>0.32</text:p>
          </table:table-cell>
          <table:table-cell table:formula="of:=[.AA7]+[.AB7]+[.$H$16]" office:value-type="float" office:value="0.4736" calcext:value-type="float">
            <text:p>0.4736</text:p>
          </table:table-cell>
          <table:table-cell table:formula="of:=[.R7]*[.$H$13]" office:value-type="float" office:value="0.384" calcext:value-type="float">
            <text:p>0.384</text:p>
          </table:table-cell>
          <table:table-cell table:formula="of:=[.AB7]" office:value-type="float" office:value="0.32" calcext:value-type="float">
            <text:p>0.32</text:p>
          </table:table-cell>
          <table:table-cell table:formula="of:=[.AD7]+[.AE7]+[.$H$16]" office:value-type="float" office:value="0.704" calcext:value-type="float">
            <text:p>0.704</text:p>
          </table:table-cell>
          <table:table-cell table:formula="of:=[.X7]" office:value-type="float" office:value="1.92" calcext:value-type="float">
            <text:p>1.92</text:p>
          </table:table-cell>
          <table:table-cell table:formula="of:=[.Y7]+[.$H$15]*[.K7]" office:value-type="float" office:value="0.208" calcext:value-type="float">
            <text:p>0.208</text:p>
          </table:table-cell>
          <table:table-cell table:formula="of:=[.AG7]+[.AH7]+[.$H$16]" office:value-type="float" office:value="2.128" calcext:value-type="float">
            <text:p>2.128</text:p>
          </table:table-cell>
          <table:table-cell table:formula="of:=[.R7]" office:value-type="float" office:value="0.768" calcext:value-type="float">
            <text:p>0.768</text:p>
          </table:table-cell>
          <table:table-cell table:formula="of:=[.S7]*[.$H$17]" office:value-type="float" office:value="0.12" calcext:value-type="float">
            <text:p>0.12</text:p>
          </table:table-cell>
          <table:table-cell table:formula="of:=[.AJ7]+[.AK7]+[.$H$18]" office:value-type="float" office:value="0.888" calcext:value-type="float">
            <text:p>0.888</text:p>
          </table:table-cell>
          <table:table-cell table:formula="of:=[.O7]" office:value-type="float" office:value="3.84" calcext:value-type="float">
            <text:p>3.84</text:p>
          </table:table-cell>
          <table:table-cell table:formula="of:=[.P7]*[.$H$17]" office:value-type="float" office:value="0.024" calcext:value-type="float">
            <text:p>0.024</text:p>
          </table:table-cell>
          <table:table-cell table:formula="of:=[.AM7]+[.AN7]+[.$H$18]" office:value-type="float" office:value="3.864" calcext:value-type="float">
            <text:p>3.864</text:p>
          </table:table-cell>
          <table:table-cell table:formula="of:=[.U7]" office:value-type="float" office:value="0.768" calcext:value-type="float">
            <text:p>0.768</text:p>
          </table:table-cell>
          <table:table-cell table:formula="of:=[.P7]" office:value-type="float" office:value="0.048" calcext:value-type="float">
            <text:p>0.048</text:p>
          </table:table-cell>
          <table:table-cell table:formula="of:=[.AP7]+[.AQ7]" office:value-type="float" office:value="0.816" calcext:value-type="float">
            <text:p>0.81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1-EXP(-[.$B8]/[.$H$1])" office:value-type="float" office:value="0.950212931632136" calcext:value-type="float">
            <text:p>0.9502129316</text:p>
          </table:table-cell>
          <table:table-cell table:formula="of:=1-EXP(-[.$B8]/[.$H$2])" office:value-type="float" office:value="0.632120558828558" calcext:value-type="float">
            <text:p>0.6321205588</text:p>
          </table:table-cell>
          <table:table-cell table:formula="of:=[.$H$4]*(1-EXP(-[.$B8]/[.$H$3]))" office:value-type="float" office:value="0.432332358381694" calcext:value-type="float">
            <text:p>0.4323323584</text:p>
          </table:table-cell>
          <table:table-cell/>
          <table:table-cell office:value-type="string" calcext:value-type="string">
            <text:p>A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0.25" calcext:value-type="float">
            <text:p>0.25</text:p>
          </table:table-cell>
          <table:table-cell table:formula="of:=[.H$8]*[.$K8]^2 + [.H$9]*[.$K8]" office:value-type="float" office:value="0.125" calcext:value-type="float">
            <text:p>0.125</text:p>
          </table:table-cell>
          <table:table-cell table:formula="of:=[.I$8]*(1-[.$K8])^2 + [.I$9]*(1-[.$K8])" office:value-type="float" office:value="1.125" calcext:value-type="float">
            <text:p>1.125</text:p>
          </table:table-cell>
          <table:table-cell table:formula="of:=[.M8]+[.L8]" office:value-type="float" office:value="1.25" calcext:value-type="float">
            <text:p>1.25</text:p>
          </table:table-cell>
          <table:table-cell table:formula="of:=[.M8]*[.$H$20]" office:value-type="float" office:value="3.375" calcext:value-type="float">
            <text:p>3.375</text:p>
          </table:table-cell>
          <table:table-cell table:formula="of:=[.L8]*[.$H$10]*[.$H$20]" office:value-type="float" office:value="0.075" calcext:value-type="float">
            <text:p>0.075</text:p>
          </table:table-cell>
          <table:table-cell table:formula="of:=[.O8]+[.P8]" office:value-type="float" office:value="3.45" calcext:value-type="float">
            <text:p>3.45</text:p>
          </table:table-cell>
          <table:table-cell table:formula="of:=[.M8]*[.$H$21]" office:value-type="float" office:value="0.675" calcext:value-type="float">
            <text:p>0.675</text:p>
          </table:table-cell>
          <table:table-cell table:formula="of:=[.L8]*[.$H$11]*[.$H$21]" office:value-type="float" office:value="0.375" calcext:value-type="float">
            <text:p>0.375</text:p>
          </table:table-cell>
          <table:table-cell table:formula="of:=[.R8]+[.S8]" office:value-type="float" office:value="1.05" calcext:value-type="float">
            <text:p>1.05</text:p>
          </table:table-cell>
          <table:table-cell table:formula="of:=[.O8]*[.$H$12]" office:value-type="float" office:value="0.675" calcext:value-type="float">
            <text:p>0.675</text:p>
          </table:table-cell>
          <table:table-cell table:formula="of:=[.P8]+[.$H$14]*[.K8]" office:value-type="float" office:value="0.175" calcext:value-type="float">
            <text:p>0.175</text:p>
          </table:table-cell>
          <table:table-cell table:formula="of:=[.U8]+[.V8]+[.$H$16]" office:value-type="float" office:value="0.85" calcext:value-type="float">
            <text:p>0.85</text:p>
          </table:table-cell>
          <table:table-cell table:style-name="ce2" table:formula="of:=[.O8]*[.$H$13]" office:value-type="float" office:value="1.6875" calcext:value-type="float">
            <text:p>1.6875</text:p>
          </table:table-cell>
          <table:table-cell table:formula="of:=[.V8]" office:value-type="float" office:value="0.175" calcext:value-type="float">
            <text:p>0.175</text:p>
          </table:table-cell>
          <table:table-cell table:formula="of:=[.X8]+[.Y8]+[.$H$16]" office:value-type="float" office:value="1.8625" calcext:value-type="float">
            <text:p>1.8625</text:p>
          </table:table-cell>
          <table:table-cell table:formula="of:=[.R8]*[.$H$12]" office:value-type="float" office:value="0.135" calcext:value-type="float">
            <text:p>0.135</text:p>
          </table:table-cell>
          <table:table-cell table:style-name="ce2" table:formula="of:=[.S8]+[.$H$14]*[.K8]" office:value-type="float" office:value="0.475" calcext:value-type="float">
            <text:p>0.475</text:p>
          </table:table-cell>
          <table:table-cell table:formula="of:=[.AA8]+[.AB8]+[.$H$16]" office:value-type="float" office:value="0.61" calcext:value-type="float">
            <text:p>0.61</text:p>
          </table:table-cell>
          <table:table-cell table:formula="of:=[.R8]*[.$H$13]" office:value-type="float" office:value="0.3375" calcext:value-type="float">
            <text:p>0.3375</text:p>
          </table:table-cell>
          <table:table-cell table:formula="of:=[.AB8]" office:value-type="float" office:value="0.475" calcext:value-type="float">
            <text:p>0.475</text:p>
          </table:table-cell>
          <table:table-cell table:formula="of:=[.AD8]+[.AE8]+[.$H$16]" office:value-type="float" office:value="0.8125" calcext:value-type="float">
            <text:p>0.8125</text:p>
          </table:table-cell>
          <table:table-cell table:formula="of:=[.X8]" office:value-type="float" office:value="1.6875" calcext:value-type="float">
            <text:p>1.6875</text:p>
          </table:table-cell>
          <table:table-cell table:formula="of:=[.Y8]+[.$H$15]*[.K8]" office:value-type="float" office:value="0.275" calcext:value-type="float">
            <text:p>0.275</text:p>
          </table:table-cell>
          <table:table-cell table:formula="of:=[.AG8]+[.AH8]+[.$H$16]" office:value-type="float" office:value="1.9625" calcext:value-type="float">
            <text:p>1.9625</text:p>
          </table:table-cell>
          <table:table-cell table:formula="of:=[.R8]" office:value-type="float" office:value="0.675" calcext:value-type="float">
            <text:p>0.675</text:p>
          </table:table-cell>
          <table:table-cell table:formula="of:=[.S8]*[.$H$17]" office:value-type="float" office:value="0.1875" calcext:value-type="float">
            <text:p>0.1875</text:p>
          </table:table-cell>
          <table:table-cell table:formula="of:=[.AJ8]+[.AK8]+[.$H$18]" office:value-type="float" office:value="0.8625" calcext:value-type="float">
            <text:p>0.8625</text:p>
          </table:table-cell>
          <table:table-cell table:formula="of:=[.O8]" office:value-type="float" office:value="3.375" calcext:value-type="float">
            <text:p>3.375</text:p>
          </table:table-cell>
          <table:table-cell table:formula="of:=[.P8]*[.$H$17]" office:value-type="float" office:value="0.0375" calcext:value-type="float">
            <text:p>0.0375</text:p>
          </table:table-cell>
          <table:table-cell table:formula="of:=[.AM8]+[.AN8]+[.$H$18]" office:value-type="float" office:value="3.4125" calcext:value-type="float">
            <text:p>3.4125</text:p>
          </table:table-cell>
          <table:table-cell table:formula="of:=[.U8]" office:value-type="float" office:value="0.675" calcext:value-type="float">
            <text:p>0.675</text:p>
          </table:table-cell>
          <table:table-cell table:formula="of:=[.P8]" office:value-type="float" office:value="0.075" calcext:value-type="float">
            <text:p>0.075</text:p>
          </table:table-cell>
          <table:table-cell table:formula="of:=[.AP8]+[.AQ8]"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1-EXP(-[.$B9]/[.$H$1])" office:value-type="float" office:value="0.981684361111266" calcext:value-type="float">
            <text:p>0.9816843611</text:p>
          </table:table-cell>
          <table:table-cell table:formula="of:=1-EXP(-[.$B9]/[.$H$2])" office:value-type="float" office:value="0.736402861884273" calcext:value-type="float">
            <text:p>0.7364028619</text:p>
          </table:table-cell>
          <table:table-cell table:formula="of:=[.$H$4]*(1-EXP(-[.$B9]/[.$H$3]))" office:value-type="float" office:value="0.465258274388599" calcext:value-type="float">
            <text:p>0.4652582744</text:p>
          </table:table-cell>
          <table:table-cell/>
          <table:table-cell office:value-type="string" calcext:value-type="string">
            <text:p>B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H$8]*[.$K9]^2 + [.H$9]*[.$K9]" office:value-type="float" office:value="0.18" calcext:value-type="float">
            <text:p>0.18</text:p>
          </table:table-cell>
          <table:table-cell table:formula="of:=[.I$8]*(1-[.$K9])^2 + [.I$9]*(1-[.$K9])" office:value-type="float" office:value="0.98" calcext:value-type="float">
            <text:p>0.98</text:p>
          </table:table-cell>
          <table:table-cell table:formula="of:=[.M9]+[.L9]" office:value-type="float" office:value="1.16" calcext:value-type="float">
            <text:p>1.16</text:p>
          </table:table-cell>
          <table:table-cell table:formula="of:=[.M9]*[.$H$20]" office:value-type="float" office:value="2.94" calcext:value-type="float">
            <text:p>2.94</text:p>
          </table:table-cell>
          <table:table-cell table:formula="of:=[.L9]*[.$H$10]*[.$H$20]" office:value-type="float" office:value="0.108" calcext:value-type="float">
            <text:p>0.108</text:p>
          </table:table-cell>
          <table:table-cell table:formula="of:=[.O9]+[.P9]" office:value-type="float" office:value="3.048" calcext:value-type="float">
            <text:p>3.048</text:p>
          </table:table-cell>
          <table:table-cell table:formula="of:=[.M9]*[.$H$21]" office:value-type="float" office:value="0.588" calcext:value-type="float">
            <text:p>0.588</text:p>
          </table:table-cell>
          <table:table-cell table:formula="of:=[.L9]*[.$H$11]*[.$H$21]" office:value-type="float" office:value="0.54" calcext:value-type="float">
            <text:p>0.54</text:p>
          </table:table-cell>
          <table:table-cell table:formula="of:=[.R9]+[.S9]" office:value-type="float" office:value="1.128" calcext:value-type="float">
            <text:p>1.128</text:p>
          </table:table-cell>
          <table:table-cell table:formula="of:=[.O9]*[.$H$12]" office:value-type="float" office:value="0.588" calcext:value-type="float">
            <text:p>0.588</text:p>
          </table:table-cell>
          <table:table-cell table:formula="of:=[.P9]+[.$H$14]*[.K9]" office:value-type="float" office:value="0.228" calcext:value-type="float">
            <text:p>0.228</text:p>
          </table:table-cell>
          <table:table-cell table:formula="of:=[.U9]+[.V9]+[.$H$16]" office:value-type="float" office:value="0.816" calcext:value-type="float">
            <text:p>0.816</text:p>
          </table:table-cell>
          <table:table-cell table:style-name="ce2" table:formula="of:=[.O9]*[.$H$13]" office:value-type="float" office:value="1.47" calcext:value-type="float">
            <text:p>1.47</text:p>
          </table:table-cell>
          <table:table-cell table:formula="of:=[.V9]" office:value-type="float" office:value="0.228" calcext:value-type="float">
            <text:p>0.228</text:p>
          </table:table-cell>
          <table:table-cell table:formula="of:=[.X9]+[.Y9]+[.$H$16]" office:value-type="float" office:value="1.698" calcext:value-type="float">
            <text:p>1.698</text:p>
          </table:table-cell>
          <table:table-cell table:formula="of:=[.R9]*[.$H$12]" office:value-type="float" office:value="0.1176" calcext:value-type="float">
            <text:p>0.1176</text:p>
          </table:table-cell>
          <table:table-cell table:style-name="ce2" table:formula="of:=[.S9]+[.$H$14]*[.K9]" office:value-type="float" office:value="0.66" calcext:value-type="float">
            <text:p>0.66</text:p>
          </table:table-cell>
          <table:table-cell table:formula="of:=[.AA9]+[.AB9]+[.$H$16]" office:value-type="float" office:value="0.7776" calcext:value-type="float">
            <text:p>0.7776</text:p>
          </table:table-cell>
          <table:table-cell table:formula="of:=[.R9]*[.$H$13]" office:value-type="float" office:value="0.294" calcext:value-type="float">
            <text:p>0.294</text:p>
          </table:table-cell>
          <table:table-cell table:formula="of:=[.AB9]" office:value-type="float" office:value="0.66" calcext:value-type="float">
            <text:p>0.66</text:p>
          </table:table-cell>
          <table:table-cell table:formula="of:=[.AD9]+[.AE9]+[.$H$16]" office:value-type="float" office:value="0.954" calcext:value-type="float">
            <text:p>0.954</text:p>
          </table:table-cell>
          <table:table-cell table:formula="of:=[.X9]" office:value-type="float" office:value="1.47" calcext:value-type="float">
            <text:p>1.47</text:p>
          </table:table-cell>
          <table:table-cell table:formula="of:=[.Y9]+[.$H$15]*[.K9]" office:value-type="float" office:value="0.348" calcext:value-type="float">
            <text:p>0.348</text:p>
          </table:table-cell>
          <table:table-cell table:formula="of:=[.AG9]+[.AH9]+[.$H$16]" office:value-type="float" office:value="1.818" calcext:value-type="float">
            <text:p>1.818</text:p>
          </table:table-cell>
          <table:table-cell table:formula="of:=[.R9]" office:value-type="float" office:value="0.588" calcext:value-type="float">
            <text:p>0.588</text:p>
          </table:table-cell>
          <table:table-cell table:formula="of:=[.S9]*[.$H$17]" office:value-type="float" office:value="0.27" calcext:value-type="float">
            <text:p>0.27</text:p>
          </table:table-cell>
          <table:table-cell table:formula="of:=[.AJ9]+[.AK9]+[.$H$18]" office:value-type="float" office:value="0.858" calcext:value-type="float">
            <text:p>0.858</text:p>
          </table:table-cell>
          <table:table-cell table:formula="of:=[.O9]" office:value-type="float" office:value="2.94" calcext:value-type="float">
            <text:p>2.94</text:p>
          </table:table-cell>
          <table:table-cell table:formula="of:=[.P9]*[.$H$17]" office:value-type="float" office:value="0.054" calcext:value-type="float">
            <text:p>0.054</text:p>
          </table:table-cell>
          <table:table-cell table:formula="of:=[.AM9]+[.AN9]+[.$H$18]" office:value-type="float" office:value="2.994" calcext:value-type="float">
            <text:p>2.994</text:p>
          </table:table-cell>
          <table:table-cell table:formula="of:=[.U9]" office:value-type="float" office:value="0.588" calcext:value-type="float">
            <text:p>0.588</text:p>
          </table:table-cell>
          <table:table-cell table:formula="of:=[.P9]" office:value-type="float" office:value="0.108" calcext:value-type="float">
            <text:p>0.108</text:p>
          </table:table-cell>
          <table:table-cell table:formula="of:=[.AP9]+[.AQ9]" office:value-type="float" office:value="0.696" calcext:value-type="float">
            <text:p>0.69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1-EXP(-[.$B10]/[.$H$1])" office:value-type="float" office:value="0.997521247823334" calcext:value-type="float">
            <text:p>0.9975212478</text:p>
          </table:table-cell>
          <table:table-cell table:formula="of:=1-EXP(-[.$B10]/[.$H$2])" office:value-type="float" office:value="0.864664716763387" calcext:value-type="float">
            <text:p>0.8646647168</text:p>
          </table:table-cell>
          <table:table-cell table:formula="of:=[.$H$4]*(1-EXP(-[.$B10]/[.$H$3]))" office:value-type="float" office:value="0.490842180555633" calcext:value-type="float">
            <text:p>0.4908421806</text:p>
          </table:table-cell>
          <table:table-cell/>
          <table:table-cell office:value-type="string" calcext:value-type="string">
            <text:p>Low cost of iter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table:formula="of:=[.H$8]*[.$K10]^2 + [.H$9]*[.$K10]" office:value-type="float" office:value="0.245" calcext:value-type="float">
            <text:p>0.245</text:p>
          </table:table-cell>
          <table:table-cell table:formula="of:=[.I$8]*(1-[.$K10])^2 + [.I$9]*(1-[.$K10])" office:value-type="float" office:value="0.845" calcext:value-type="float">
            <text:p>0.845</text:p>
          </table:table-cell>
          <table:table-cell table:formula="of:=[.M10]+[.L10]" office:value-type="float" office:value="1.09" calcext:value-type="float">
            <text:p>1.09</text:p>
          </table:table-cell>
          <table:table-cell table:formula="of:=[.M10]*[.$H$20]" office:value-type="float" office:value="2.535" calcext:value-type="float">
            <text:p>2.535</text:p>
          </table:table-cell>
          <table:table-cell table:formula="of:=[.L10]*[.$H$10]*[.$H$20]" office:value-type="float" office:value="0.147" calcext:value-type="float">
            <text:p>0.147</text:p>
          </table:table-cell>
          <table:table-cell table:formula="of:=[.O10]+[.P10]" office:value-type="float" office:value="2.682" calcext:value-type="float">
            <text:p>2.682</text:p>
          </table:table-cell>
          <table:table-cell table:formula="of:=[.M10]*[.$H$21]" office:value-type="float" office:value="0.507" calcext:value-type="float">
            <text:p>0.507</text:p>
          </table:table-cell>
          <table:table-cell table:formula="of:=[.L10]*[.$H$11]*[.$H$21]" office:value-type="float" office:value="0.735" calcext:value-type="float">
            <text:p>0.735</text:p>
          </table:table-cell>
          <table:table-cell table:formula="of:=[.R10]+[.S10]" office:value-type="float" office:value="1.242" calcext:value-type="float">
            <text:p>1.242</text:p>
          </table:table-cell>
          <table:table-cell table:formula="of:=[.O10]*[.$H$12]" office:value-type="float" office:value="0.507" calcext:value-type="float">
            <text:p>0.507</text:p>
          </table:table-cell>
          <table:table-cell table:formula="of:=[.P10]+[.$H$14]*[.K10]" office:value-type="float" office:value="0.287" calcext:value-type="float">
            <text:p>0.287</text:p>
          </table:table-cell>
          <table:table-cell table:formula="of:=[.U10]+[.V10]+[.$H$16]" office:value-type="float" office:value="0.794" calcext:value-type="float">
            <text:p>0.794</text:p>
          </table:table-cell>
          <table:table-cell table:style-name="ce2" table:formula="of:=[.O10]*[.$H$13]" office:value-type="float" office:value="1.2675" calcext:value-type="float">
            <text:p>1.2675</text:p>
          </table:table-cell>
          <table:table-cell table:formula="of:=[.V10]" office:value-type="float" office:value="0.287" calcext:value-type="float">
            <text:p>0.287</text:p>
          </table:table-cell>
          <table:table-cell table:formula="of:=[.X10]+[.Y10]+[.$H$16]" office:value-type="float" office:value="1.5545" calcext:value-type="float">
            <text:p>1.5545</text:p>
          </table:table-cell>
          <table:table-cell table:formula="of:=[.R10]*[.$H$12]" office:value-type="float" office:value="0.1014" calcext:value-type="float">
            <text:p>0.1014</text:p>
          </table:table-cell>
          <table:table-cell table:style-name="ce2" table:formula="of:=[.S10]+[.$H$14]*[.K10]" office:value-type="float" office:value="0.875" calcext:value-type="float">
            <text:p>0.875</text:p>
          </table:table-cell>
          <table:table-cell table:formula="of:=[.AA10]+[.AB10]+[.$H$16]" office:value-type="float" office:value="0.9764" calcext:value-type="float">
            <text:p>0.9764</text:p>
          </table:table-cell>
          <table:table-cell table:formula="of:=[.R10]*[.$H$13]" office:value-type="float" office:value="0.2535" calcext:value-type="float">
            <text:p>0.2535</text:p>
          </table:table-cell>
          <table:table-cell table:formula="of:=[.AB10]" office:value-type="float" office:value="0.875" calcext:value-type="float">
            <text:p>0.875</text:p>
          </table:table-cell>
          <table:table-cell table:formula="of:=[.AD10]+[.AE10]+[.$H$16]" office:value-type="float" office:value="1.1285" calcext:value-type="float">
            <text:p>1.1285</text:p>
          </table:table-cell>
          <table:table-cell table:formula="of:=[.X10]" office:value-type="float" office:value="1.2675" calcext:value-type="float">
            <text:p>1.2675</text:p>
          </table:table-cell>
          <table:table-cell table:formula="of:=[.Y10]+[.$H$15]*[.K10]" office:value-type="float" office:value="0.427" calcext:value-type="float">
            <text:p>0.427</text:p>
          </table:table-cell>
          <table:table-cell table:formula="of:=[.AG10]+[.AH10]+[.$H$16]" office:value-type="float" office:value="1.6945" calcext:value-type="float">
            <text:p>1.6945</text:p>
          </table:table-cell>
          <table:table-cell table:formula="of:=[.R10]" office:value-type="float" office:value="0.507" calcext:value-type="float">
            <text:p>0.507</text:p>
          </table:table-cell>
          <table:table-cell table:formula="of:=[.S10]*[.$H$17]" office:value-type="float" office:value="0.3675" calcext:value-type="float">
            <text:p>0.3675</text:p>
          </table:table-cell>
          <table:table-cell table:formula="of:=[.AJ10]+[.AK10]+[.$H$18]" office:value-type="float" office:value="0.8745" calcext:value-type="float">
            <text:p>0.8745</text:p>
          </table:table-cell>
          <table:table-cell table:formula="of:=[.O10]" office:value-type="float" office:value="2.535" calcext:value-type="float">
            <text:p>2.535</text:p>
          </table:table-cell>
          <table:table-cell table:formula="of:=[.P10]*[.$H$17]" office:value-type="float" office:value="0.0735" calcext:value-type="float">
            <text:p>0.0735</text:p>
          </table:table-cell>
          <table:table-cell table:formula="of:=[.AM10]+[.AN10]+[.$H$18]" office:value-type="float" office:value="2.6085" calcext:value-type="float">
            <text:p>2.6085</text:p>
          </table:table-cell>
          <table:table-cell table:formula="of:=[.U10]" office:value-type="float" office:value="0.507" calcext:value-type="float">
            <text:p>0.507</text:p>
          </table:table-cell>
          <table:table-cell table:formula="of:=[.P10]" office:value-type="float" office:value="0.147" calcext:value-type="float">
            <text:p>0.147</text:p>
          </table:table-cell>
          <table:table-cell table:formula="of:=[.AP10]+[.AQ10]" office:value-type="float" office:value="0.654" calcext:value-type="float">
            <text:p>0.65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1-EXP(-[.$B11]/[.$H$1])" office:value-type="float" office:value="0.999664537372098" calcext:value-type="float">
            <text:p>0.9996645374</text:p>
          </table:table-cell>
          <table:table-cell table:formula="of:=1-EXP(-[.$B11]/[.$H$2])" office:value-type="float" office:value="0.930516548777198" calcext:value-type="float">
            <text:p>0.9305165488</text:p>
          </table:table-cell>
          <table:table-cell table:formula="of:=[.$H$4]*(1-EXP(-[.$B11]/[.$H$3]))" office:value-type="float" office:value="0.497586025003084" calcext:value-type="float">
            <text:p>0.497586025</text:p>
          </table:table-cell>
          <table:table-cell/>
          <table:table-cell office:value-type="string" calcext:value-type="string">
            <text:p>High cost of iter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[.H$8]*[.$K11]^2 + [.H$9]*[.$K11]" office:value-type="float" office:value="0.32" calcext:value-type="float">
            <text:p>0.32</text:p>
          </table:table-cell>
          <table:table-cell table:formula="of:=[.I$8]*(1-[.$K11])^2 + [.I$9]*(1-[.$K11])" office:value-type="float" office:value="0.72" calcext:value-type="float">
            <text:p>0.72</text:p>
          </table:table-cell>
          <table:table-cell table:formula="of:=[.M11]+[.L11]" office:value-type="float" office:value="1.04" calcext:value-type="float">
            <text:p>1.04</text:p>
          </table:table-cell>
          <table:table-cell table:formula="of:=[.M11]*[.$H$20]" office:value-type="float" office:value="2.16" calcext:value-type="float">
            <text:p>2.16</text:p>
          </table:table-cell>
          <table:table-cell table:formula="of:=[.L11]*[.$H$10]*[.$H$20]" office:value-type="float" office:value="0.192" calcext:value-type="float">
            <text:p>0.192</text:p>
          </table:table-cell>
          <table:table-cell table:formula="of:=[.O11]+[.P11]" office:value-type="float" office:value="2.352" calcext:value-type="float">
            <text:p>2.352</text:p>
          </table:table-cell>
          <table:table-cell table:formula="of:=[.M11]*[.$H$21]" office:value-type="float" office:value="0.432" calcext:value-type="float">
            <text:p>0.432</text:p>
          </table:table-cell>
          <table:table-cell table:formula="of:=[.L11]*[.$H$11]*[.$H$21]" office:value-type="float" office:value="0.96" calcext:value-type="float">
            <text:p>0.96</text:p>
          </table:table-cell>
          <table:table-cell table:formula="of:=[.R11]+[.S11]" office:value-type="float" office:value="1.392" calcext:value-type="float">
            <text:p>1.392</text:p>
          </table:table-cell>
          <table:table-cell table:formula="of:=[.O11]*[.$H$12]" office:value-type="float" office:value="0.432" calcext:value-type="float">
            <text:p>0.432</text:p>
          </table:table-cell>
          <table:table-cell table:formula="of:=[.P11]+[.$H$14]*[.K11]" office:value-type="float" office:value="0.352" calcext:value-type="float">
            <text:p>0.352</text:p>
          </table:table-cell>
          <table:table-cell table:formula="of:=[.U11]+[.V11]+[.$H$16]" office:value-type="float" office:value="0.784" calcext:value-type="float">
            <text:p>0.784</text:p>
          </table:table-cell>
          <table:table-cell table:style-name="ce2" table:formula="of:=[.O11]*[.$H$13]" office:value-type="float" office:value="1.08" calcext:value-type="float">
            <text:p>1.08</text:p>
          </table:table-cell>
          <table:table-cell table:formula="of:=[.V11]" office:value-type="float" office:value="0.352" calcext:value-type="float">
            <text:p>0.352</text:p>
          </table:table-cell>
          <table:table-cell table:formula="of:=[.X11]+[.Y11]+[.$H$16]" office:value-type="float" office:value="1.432" calcext:value-type="float">
            <text:p>1.432</text:p>
          </table:table-cell>
          <table:table-cell table:formula="of:=[.R11]*[.$H$12]" office:value-type="float" office:value="0.0864" calcext:value-type="float">
            <text:p>0.0864</text:p>
          </table:table-cell>
          <table:table-cell table:style-name="ce2" table:formula="of:=[.S11]+[.$H$14]*[.K11]" office:value-type="float" office:value="1.12" calcext:value-type="float">
            <text:p>1.12</text:p>
          </table:table-cell>
          <table:table-cell table:formula="of:=[.AA11]+[.AB11]+[.$H$16]" office:value-type="float" office:value="1.2064" calcext:value-type="float">
            <text:p>1.2064</text:p>
          </table:table-cell>
          <table:table-cell table:formula="of:=[.R11]*[.$H$13]" office:value-type="float" office:value="0.216" calcext:value-type="float">
            <text:p>0.216</text:p>
          </table:table-cell>
          <table:table-cell table:formula="of:=[.AB11]" office:value-type="float" office:value="1.12" calcext:value-type="float">
            <text:p>1.12</text:p>
          </table:table-cell>
          <table:table-cell table:formula="of:=[.AD11]+[.AE11]+[.$H$16]" office:value-type="float" office:value="1.336" calcext:value-type="float">
            <text:p>1.336</text:p>
          </table:table-cell>
          <table:table-cell table:formula="of:=[.X11]" office:value-type="float" office:value="1.08" calcext:value-type="float">
            <text:p>1.08</text:p>
          </table:table-cell>
          <table:table-cell table:formula="of:=[.Y11]+[.$H$15]*[.K11]" office:value-type="float" office:value="0.512" calcext:value-type="float">
            <text:p>0.512</text:p>
          </table:table-cell>
          <table:table-cell table:formula="of:=[.AG11]+[.AH11]+[.$H$16]" office:value-type="float" office:value="1.592" calcext:value-type="float">
            <text:p>1.592</text:p>
          </table:table-cell>
          <table:table-cell table:formula="of:=[.R11]" office:value-type="float" office:value="0.432" calcext:value-type="float">
            <text:p>0.432</text:p>
          </table:table-cell>
          <table:table-cell table:formula="of:=[.S11]*[.$H$17]" office:value-type="float" office:value="0.48" calcext:value-type="float">
            <text:p>0.48</text:p>
          </table:table-cell>
          <table:table-cell table:formula="of:=[.AJ11]+[.AK11]+[.$H$18]" office:value-type="float" office:value="0.912" calcext:value-type="float">
            <text:p>0.912</text:p>
          </table:table-cell>
          <table:table-cell table:formula="of:=[.O11]" office:value-type="float" office:value="2.16" calcext:value-type="float">
            <text:p>2.16</text:p>
          </table:table-cell>
          <table:table-cell table:formula="of:=[.P11]*[.$H$17]" office:value-type="float" office:value="0.096" calcext:value-type="float">
            <text:p>0.096</text:p>
          </table:table-cell>
          <table:table-cell table:formula="of:=[.AM11]+[.AN11]+[.$H$18]" office:value-type="float" office:value="2.256" calcext:value-type="float">
            <text:p>2.256</text:p>
          </table:table-cell>
          <table:table-cell table:formula="of:=[.U11]" office:value-type="float" office:value="0.432" calcext:value-type="float">
            <text:p>0.432</text:p>
          </table:table-cell>
          <table:table-cell table:formula="of:=[.P11]" office:value-type="float" office:value="0.192" calcext:value-type="float">
            <text:p>0.192</text:p>
          </table:table-cell>
          <table:table-cell table:formula="of:=[.AP11]+[.AQ11]" office:value-type="float" office:value="0.624" calcext:value-type="float">
            <text:p>0.62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1-EXP(-[.$B12]/[.$H$1])" office:value-type="float" office:value="0.999954600070237" calcext:value-type="float">
            <text:p>0.9999546001</text:p>
          </table:table-cell>
          <table:table-cell table:formula="of:=1-EXP(-[.$B12]/[.$H$2])" office:value-type="float" office:value="0.964326006652748" calcext:value-type="float">
            <text:p>0.9643260067</text:p>
          </table:table-cell>
          <table:table-cell table:formula="of:=[.$H$4]*(1-EXP(-[.$B12]/[.$H$3]))" office:value-type="float" office:value="0.49936368309933" calcext:value-type="float">
            <text:p>0.4993636831</text:p>
          </table:table-cell>
          <table:table-cell/>
          <table:table-cell office:value-type="string" calcext:value-type="string">
            <text:p>Simple planning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45" calcext:value-type="float">
            <text:p>0.45</text:p>
          </table:table-cell>
          <table:table-cell table:formula="of:=[.H$8]*[.$K12]^2 + [.H$9]*[.$K12]" office:value-type="float" office:value="0.405" calcext:value-type="float">
            <text:p>0.405</text:p>
          </table:table-cell>
          <table:table-cell table:formula="of:=[.I$8]*(1-[.$K12])^2 + [.I$9]*(1-[.$K12])" office:value-type="float" office:value="0.605" calcext:value-type="float">
            <text:p>0.605</text:p>
          </table:table-cell>
          <table:table-cell table:formula="of:=[.M12]+[.L12]" office:value-type="float" office:value="1.01" calcext:value-type="float">
            <text:p>1.01</text:p>
          </table:table-cell>
          <table:table-cell table:formula="of:=[.M12]*[.$H$20]" office:value-type="float" office:value="1.815" calcext:value-type="float">
            <text:p>1.815</text:p>
          </table:table-cell>
          <table:table-cell table:formula="of:=[.L12]*[.$H$10]*[.$H$20]" office:value-type="float" office:value="0.243" calcext:value-type="float">
            <text:p>0.243</text:p>
          </table:table-cell>
          <table:table-cell table:formula="of:=[.O12]+[.P12]" office:value-type="float" office:value="2.058" calcext:value-type="float">
            <text:p>2.058</text:p>
          </table:table-cell>
          <table:table-cell table:formula="of:=[.M12]*[.$H$21]" office:value-type="float" office:value="0.363" calcext:value-type="float">
            <text:p>0.363</text:p>
          </table:table-cell>
          <table:table-cell table:formula="of:=[.L12]*[.$H$11]*[.$H$21]" office:value-type="float" office:value="1.215" calcext:value-type="float">
            <text:p>1.215</text:p>
          </table:table-cell>
          <table:table-cell table:formula="of:=[.R12]+[.S12]" office:value-type="float" office:value="1.578" calcext:value-type="float">
            <text:p>1.578</text:p>
          </table:table-cell>
          <table:table-cell table:formula="of:=[.O12]*[.$H$12]" office:value-type="float" office:value="0.363" calcext:value-type="float">
            <text:p>0.363</text:p>
          </table:table-cell>
          <table:table-cell table:formula="of:=[.P12]+[.$H$14]*[.K12]" office:value-type="float" office:value="0.423" calcext:value-type="float">
            <text:p>0.423</text:p>
          </table:table-cell>
          <table:table-cell table:formula="of:=[.U12]+[.V12]+[.$H$16]" office:value-type="float" office:value="0.786" calcext:value-type="float">
            <text:p>0.786</text:p>
          </table:table-cell>
          <table:table-cell table:style-name="ce2" table:formula="of:=[.O12]*[.$H$13]" office:value-type="float" office:value="0.9075" calcext:value-type="float">
            <text:p>0.9075</text:p>
          </table:table-cell>
          <table:table-cell table:formula="of:=[.V12]" office:value-type="float" office:value="0.423" calcext:value-type="float">
            <text:p>0.423</text:p>
          </table:table-cell>
          <table:table-cell table:formula="of:=[.X12]+[.Y12]+[.$H$16]" office:value-type="float" office:value="1.3305" calcext:value-type="float">
            <text:p>1.3305</text:p>
          </table:table-cell>
          <table:table-cell table:formula="of:=[.R12]*[.$H$12]" office:value-type="float" office:value="0.0726" calcext:value-type="float">
            <text:p>0.0726</text:p>
          </table:table-cell>
          <table:table-cell table:style-name="ce2" table:formula="of:=[.S12]+[.$H$14]*[.K12]" office:value-type="float" office:value="1.395" calcext:value-type="float">
            <text:p>1.395</text:p>
          </table:table-cell>
          <table:table-cell table:formula="of:=[.AA12]+[.AB12]+[.$H$16]" office:value-type="float" office:value="1.4676" calcext:value-type="float">
            <text:p>1.4676</text:p>
          </table:table-cell>
          <table:table-cell table:formula="of:=[.R12]*[.$H$13]" office:value-type="float" office:value="0.1815" calcext:value-type="float">
            <text:p>0.1815</text:p>
          </table:table-cell>
          <table:table-cell table:formula="of:=[.AB12]" office:value-type="float" office:value="1.395" calcext:value-type="float">
            <text:p>1.395</text:p>
          </table:table-cell>
          <table:table-cell table:formula="of:=[.AD12]+[.AE12]+[.$H$16]" office:value-type="float" office:value="1.5765" calcext:value-type="float">
            <text:p>1.5765</text:p>
          </table:table-cell>
          <table:table-cell table:formula="of:=[.X12]" office:value-type="float" office:value="0.9075" calcext:value-type="float">
            <text:p>0.9075</text:p>
          </table:table-cell>
          <table:table-cell table:formula="of:=[.Y12]+[.$H$15]*[.K12]" office:value-type="float" office:value="0.603" calcext:value-type="float">
            <text:p>0.603</text:p>
          </table:table-cell>
          <table:table-cell table:formula="of:=[.AG12]+[.AH12]+[.$H$16]" office:value-type="float" office:value="1.5105" calcext:value-type="float">
            <text:p>1.5105</text:p>
          </table:table-cell>
          <table:table-cell table:formula="of:=[.R12]" office:value-type="float" office:value="0.363" calcext:value-type="float">
            <text:p>0.363</text:p>
          </table:table-cell>
          <table:table-cell table:formula="of:=[.S12]*[.$H$17]" office:value-type="float" office:value="0.6075" calcext:value-type="float">
            <text:p>0.6075</text:p>
          </table:table-cell>
          <table:table-cell table:formula="of:=[.AJ12]+[.AK12]+[.$H$18]" office:value-type="float" office:value="0.9705" calcext:value-type="float">
            <text:p>0.9705</text:p>
          </table:table-cell>
          <table:table-cell table:formula="of:=[.O12]" office:value-type="float" office:value="1.815" calcext:value-type="float">
            <text:p>1.815</text:p>
          </table:table-cell>
          <table:table-cell table:formula="of:=[.P12]*[.$H$17]" office:value-type="float" office:value="0.1215" calcext:value-type="float">
            <text:p>0.1215</text:p>
          </table:table-cell>
          <table:table-cell table:formula="of:=[.AM12]+[.AN12]+[.$H$18]" office:value-type="float" office:value="1.9365" calcext:value-type="float">
            <text:p>1.9365</text:p>
          </table:table-cell>
          <table:table-cell table:formula="of:=[.U12]" office:value-type="float" office:value="0.363" calcext:value-type="float">
            <text:p>0.363</text:p>
          </table:table-cell>
          <table:table-cell table:formula="of:=[.P12]" office:value-type="float" office:value="0.243" calcext:value-type="float">
            <text:p>0.243</text:p>
          </table:table-cell>
          <table:table-cell table:formula="of:=[.AP12]+[.AQ12]" office:value-type="float" office:value="0.606" calcext:value-type="float">
            <text:p>0.60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mplex planning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formula="of:=[.H$8]*[.$K13]^2 + [.H$9]*[.$K13]" office:value-type="float" office:value="0.5" calcext:value-type="float">
            <text:p>0.5</text:p>
          </table:table-cell>
          <table:table-cell table:formula="of:=[.I$8]*(1-[.$K13])^2 + [.I$9]*(1-[.$K13])" office:value-type="float" office:value="0.5" calcext:value-type="float">
            <text:p>0.5</text:p>
          </table:table-cell>
          <table:table-cell table:formula="of:=[.M13]+[.L13]" office:value-type="float" office:value="1" calcext:value-type="float">
            <text:p>1</text:p>
          </table:table-cell>
          <table:table-cell table:formula="of:=[.M13]*[.$H$20]" office:value-type="float" office:value="1.5" calcext:value-type="float">
            <text:p>1.5</text:p>
          </table:table-cell>
          <table:table-cell table:formula="of:=[.L13]*[.$H$10]*[.$H$20]" office:value-type="float" office:value="0.3" calcext:value-type="float">
            <text:p>0.3</text:p>
          </table:table-cell>
          <table:table-cell table:formula="of:=[.O13]+[.P13]" office:value-type="float" office:value="1.8" calcext:value-type="float">
            <text:p>1.8</text:p>
          </table:table-cell>
          <table:table-cell table:formula="of:=[.M13]*[.$H$21]" office:value-type="float" office:value="0.3" calcext:value-type="float">
            <text:p>0.3</text:p>
          </table:table-cell>
          <table:table-cell table:formula="of:=[.L13]*[.$H$11]*[.$H$21]" office:value-type="float" office:value="1.5" calcext:value-type="float">
            <text:p>1.5</text:p>
          </table:table-cell>
          <table:table-cell table:formula="of:=[.R13]+[.S13]" office:value-type="float" office:value="1.8" calcext:value-type="float">
            <text:p>1.8</text:p>
          </table:table-cell>
          <table:table-cell table:formula="of:=[.O13]*[.$H$12]" office:value-type="float" office:value="0.3" calcext:value-type="float">
            <text:p>0.3</text:p>
          </table:table-cell>
          <table:table-cell table:formula="of:=[.P13]+[.$H$14]*[.K13]" office:value-type="float" office:value="0.5" calcext:value-type="float">
            <text:p>0.5</text:p>
          </table:table-cell>
          <table:table-cell table:formula="of:=[.U13]+[.V13]+[.$H$16]" office:value-type="float" office:value="0.8" calcext:value-type="float">
            <text:p>0.8</text:p>
          </table:table-cell>
          <table:table-cell table:style-name="ce2" table:formula="of:=[.O13]*[.$H$13]" office:value-type="float" office:value="0.75" calcext:value-type="float">
            <text:p>0.75</text:p>
          </table:table-cell>
          <table:table-cell table:formula="of:=[.V13]" office:value-type="float" office:value="0.5" calcext:value-type="float">
            <text:p>0.5</text:p>
          </table:table-cell>
          <table:table-cell table:formula="of:=[.X13]+[.Y13]+[.$H$16]" office:value-type="float" office:value="1.25" calcext:value-type="float">
            <text:p>1.25</text:p>
          </table:table-cell>
          <table:table-cell table:formula="of:=[.R13]*[.$H$12]" office:value-type="float" office:value="0.06" calcext:value-type="float">
            <text:p>0.06</text:p>
          </table:table-cell>
          <table:table-cell table:style-name="ce2" table:formula="of:=[.S13]+[.$H$14]*[.K13]" office:value-type="float" office:value="1.7" calcext:value-type="float">
            <text:p>1.7</text:p>
          </table:table-cell>
          <table:table-cell table:formula="of:=[.AA13]+[.AB13]+[.$H$16]" office:value-type="float" office:value="1.76" calcext:value-type="float">
            <text:p>1.76</text:p>
          </table:table-cell>
          <table:table-cell table:formula="of:=[.R13]*[.$H$13]" office:value-type="float" office:value="0.15" calcext:value-type="float">
            <text:p>0.15</text:p>
          </table:table-cell>
          <table:table-cell table:formula="of:=[.AB13]" office:value-type="float" office:value="1.7" calcext:value-type="float">
            <text:p>1.7</text:p>
          </table:table-cell>
          <table:table-cell table:formula="of:=[.AD13]+[.AE13]+[.$H$16]" office:value-type="float" office:value="1.85" calcext:value-type="float">
            <text:p>1.85</text:p>
          </table:table-cell>
          <table:table-cell table:formula="of:=[.X13]" office:value-type="float" office:value="0.75" calcext:value-type="float">
            <text:p>0.75</text:p>
          </table:table-cell>
          <table:table-cell table:formula="of:=[.Y13]+[.$H$15]*[.K13]" office:value-type="float" office:value="0.7" calcext:value-type="float">
            <text:p>0.7</text:p>
          </table:table-cell>
          <table:table-cell table:formula="of:=[.AG13]+[.AH13]+[.$H$16]" office:value-type="float" office:value="1.45" calcext:value-type="float">
            <text:p>1.45</text:p>
          </table:table-cell>
          <table:table-cell table:formula="of:=[.R13]" office:value-type="float" office:value="0.3" calcext:value-type="float">
            <text:p>0.3</text:p>
          </table:table-cell>
          <table:table-cell table:formula="of:=[.S13]*[.$H$17]" office:value-type="float" office:value="0.75" calcext:value-type="float">
            <text:p>0.75</text:p>
          </table:table-cell>
          <table:table-cell table:formula="of:=[.AJ13]+[.AK13]+[.$H$18]" office:value-type="float" office:value="1.05" calcext:value-type="float">
            <text:p>1.05</text:p>
          </table:table-cell>
          <table:table-cell table:formula="of:=[.O13]" office:value-type="float" office:value="1.5" calcext:value-type="float">
            <text:p>1.5</text:p>
          </table:table-cell>
          <table:table-cell table:formula="of:=[.P13]*[.$H$17]" office:value-type="float" office:value="0.15" calcext:value-type="float">
            <text:p>0.15</text:p>
          </table:table-cell>
          <table:table-cell table:formula="of:=[.AM13]+[.AN13]+[.$H$18]" office:value-type="float" office:value="1.65" calcext:value-type="float">
            <text:p>1.65</text:p>
          </table:table-cell>
          <table:table-cell table:formula="of:=[.U13]" office:value-type="float" office:value="0.3" calcext:value-type="float">
            <text:p>0.3</text:p>
          </table:table-cell>
          <table:table-cell table:formula="of:=[.P13]" office:value-type="float" office:value="0.3" calcext:value-type="float">
            <text:p>0.3</text:p>
          </table:table-cell>
          <table:table-cell table:formula="of:=[.AP13]+[.AQ13]" office:value-type="float" office:value="0.6" calcext:value-type="float">
            <text:p>0.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nning cost delta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55" calcext:value-type="float">
            <text:p>0.55</text:p>
          </table:table-cell>
          <table:table-cell table:formula="of:=[.H$8]*[.$K14]^2 + [.H$9]*[.$K14]" office:value-type="float" office:value="0.605" calcext:value-type="float">
            <text:p>0.605</text:p>
          </table:table-cell>
          <table:table-cell table:formula="of:=[.I$8]*(1-[.$K14])^2 + [.I$9]*(1-[.$K14])" office:value-type="float" office:value="0.405" calcext:value-type="float">
            <text:p>0.405</text:p>
          </table:table-cell>
          <table:table-cell table:formula="of:=[.M14]+[.L14]" office:value-type="float" office:value="1.01" calcext:value-type="float">
            <text:p>1.01</text:p>
          </table:table-cell>
          <table:table-cell table:formula="of:=[.M14]*[.$H$20]" office:value-type="float" office:value="1.215" calcext:value-type="float">
            <text:p>1.215</text:p>
          </table:table-cell>
          <table:table-cell table:formula="of:=[.L14]*[.$H$10]*[.$H$20]" office:value-type="float" office:value="0.363" calcext:value-type="float">
            <text:p>0.363</text:p>
          </table:table-cell>
          <table:table-cell table:formula="of:=[.O14]+[.P14]" office:value-type="float" office:value="1.578" calcext:value-type="float">
            <text:p>1.578</text:p>
          </table:table-cell>
          <table:table-cell table:formula="of:=[.M14]*[.$H$21]" office:value-type="float" office:value="0.243" calcext:value-type="float">
            <text:p>0.243</text:p>
          </table:table-cell>
          <table:table-cell table:formula="of:=[.L14]*[.$H$11]*[.$H$21]" office:value-type="float" office:value="1.815" calcext:value-type="float">
            <text:p>1.815</text:p>
          </table:table-cell>
          <table:table-cell table:formula="of:=[.R14]+[.S14]" office:value-type="float" office:value="2.058" calcext:value-type="float">
            <text:p>2.058</text:p>
          </table:table-cell>
          <table:table-cell table:formula="of:=[.O14]*[.$H$12]" office:value-type="float" office:value="0.243" calcext:value-type="float">
            <text:p>0.243</text:p>
          </table:table-cell>
          <table:table-cell table:formula="of:=[.P14]+[.$H$14]*[.K14]" office:value-type="float" office:value="0.583" calcext:value-type="float">
            <text:p>0.583</text:p>
          </table:table-cell>
          <table:table-cell table:formula="of:=[.U14]+[.V14]+[.$H$16]" office:value-type="float" office:value="0.826" calcext:value-type="float">
            <text:p>0.826</text:p>
          </table:table-cell>
          <table:table-cell table:style-name="ce2" table:formula="of:=[.O14]*[.$H$13]" office:value-type="float" office:value="0.6075" calcext:value-type="float">
            <text:p>0.6075</text:p>
          </table:table-cell>
          <table:table-cell table:formula="of:=[.V14]" office:value-type="float" office:value="0.583" calcext:value-type="float">
            <text:p>0.583</text:p>
          </table:table-cell>
          <table:table-cell table:formula="of:=[.X14]+[.Y14]+[.$H$16]" office:value-type="float" office:value="1.1905" calcext:value-type="float">
            <text:p>1.1905</text:p>
          </table:table-cell>
          <table:table-cell table:formula="of:=[.R14]*[.$H$12]" office:value-type="float" office:value="0.0486" calcext:value-type="float">
            <text:p>0.0486</text:p>
          </table:table-cell>
          <table:table-cell table:style-name="ce2" table:formula="of:=[.S14]+[.$H$14]*[.K14]" office:value-type="float" office:value="2.035" calcext:value-type="float">
            <text:p>2.035</text:p>
          </table:table-cell>
          <table:table-cell table:formula="of:=[.AA14]+[.AB14]+[.$H$16]" office:value-type="float" office:value="2.0836" calcext:value-type="float">
            <text:p>2.0836</text:p>
          </table:table-cell>
          <table:table-cell table:formula="of:=[.R14]*[.$H$13]" office:value-type="float" office:value="0.1215" calcext:value-type="float">
            <text:p>0.1215</text:p>
          </table:table-cell>
          <table:table-cell table:formula="of:=[.AB14]" office:value-type="float" office:value="2.035" calcext:value-type="float">
            <text:p>2.035</text:p>
          </table:table-cell>
          <table:table-cell table:formula="of:=[.AD14]+[.AE14]+[.$H$16]" office:value-type="float" office:value="2.1565" calcext:value-type="float">
            <text:p>2.1565</text:p>
          </table:table-cell>
          <table:table-cell table:formula="of:=[.X14]" office:value-type="float" office:value="0.6075" calcext:value-type="float">
            <text:p>0.6075</text:p>
          </table:table-cell>
          <table:table-cell table:formula="of:=[.Y14]+[.$H$15]*[.K14]" office:value-type="float" office:value="0.803" calcext:value-type="float">
            <text:p>0.803</text:p>
          </table:table-cell>
          <table:table-cell table:formula="of:=[.AG14]+[.AH14]+[.$H$16]" office:value-type="float" office:value="1.4105" calcext:value-type="float">
            <text:p>1.4105</text:p>
          </table:table-cell>
          <table:table-cell table:formula="of:=[.R14]" office:value-type="float" office:value="0.243" calcext:value-type="float">
            <text:p>0.243</text:p>
          </table:table-cell>
          <table:table-cell table:formula="of:=[.S14]*[.$H$17]" office:value-type="float" office:value="0.9075" calcext:value-type="float">
            <text:p>0.9075</text:p>
          </table:table-cell>
          <table:table-cell table:formula="of:=[.AJ14]+[.AK14]+[.$H$18]" office:value-type="float" office:value="1.1505" calcext:value-type="float">
            <text:p>1.1505</text:p>
          </table:table-cell>
          <table:table-cell table:formula="of:=[.O14]" office:value-type="float" office:value="1.215" calcext:value-type="float">
            <text:p>1.215</text:p>
          </table:table-cell>
          <table:table-cell table:formula="of:=[.P14]*[.$H$17]" office:value-type="float" office:value="0.1815" calcext:value-type="float">
            <text:p>0.1815</text:p>
          </table:table-cell>
          <table:table-cell table:formula="of:=[.AM14]+[.AN14]+[.$H$18]" office:value-type="float" office:value="1.3965" calcext:value-type="float">
            <text:p>1.3965</text:p>
          </table:table-cell>
          <table:table-cell table:formula="of:=[.U14]" office:value-type="float" office:value="0.243" calcext:value-type="float">
            <text:p>0.243</text:p>
          </table:table-cell>
          <table:table-cell table:formula="of:=[.P14]" office:value-type="float" office:value="0.363" calcext:value-type="float">
            <text:p>0.363</text:p>
          </table:table-cell>
          <table:table-cell table:formula="of:=[.AP14]+[.AQ14]" office:value-type="float" office:value="0.606" calcext:value-type="float">
            <text:p>0.60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overnance cost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formula="of:=[.H$8]*[.$K15]^2 + [.H$9]*[.$K15]" office:value-type="float" office:value="0.72" calcext:value-type="float">
            <text:p>0.72</text:p>
          </table:table-cell>
          <table:table-cell table:formula="of:=[.I$8]*(1-[.$K15])^2 + [.I$9]*(1-[.$K15])" office:value-type="float" office:value="0.32" calcext:value-type="float">
            <text:p>0.32</text:p>
          </table:table-cell>
          <table:table-cell table:formula="of:=[.M15]+[.L15]" office:value-type="float" office:value="1.04" calcext:value-type="float">
            <text:p>1.04</text:p>
          </table:table-cell>
          <table:table-cell table:formula="of:=[.M15]*[.$H$20]" office:value-type="float" office:value="0.959999999999999" calcext:value-type="float">
            <text:p>0.96</text:p>
          </table:table-cell>
          <table:table-cell table:formula="of:=[.L15]*[.$H$10]*[.$H$20]" office:value-type="float" office:value="0.432" calcext:value-type="float">
            <text:p>0.432</text:p>
          </table:table-cell>
          <table:table-cell table:formula="of:=[.O15]+[.P15]" office:value-type="float" office:value="1.392" calcext:value-type="float">
            <text:p>1.392</text:p>
          </table:table-cell>
          <table:table-cell table:formula="of:=[.M15]*[.$H$21]" office:value-type="float" office:value="0.192" calcext:value-type="float">
            <text:p>0.192</text:p>
          </table:table-cell>
          <table:table-cell table:formula="of:=[.L15]*[.$H$11]*[.$H$21]" office:value-type="float" office:value="2.16" calcext:value-type="float">
            <text:p>2.16</text:p>
          </table:table-cell>
          <table:table-cell table:formula="of:=[.R15]+[.S15]" office:value-type="float" office:value="2.352" calcext:value-type="float">
            <text:p>2.352</text:p>
          </table:table-cell>
          <table:table-cell table:formula="of:=[.O15]*[.$H$12]" office:value-type="float" office:value="0.192" calcext:value-type="float">
            <text:p>0.192</text:p>
          </table:table-cell>
          <table:table-cell table:formula="of:=[.P15]+[.$H$14]*[.K15]" office:value-type="float" office:value="0.672" calcext:value-type="float">
            <text:p>0.672</text:p>
          </table:table-cell>
          <table:table-cell table:formula="of:=[.U15]+[.V15]+[.$H$16]" office:value-type="float" office:value="0.864" calcext:value-type="float">
            <text:p>0.864</text:p>
          </table:table-cell>
          <table:table-cell table:style-name="ce2" table:formula="of:=[.O15]*[.$H$13]" office:value-type="float" office:value="0.48" calcext:value-type="float">
            <text:p>0.48</text:p>
          </table:table-cell>
          <table:table-cell table:formula="of:=[.V15]" office:value-type="float" office:value="0.672" calcext:value-type="float">
            <text:p>0.672</text:p>
          </table:table-cell>
          <table:table-cell table:formula="of:=[.X15]+[.Y15]+[.$H$16]" office:value-type="float" office:value="1.152" calcext:value-type="float">
            <text:p>1.152</text:p>
          </table:table-cell>
          <table:table-cell table:formula="of:=[.R15]*[.$H$12]" office:value-type="float" office:value="0.0384" calcext:value-type="float">
            <text:p>0.0384</text:p>
          </table:table-cell>
          <table:table-cell table:style-name="ce2" table:formula="of:=[.S15]+[.$H$14]*[.K15]" office:value-type="float" office:value="2.4" calcext:value-type="float">
            <text:p>2.4</text:p>
          </table:table-cell>
          <table:table-cell table:formula="of:=[.AA15]+[.AB15]+[.$H$16]" office:value-type="float" office:value="2.4384" calcext:value-type="float">
            <text:p>2.4384</text:p>
          </table:table-cell>
          <table:table-cell table:formula="of:=[.R15]*[.$H$13]" office:value-type="float" office:value="0.096" calcext:value-type="float">
            <text:p>0.096</text:p>
          </table:table-cell>
          <table:table-cell table:formula="of:=[.AB15]" office:value-type="float" office:value="2.4" calcext:value-type="float">
            <text:p>2.4</text:p>
          </table:table-cell>
          <table:table-cell table:formula="of:=[.AD15]+[.AE15]+[.$H$16]" office:value-type="float" office:value="2.496" calcext:value-type="float">
            <text:p>2.496</text:p>
          </table:table-cell>
          <table:table-cell table:formula="of:=[.X15]" office:value-type="float" office:value="0.48" calcext:value-type="float">
            <text:p>0.48</text:p>
          </table:table-cell>
          <table:table-cell table:formula="of:=[.Y15]+[.$H$15]*[.K15]" office:value-type="float" office:value="0.912" calcext:value-type="float">
            <text:p>0.912</text:p>
          </table:table-cell>
          <table:table-cell table:formula="of:=[.AG15]+[.AH15]+[.$H$16]" office:value-type="float" office:value="1.392" calcext:value-type="float">
            <text:p>1.392</text:p>
          </table:table-cell>
          <table:table-cell table:formula="of:=[.R15]" office:value-type="float" office:value="0.192" calcext:value-type="float">
            <text:p>0.192</text:p>
          </table:table-cell>
          <table:table-cell table:formula="of:=[.S15]*[.$H$17]" office:value-type="float" office:value="1.08" calcext:value-type="float">
            <text:p>1.08</text:p>
          </table:table-cell>
          <table:table-cell table:formula="of:=[.AJ15]+[.AK15]+[.$H$18]" office:value-type="float" office:value="1.272" calcext:value-type="float">
            <text:p>1.272</text:p>
          </table:table-cell>
          <table:table-cell table:formula="of:=[.O15]" office:value-type="float" office:value="0.959999999999999" calcext:value-type="float">
            <text:p>0.96</text:p>
          </table:table-cell>
          <table:table-cell table:formula="of:=[.P15]*[.$H$17]" office:value-type="float" office:value="0.216" calcext:value-type="float">
            <text:p>0.216</text:p>
          </table:table-cell>
          <table:table-cell table:formula="of:=[.AM15]+[.AN15]+[.$H$18]" office:value-type="float" office:value="1.176" calcext:value-type="float">
            <text:p>1.176</text:p>
          </table:table-cell>
          <table:table-cell table:formula="of:=[.U15]" office:value-type="float" office:value="0.192" calcext:value-type="float">
            <text:p>0.192</text:p>
          </table:table-cell>
          <table:table-cell table:formula="of:=[.P15]" office:value-type="float" office:value="0.432" calcext:value-type="float">
            <text:p>0.432</text:p>
          </table:table-cell>
          <table:table-cell table:formula="of:=[.AP15]+[.AQ15]" office:value-type="float" office:value="0.624" calcext:value-type="float">
            <text:p>0.62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nning effor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65" calcext:value-type="float">
            <text:p>0.65</text:p>
          </table:table-cell>
          <table:table-cell table:formula="of:=[.H$8]*[.$K16]^2 + [.H$9]*[.$K16]" office:value-type="float" office:value="0.845" calcext:value-type="float">
            <text:p>0.845</text:p>
          </table:table-cell>
          <table:table-cell table:formula="of:=[.I$8]*(1-[.$K16])^2 + [.I$9]*(1-[.$K16])" office:value-type="float" office:value="0.245" calcext:value-type="float">
            <text:p>0.245</text:p>
          </table:table-cell>
          <table:table-cell table:formula="of:=[.M16]+[.L16]" office:value-type="float" office:value="1.09" calcext:value-type="float">
            <text:p>1.09</text:p>
          </table:table-cell>
          <table:table-cell table:formula="of:=[.M16]*[.$H$20]" office:value-type="float" office:value="0.735" calcext:value-type="float">
            <text:p>0.735</text:p>
          </table:table-cell>
          <table:table-cell table:formula="of:=[.L16]*[.$H$10]*[.$H$20]" office:value-type="float" office:value="0.507" calcext:value-type="float">
            <text:p>0.507</text:p>
          </table:table-cell>
          <table:table-cell table:formula="of:=[.O16]+[.P16]" office:value-type="float" office:value="1.242" calcext:value-type="float">
            <text:p>1.242</text:p>
          </table:table-cell>
          <table:table-cell table:formula="of:=[.M16]*[.$H$21]" office:value-type="float" office:value="0.147" calcext:value-type="float">
            <text:p>0.147</text:p>
          </table:table-cell>
          <table:table-cell table:formula="of:=[.L16]*[.$H$11]*[.$H$21]" office:value-type="float" office:value="2.535" calcext:value-type="float">
            <text:p>2.535</text:p>
          </table:table-cell>
          <table:table-cell table:formula="of:=[.R16]+[.S16]" office:value-type="float" office:value="2.682" calcext:value-type="float">
            <text:p>2.682</text:p>
          </table:table-cell>
          <table:table-cell table:formula="of:=[.O16]*[.$H$12]" office:value-type="float" office:value="0.147" calcext:value-type="float">
            <text:p>0.147</text:p>
          </table:table-cell>
          <table:table-cell table:formula="of:=[.P16]+[.$H$14]*[.K16]" office:value-type="float" office:value="0.767" calcext:value-type="float">
            <text:p>0.767</text:p>
          </table:table-cell>
          <table:table-cell table:formula="of:=[.U16]+[.V16]+[.$H$16]" office:value-type="float" office:value="0.914" calcext:value-type="float">
            <text:p>0.914</text:p>
          </table:table-cell>
          <table:table-cell table:style-name="ce2" table:formula="of:=[.O16]*[.$H$13]" office:value-type="float" office:value="0.3675" calcext:value-type="float">
            <text:p>0.3675</text:p>
          </table:table-cell>
          <table:table-cell table:formula="of:=[.V16]" office:value-type="float" office:value="0.767" calcext:value-type="float">
            <text:p>0.767</text:p>
          </table:table-cell>
          <table:table-cell table:formula="of:=[.X16]+[.Y16]+[.$H$16]" office:value-type="float" office:value="1.1345" calcext:value-type="float">
            <text:p>1.1345</text:p>
          </table:table-cell>
          <table:table-cell table:formula="of:=[.R16]*[.$H$12]" office:value-type="float" office:value="0.0294" calcext:value-type="float">
            <text:p>0.0294</text:p>
          </table:table-cell>
          <table:table-cell table:style-name="ce2" table:formula="of:=[.S16]+[.$H$14]*[.K16]" office:value-type="float" office:value="2.795" calcext:value-type="float">
            <text:p>2.795</text:p>
          </table:table-cell>
          <table:table-cell table:formula="of:=[.AA16]+[.AB16]+[.$H$16]" office:value-type="float" office:value="2.8244" calcext:value-type="float">
            <text:p>2.8244</text:p>
          </table:table-cell>
          <table:table-cell table:formula="of:=[.R16]*[.$H$13]" office:value-type="float" office:value="0.0735" calcext:value-type="float">
            <text:p>0.0735</text:p>
          </table:table-cell>
          <table:table-cell table:formula="of:=[.AB16]" office:value-type="float" office:value="2.795" calcext:value-type="float">
            <text:p>2.795</text:p>
          </table:table-cell>
          <table:table-cell table:formula="of:=[.AD16]+[.AE16]+[.$H$16]" office:value-type="float" office:value="2.8685" calcext:value-type="float">
            <text:p>2.8685</text:p>
          </table:table-cell>
          <table:table-cell table:formula="of:=[.X16]" office:value-type="float" office:value="0.3675" calcext:value-type="float">
            <text:p>0.3675</text:p>
          </table:table-cell>
          <table:table-cell table:formula="of:=[.Y16]+[.$H$15]*[.K16]" office:value-type="float" office:value="1.027" calcext:value-type="float">
            <text:p>1.027</text:p>
          </table:table-cell>
          <table:table-cell table:formula="of:=[.AG16]+[.AH16]+[.$H$16]" office:value-type="float" office:value="1.3945" calcext:value-type="float">
            <text:p>1.3945</text:p>
          </table:table-cell>
          <table:table-cell table:formula="of:=[.R16]" office:value-type="float" office:value="0.147" calcext:value-type="float">
            <text:p>0.147</text:p>
          </table:table-cell>
          <table:table-cell table:formula="of:=[.S16]*[.$H$17]" office:value-type="float" office:value="1.2675" calcext:value-type="float">
            <text:p>1.2675</text:p>
          </table:table-cell>
          <table:table-cell table:formula="of:=[.AJ16]+[.AK16]+[.$H$18]" office:value-type="float" office:value="1.4145" calcext:value-type="float">
            <text:p>1.4145</text:p>
          </table:table-cell>
          <table:table-cell table:formula="of:=[.O16]" office:value-type="float" office:value="0.735" calcext:value-type="float">
            <text:p>0.735</text:p>
          </table:table-cell>
          <table:table-cell table:formula="of:=[.P16]*[.$H$17]" office:value-type="float" office:value="0.2535" calcext:value-type="float">
            <text:p>0.2535</text:p>
          </table:table-cell>
          <table:table-cell table:formula="of:=[.AM16]+[.AN16]+[.$H$18]" office:value-type="float" office:value="0.9885" calcext:value-type="float">
            <text:p>0.9885</text:p>
          </table:table-cell>
          <table:table-cell table:formula="of:=[.U16]" office:value-type="float" office:value="0.147" calcext:value-type="float">
            <text:p>0.147</text:p>
          </table:table-cell>
          <table:table-cell table:formula="of:=[.P16]" office:value-type="float" office:value="0.507" calcext:value-type="float">
            <text:p>0.507</text:p>
          </table:table-cell>
          <table:table-cell table:formula="of:=[.AP16]+[.AQ16]" office:value-type="float" office:value="0.654" calcext:value-type="float">
            <text:p>0.65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duced cost of iteration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formula="of:=[.H$8]*[.$K17]^2 + [.H$9]*[.$K17]" office:value-type="float" office:value="0.98" calcext:value-type="float">
            <text:p>0.98</text:p>
          </table:table-cell>
          <table:table-cell table:formula="of:=[.I$8]*(1-[.$K17])^2 + [.I$9]*(1-[.$K17])" office:value-type="float" office:value="0.18" calcext:value-type="float">
            <text:p>0.18</text:p>
          </table:table-cell>
          <table:table-cell table:formula="of:=[.M17]+[.L17]" office:value-type="float" office:value="1.16" calcext:value-type="float">
            <text:p>1.16</text:p>
          </table:table-cell>
          <table:table-cell table:formula="of:=[.M17]*[.$H$20]" office:value-type="float" office:value="0.54" calcext:value-type="float">
            <text:p>0.54</text:p>
          </table:table-cell>
          <table:table-cell table:formula="of:=[.L17]*[.$H$10]*[.$H$20]" office:value-type="float" office:value="0.588" calcext:value-type="float">
            <text:p>0.588</text:p>
          </table:table-cell>
          <table:table-cell table:formula="of:=[.O17]+[.P17]" office:value-type="float" office:value="1.128" calcext:value-type="float">
            <text:p>1.128</text:p>
          </table:table-cell>
          <table:table-cell table:formula="of:=[.M17]*[.$H$21]" office:value-type="float" office:value="0.108" calcext:value-type="float">
            <text:p>0.108</text:p>
          </table:table-cell>
          <table:table-cell table:formula="of:=[.L17]*[.$H$11]*[.$H$21]" office:value-type="float" office:value="2.94" calcext:value-type="float">
            <text:p>2.94</text:p>
          </table:table-cell>
          <table:table-cell table:formula="of:=[.R17]+[.S17]" office:value-type="float" office:value="3.048" calcext:value-type="float">
            <text:p>3.048</text:p>
          </table:table-cell>
          <table:table-cell table:formula="of:=[.O17]*[.$H$12]" office:value-type="float" office:value="0.108" calcext:value-type="float">
            <text:p>0.108</text:p>
          </table:table-cell>
          <table:table-cell table:formula="of:=[.P17]+[.$H$14]*[.K17]" office:value-type="float" office:value="0.868" calcext:value-type="float">
            <text:p>0.868</text:p>
          </table:table-cell>
          <table:table-cell table:formula="of:=[.U17]+[.V17]+[.$H$16]" office:value-type="float" office:value="0.976" calcext:value-type="float">
            <text:p>0.976</text:p>
          </table:table-cell>
          <table:table-cell table:style-name="ce2" table:formula="of:=[.O17]*[.$H$13]" office:value-type="float" office:value="0.27" calcext:value-type="float">
            <text:p>0.27</text:p>
          </table:table-cell>
          <table:table-cell table:formula="of:=[.V17]" office:value-type="float" office:value="0.868" calcext:value-type="float">
            <text:p>0.868</text:p>
          </table:table-cell>
          <table:table-cell table:formula="of:=[.X17]+[.Y17]+[.$H$16]" office:value-type="float" office:value="1.138" calcext:value-type="float">
            <text:p>1.138</text:p>
          </table:table-cell>
          <table:table-cell table:formula="of:=[.R17]*[.$H$12]" office:value-type="float" office:value="0.0216" calcext:value-type="float">
            <text:p>0.0216</text:p>
          </table:table-cell>
          <table:table-cell table:style-name="ce2" table:formula="of:=[.S17]+[.$H$14]*[.K17]" office:value-type="float" office:value="3.22" calcext:value-type="float">
            <text:p>3.22</text:p>
          </table:table-cell>
          <table:table-cell table:formula="of:=[.AA17]+[.AB17]+[.$H$16]" office:value-type="float" office:value="3.2416" calcext:value-type="float">
            <text:p>3.2416</text:p>
          </table:table-cell>
          <table:table-cell table:formula="of:=[.R17]*[.$H$13]" office:value-type="float" office:value="0.054" calcext:value-type="float">
            <text:p>0.054</text:p>
          </table:table-cell>
          <table:table-cell table:formula="of:=[.AB17]" office:value-type="float" office:value="3.22" calcext:value-type="float">
            <text:p>3.22</text:p>
          </table:table-cell>
          <table:table-cell table:formula="of:=[.AD17]+[.AE17]+[.$H$16]" office:value-type="float" office:value="3.274" calcext:value-type="float">
            <text:p>3.274</text:p>
          </table:table-cell>
          <table:table-cell table:formula="of:=[.X17]" office:value-type="float" office:value="0.27" calcext:value-type="float">
            <text:p>0.27</text:p>
          </table:table-cell>
          <table:table-cell table:formula="of:=[.Y17]+[.$H$15]*[.K17]" office:value-type="float" office:value="1.148" calcext:value-type="float">
            <text:p>1.148</text:p>
          </table:table-cell>
          <table:table-cell table:formula="of:=[.AG17]+[.AH17]+[.$H$16]" office:value-type="float" office:value="1.418" calcext:value-type="float">
            <text:p>1.418</text:p>
          </table:table-cell>
          <table:table-cell table:formula="of:=[.R17]" office:value-type="float" office:value="0.108" calcext:value-type="float">
            <text:p>0.108</text:p>
          </table:table-cell>
          <table:table-cell table:formula="of:=[.S17]*[.$H$17]" office:value-type="float" office:value="1.47" calcext:value-type="float">
            <text:p>1.47</text:p>
          </table:table-cell>
          <table:table-cell table:formula="of:=[.AJ17]+[.AK17]+[.$H$18]" office:value-type="float" office:value="1.578" calcext:value-type="float">
            <text:p>1.578</text:p>
          </table:table-cell>
          <table:table-cell table:formula="of:=[.O17]" office:value-type="float" office:value="0.54" calcext:value-type="float">
            <text:p>0.54</text:p>
          </table:table-cell>
          <table:table-cell table:formula="of:=[.P17]*[.$H$17]" office:value-type="float" office:value="0.294" calcext:value-type="float">
            <text:p>0.294</text:p>
          </table:table-cell>
          <table:table-cell table:formula="of:=[.AM17]+[.AN17]+[.$H$18]" office:value-type="float" office:value="0.834" calcext:value-type="float">
            <text:p>0.834</text:p>
          </table:table-cell>
          <table:table-cell table:formula="of:=[.U17]" office:value-type="float" office:value="0.108" calcext:value-type="float">
            <text:p>0.108</text:p>
          </table:table-cell>
          <table:table-cell table:formula="of:=[.P17]" office:value-type="float" office:value="0.588" calcext:value-type="float">
            <text:p>0.588</text:p>
          </table:table-cell>
          <table:table-cell table:formula="of:=[.AP17]+[.AQ17]" office:value-type="float" office:value="0.696" calcext:value-type="float">
            <text:p>0.69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I improvement effor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table:formula="of:=[.H$8]*[.$K18]^2 + [.H$9]*[.$K18]" office:value-type="float" office:value="1.125" calcext:value-type="float">
            <text:p>1.125</text:p>
          </table:table-cell>
          <table:table-cell table:formula="of:=[.I$8]*(1-[.$K18])^2 + [.I$9]*(1-[.$K18])" office:value-type="float" office:value="0.125" calcext:value-type="float">
            <text:p>0.125</text:p>
          </table:table-cell>
          <table:table-cell table:formula="of:=[.M18]+[.L18]" office:value-type="float" office:value="1.25" calcext:value-type="float">
            <text:p>1.25</text:p>
          </table:table-cell>
          <table:table-cell table:formula="of:=[.M18]*[.$H$20]" office:value-type="float" office:value="0.375" calcext:value-type="float">
            <text:p>0.375</text:p>
          </table:table-cell>
          <table:table-cell table:formula="of:=[.L18]*[.$H$10]*[.$H$20]" office:value-type="float" office:value="0.675" calcext:value-type="float">
            <text:p>0.675</text:p>
          </table:table-cell>
          <table:table-cell table:formula="of:=[.O18]+[.P18]" office:value-type="float" office:value="1.05" calcext:value-type="float">
            <text:p>1.05</text:p>
          </table:table-cell>
          <table:table-cell table:formula="of:=[.M18]*[.$H$21]" office:value-type="float" office:value="0.075" calcext:value-type="float">
            <text:p>0.075</text:p>
          </table:table-cell>
          <table:table-cell table:formula="of:=[.L18]*[.$H$11]*[.$H$21]" office:value-type="float" office:value="3.375" calcext:value-type="float">
            <text:p>3.375</text:p>
          </table:table-cell>
          <table:table-cell table:formula="of:=[.R18]+[.S18]" office:value-type="float" office:value="3.45" calcext:value-type="float">
            <text:p>3.45</text:p>
          </table:table-cell>
          <table:table-cell table:formula="of:=[.O18]*[.$H$12]" office:value-type="float" office:value="0.075" calcext:value-type="float">
            <text:p>0.075</text:p>
          </table:table-cell>
          <table:table-cell table:formula="of:=[.P18]+[.$H$14]*[.K18]" office:value-type="float" office:value="0.975" calcext:value-type="float">
            <text:p>0.975</text:p>
          </table:table-cell>
          <table:table-cell table:formula="of:=[.U18]+[.V18]+[.$H$16]" office:value-type="float" office:value="1.05" calcext:value-type="float">
            <text:p>1.05</text:p>
          </table:table-cell>
          <table:table-cell table:style-name="ce2" table:formula="of:=[.O18]*[.$H$13]" office:value-type="float" office:value="0.1875" calcext:value-type="float">
            <text:p>0.1875</text:p>
          </table:table-cell>
          <table:table-cell table:formula="of:=[.V18]" office:value-type="float" office:value="0.975" calcext:value-type="float">
            <text:p>0.975</text:p>
          </table:table-cell>
          <table:table-cell table:formula="of:=[.X18]+[.Y18]+[.$H$16]" office:value-type="float" office:value="1.1625" calcext:value-type="float">
            <text:p>1.1625</text:p>
          </table:table-cell>
          <table:table-cell table:formula="of:=[.R18]*[.$H$12]" office:value-type="float" office:value="0.015" calcext:value-type="float">
            <text:p>0.015</text:p>
          </table:table-cell>
          <table:table-cell table:style-name="ce2" table:formula="of:=[.S18]+[.$H$14]*[.K18]" office:value-type="float" office:value="3.675" calcext:value-type="float">
            <text:p>3.675</text:p>
          </table:table-cell>
          <table:table-cell table:formula="of:=[.AA18]+[.AB18]+[.$H$16]" office:value-type="float" office:value="3.69" calcext:value-type="float">
            <text:p>3.69</text:p>
          </table:table-cell>
          <table:table-cell table:formula="of:=[.R18]*[.$H$13]" office:value-type="float" office:value="0.0375" calcext:value-type="float">
            <text:p>0.0375</text:p>
          </table:table-cell>
          <table:table-cell table:formula="of:=[.AB18]" office:value-type="float" office:value="3.675" calcext:value-type="float">
            <text:p>3.675</text:p>
          </table:table-cell>
          <table:table-cell table:formula="of:=[.AD18]+[.AE18]+[.$H$16]" office:value-type="float" office:value="3.7125" calcext:value-type="float">
            <text:p>3.7125</text:p>
          </table:table-cell>
          <table:table-cell table:formula="of:=[.X18]" office:value-type="float" office:value="0.1875" calcext:value-type="float">
            <text:p>0.1875</text:p>
          </table:table-cell>
          <table:table-cell table:formula="of:=[.Y18]+[.$H$15]*[.K18]" office:value-type="float" office:value="1.275" calcext:value-type="float">
            <text:p>1.275</text:p>
          </table:table-cell>
          <table:table-cell table:formula="of:=[.AG18]+[.AH18]+[.$H$16]" office:value-type="float" office:value="1.4625" calcext:value-type="float">
            <text:p>1.4625</text:p>
          </table:table-cell>
          <table:table-cell table:formula="of:=[.R18]" office:value-type="float" office:value="0.075" calcext:value-type="float">
            <text:p>0.075</text:p>
          </table:table-cell>
          <table:table-cell table:formula="of:=[.S18]*[.$H$17]" office:value-type="float" office:value="1.6875" calcext:value-type="float">
            <text:p>1.6875</text:p>
          </table:table-cell>
          <table:table-cell table:formula="of:=[.AJ18]+[.AK18]+[.$H$18]" office:value-type="float" office:value="1.7625" calcext:value-type="float">
            <text:p>1.7625</text:p>
          </table:table-cell>
          <table:table-cell table:formula="of:=[.O18]" office:value-type="float" office:value="0.375" calcext:value-type="float">
            <text:p>0.375</text:p>
          </table:table-cell>
          <table:table-cell table:formula="of:=[.P18]*[.$H$17]" office:value-type="float" office:value="0.3375" calcext:value-type="float">
            <text:p>0.3375</text:p>
          </table:table-cell>
          <table:table-cell table:formula="of:=[.AM18]+[.AN18]+[.$H$18]" office:value-type="float" office:value="0.7125" calcext:value-type="float">
            <text:p>0.7125</text:p>
          </table:table-cell>
          <table:table-cell table:formula="of:=[.U18]" office:value-type="float" office:value="0.075" calcext:value-type="float">
            <text:p>0.075</text:p>
          </table:table-cell>
          <table:table-cell table:formula="of:=[.P18]" office:value-type="float" office:value="0.675" calcext:value-type="float">
            <text:p>0.675</text:p>
          </table:table-cell>
          <table:table-cell table:formula="of:=[.AP18]+[.AQ18]" office:value-type="float" office:value="0.75" calcext:value-type="float">
            <text:p>0.75</text:p>
          </table:table-cell>
        </table:table-row>
        <table:table-row table:style-name="ro1">
          <table:table-cell table:number-columns-repeated="10"/>
          <table:table-cell office:value-type="float" office:value="0.8" calcext:value-type="float">
            <text:p>0.8</text:p>
          </table:table-cell>
          <table:table-cell table:formula="of:=[.H$8]*[.$K19]^2 + [.H$9]*[.$K19]" office:value-type="float" office:value="1.28" calcext:value-type="float">
            <text:p>1.28</text:p>
          </table:table-cell>
          <table:table-cell table:formula="of:=[.I$8]*(1-[.$K19])^2 + [.I$9]*(1-[.$K19])" office:value-type="float" office:value="0.08" calcext:value-type="float">
            <text:p>0.08</text:p>
          </table:table-cell>
          <table:table-cell table:formula="of:=[.M19]+[.L19]" office:value-type="float" office:value="1.36" calcext:value-type="float">
            <text:p>1.36</text:p>
          </table:table-cell>
          <table:table-cell table:formula="of:=[.M19]*[.$H$20]" office:value-type="float" office:value="0.24" calcext:value-type="float">
            <text:p>0.24</text:p>
          </table:table-cell>
          <table:table-cell table:formula="of:=[.L19]*[.$H$10]*[.$H$20]" office:value-type="float" office:value="0.768" calcext:value-type="float">
            <text:p>0.768</text:p>
          </table:table-cell>
          <table:table-cell table:formula="of:=[.O19]+[.P19]" office:value-type="float" office:value="1.008" calcext:value-type="float">
            <text:p>1.008</text:p>
          </table:table-cell>
          <table:table-cell table:formula="of:=[.M19]*[.$H$21]" office:value-type="float" office:value="0.048" calcext:value-type="float">
            <text:p>0.048</text:p>
          </table:table-cell>
          <table:table-cell table:formula="of:=[.L19]*[.$H$11]*[.$H$21]" office:value-type="float" office:value="3.84" calcext:value-type="float">
            <text:p>3.84</text:p>
          </table:table-cell>
          <table:table-cell table:formula="of:=[.R19]+[.S19]" office:value-type="float" office:value="3.888" calcext:value-type="float">
            <text:p>3.888</text:p>
          </table:table-cell>
          <table:table-cell table:formula="of:=[.O19]*[.$H$12]" office:value-type="float" office:value="0.048" calcext:value-type="float">
            <text:p>0.048</text:p>
          </table:table-cell>
          <table:table-cell table:formula="of:=[.P19]+[.$H$14]*[.K19]" office:value-type="float" office:value="1.088" calcext:value-type="float">
            <text:p>1.088</text:p>
          </table:table-cell>
          <table:table-cell table:formula="of:=[.U19]+[.V19]+[.$H$16]" office:value-type="float" office:value="1.136" calcext:value-type="float">
            <text:p>1.136</text:p>
          </table:table-cell>
          <table:table-cell table:style-name="ce2" table:formula="of:=[.O19]*[.$H$13]" office:value-type="float" office:value="0.12" calcext:value-type="float">
            <text:p>0.12</text:p>
          </table:table-cell>
          <table:table-cell table:formula="of:=[.V19]" office:value-type="float" office:value="1.088" calcext:value-type="float">
            <text:p>1.088</text:p>
          </table:table-cell>
          <table:table-cell table:formula="of:=[.X19]+[.Y19]+[.$H$16]" office:value-type="float" office:value="1.208" calcext:value-type="float">
            <text:p>1.208</text:p>
          </table:table-cell>
          <table:table-cell table:formula="of:=[.R19]*[.$H$12]" office:value-type="float" office:value="0.0096" calcext:value-type="float">
            <text:p>0.0096</text:p>
          </table:table-cell>
          <table:table-cell table:style-name="ce2" table:formula="of:=[.S19]+[.$H$14]*[.K19]" office:value-type="float" office:value="4.16" calcext:value-type="float">
            <text:p>4.16</text:p>
          </table:table-cell>
          <table:table-cell table:formula="of:=[.AA19]+[.AB19]+[.$H$16]" office:value-type="float" office:value="4.1696" calcext:value-type="float">
            <text:p>4.1696</text:p>
          </table:table-cell>
          <table:table-cell table:formula="of:=[.R19]*[.$H$13]" office:value-type="float" office:value="0.024" calcext:value-type="float">
            <text:p>0.024</text:p>
          </table:table-cell>
          <table:table-cell table:formula="of:=[.AB19]" office:value-type="float" office:value="4.16" calcext:value-type="float">
            <text:p>4.16</text:p>
          </table:table-cell>
          <table:table-cell table:formula="of:=[.AD19]+[.AE19]+[.$H$16]" office:value-type="float" office:value="4.184" calcext:value-type="float">
            <text:p>4.184</text:p>
          </table:table-cell>
          <table:table-cell table:formula="of:=[.X19]" office:value-type="float" office:value="0.12" calcext:value-type="float">
            <text:p>0.12</text:p>
          </table:table-cell>
          <table:table-cell table:formula="of:=[.Y19]+[.$H$15]*[.K19]" office:value-type="float" office:value="1.408" calcext:value-type="float">
            <text:p>1.408</text:p>
          </table:table-cell>
          <table:table-cell table:formula="of:=[.AG19]+[.AH19]+[.$H$16]" office:value-type="float" office:value="1.528" calcext:value-type="float">
            <text:p>1.528</text:p>
          </table:table-cell>
          <table:table-cell table:formula="of:=[.R19]" office:value-type="float" office:value="0.048" calcext:value-type="float">
            <text:p>0.048</text:p>
          </table:table-cell>
          <table:table-cell table:formula="of:=[.S19]*[.$H$17]" office:value-type="float" office:value="1.92" calcext:value-type="float">
            <text:p>1.92</text:p>
          </table:table-cell>
          <table:table-cell table:formula="of:=[.AJ19]+[.AK19]+[.$H$18]" office:value-type="float" office:value="1.968" calcext:value-type="float">
            <text:p>1.968</text:p>
          </table:table-cell>
          <table:table-cell table:formula="of:=[.O19]" office:value-type="float" office:value="0.24" calcext:value-type="float">
            <text:p>0.24</text:p>
          </table:table-cell>
          <table:table-cell table:formula="of:=[.P19]*[.$H$17]" office:value-type="float" office:value="0.384" calcext:value-type="float">
            <text:p>0.384</text:p>
          </table:table-cell>
          <table:table-cell table:formula="of:=[.AM19]+[.AN19]+[.$H$18]" office:value-type="float" office:value="0.624" calcext:value-type="float">
            <text:p>0.624</text:p>
          </table:table-cell>
          <table:table-cell table:formula="of:=[.U19]" office:value-type="float" office:value="0.048" calcext:value-type="float">
            <text:p>0.048</text:p>
          </table:table-cell>
          <table:table-cell table:formula="of:=[.P19]" office:value-type="float" office:value="0.768" calcext:value-type="float">
            <text:p>0.768</text:p>
          </table:table-cell>
          <table:table-cell table:formula="of:=[.AP19]+[.AQ19]" office:value-type="float" office:value="0.816" calcext:value-type="float">
            <text:p>0.81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ow COI bumpe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85" calcext:value-type="float">
            <text:p>0.85</text:p>
          </table:table-cell>
          <table:table-cell table:formula="of:=[.H$8]*[.$K20]^2 + [.H$9]*[.$K20]" office:value-type="float" office:value="1.445" calcext:value-type="float">
            <text:p>1.445</text:p>
          </table:table-cell>
          <table:table-cell table:formula="of:=[.I$8]*(1-[.$K20])^2 + [.I$9]*(1-[.$K20])" office:value-type="float" office:value="0.045" calcext:value-type="float">
            <text:p>0.045</text:p>
          </table:table-cell>
          <table:table-cell table:formula="of:=[.M20]+[.L20]" office:value-type="float" office:value="1.49" calcext:value-type="float">
            <text:p>1.49</text:p>
          </table:table-cell>
          <table:table-cell table:formula="of:=[.M20]*[.$H$20]" office:value-type="float" office:value="0.135" calcext:value-type="float">
            <text:p>0.135</text:p>
          </table:table-cell>
          <table:table-cell table:formula="of:=[.L20]*[.$H$10]*[.$H$20]" office:value-type="float" office:value="0.867" calcext:value-type="float">
            <text:p>0.867</text:p>
          </table:table-cell>
          <table:table-cell table:formula="of:=[.O20]+[.P20]" office:value-type="float" office:value="1.002" calcext:value-type="float">
            <text:p>1.002</text:p>
          </table:table-cell>
          <table:table-cell table:formula="of:=[.M20]*[.$H$21]" office:value-type="float" office:value="0.027" calcext:value-type="float">
            <text:p>0.027</text:p>
          </table:table-cell>
          <table:table-cell table:formula="of:=[.L20]*[.$H$11]*[.$H$21]" office:value-type="float" office:value="4.335" calcext:value-type="float">
            <text:p>4.335</text:p>
          </table:table-cell>
          <table:table-cell table:formula="of:=[.R20]+[.S20]" office:value-type="float" office:value="4.362" calcext:value-type="float">
            <text:p>4.362</text:p>
          </table:table-cell>
          <table:table-cell table:formula="of:=[.O20]*[.$H$12]" office:value-type="float" office:value="0.027" calcext:value-type="float">
            <text:p>0.027</text:p>
          </table:table-cell>
          <table:table-cell table:formula="of:=[.P20]+[.$H$14]*[.K20]" office:value-type="float" office:value="1.207" calcext:value-type="float">
            <text:p>1.207</text:p>
          </table:table-cell>
          <table:table-cell table:formula="of:=[.U20]+[.V20]+[.$H$16]" office:value-type="float" office:value="1.234" calcext:value-type="float">
            <text:p>1.234</text:p>
          </table:table-cell>
          <table:table-cell table:style-name="ce2" table:formula="of:=[.O20]*[.$H$13]" office:value-type="float" office:value="0.0675" calcext:value-type="float">
            <text:p>0.0675</text:p>
          </table:table-cell>
          <table:table-cell table:formula="of:=[.V20]" office:value-type="float" office:value="1.207" calcext:value-type="float">
            <text:p>1.207</text:p>
          </table:table-cell>
          <table:table-cell table:formula="of:=[.X20]+[.Y20]+[.$H$16]" office:value-type="float" office:value="1.2745" calcext:value-type="float">
            <text:p>1.2745</text:p>
          </table:table-cell>
          <table:table-cell table:formula="of:=[.R20]*[.$H$12]" office:value-type="float" office:value="0.0054" calcext:value-type="float">
            <text:p>0.0054</text:p>
          </table:table-cell>
          <table:table-cell table:style-name="ce2" table:formula="of:=[.S20]+[.$H$14]*[.K20]" office:value-type="float" office:value="4.675" calcext:value-type="float">
            <text:p>4.675</text:p>
          </table:table-cell>
          <table:table-cell table:formula="of:=[.AA20]+[.AB20]+[.$H$16]" office:value-type="float" office:value="4.6804" calcext:value-type="float">
            <text:p>4.6804</text:p>
          </table:table-cell>
          <table:table-cell table:formula="of:=[.R20]*[.$H$13]" office:value-type="float" office:value="0.0135" calcext:value-type="float">
            <text:p>0.0135</text:p>
          </table:table-cell>
          <table:table-cell table:formula="of:=[.AB20]" office:value-type="float" office:value="4.675" calcext:value-type="float">
            <text:p>4.675</text:p>
          </table:table-cell>
          <table:table-cell table:formula="of:=[.AD20]+[.AE20]+[.$H$16]" office:value-type="float" office:value="4.6885" calcext:value-type="float">
            <text:p>4.6885</text:p>
          </table:table-cell>
          <table:table-cell table:formula="of:=[.X20]" office:value-type="float" office:value="0.0675" calcext:value-type="float">
            <text:p>0.0675</text:p>
          </table:table-cell>
          <table:table-cell table:formula="of:=[.Y20]+[.$H$15]*[.K20]" office:value-type="float" office:value="1.547" calcext:value-type="float">
            <text:p>1.547</text:p>
          </table:table-cell>
          <table:table-cell table:formula="of:=[.AG20]+[.AH20]+[.$H$16]" office:value-type="float" office:value="1.6145" calcext:value-type="float">
            <text:p>1.6145</text:p>
          </table:table-cell>
          <table:table-cell table:formula="of:=[.R20]" office:value-type="float" office:value="0.027" calcext:value-type="float">
            <text:p>0.027</text:p>
          </table:table-cell>
          <table:table-cell table:formula="of:=[.S20]*[.$H$17]" office:value-type="float" office:value="2.1675" calcext:value-type="float">
            <text:p>2.1675</text:p>
          </table:table-cell>
          <table:table-cell table:formula="of:=[.AJ20]+[.AK20]+[.$H$18]" office:value-type="float" office:value="2.1945" calcext:value-type="float">
            <text:p>2.1945</text:p>
          </table:table-cell>
          <table:table-cell table:formula="of:=[.O20]" office:value-type="float" office:value="0.135" calcext:value-type="float">
            <text:p>0.135</text:p>
          </table:table-cell>
          <table:table-cell table:formula="of:=[.P20]*[.$H$17]" office:value-type="float" office:value="0.4335" calcext:value-type="float">
            <text:p>0.4335</text:p>
          </table:table-cell>
          <table:table-cell table:formula="of:=[.AM20]+[.AN20]+[.$H$18]" office:value-type="float" office:value="0.5685" calcext:value-type="float">
            <text:p>0.5685</text:p>
          </table:table-cell>
          <table:table-cell table:formula="of:=[.U20]" office:value-type="float" office:value="0.027" calcext:value-type="float">
            <text:p>0.027</text:p>
          </table:table-cell>
          <table:table-cell table:formula="of:=[.P20]" office:value-type="float" office:value="0.867" calcext:value-type="float">
            <text:p>0.867</text:p>
          </table:table-cell>
          <table:table-cell table:formula="of:=[.AP20]+[.AQ20]" office:value-type="float" office:value="0.894" calcext:value-type="float">
            <text:p>0.89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igh COI bumper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table:formula="of:=[.H$8]*[.$K21]^2 + [.H$9]*[.$K21]" office:value-type="float" office:value="1.62" calcext:value-type="float">
            <text:p>1.62</text:p>
          </table:table-cell>
          <table:table-cell table:formula="of:=[.I$8]*(1-[.$K21])^2 + [.I$9]*(1-[.$K21])" office:value-type="float" office:value="0.02" calcext:value-type="float">
            <text:p>0.02</text:p>
          </table:table-cell>
          <table:table-cell table:formula="of:=[.M21]+[.L21]" office:value-type="float" office:value="1.64" calcext:value-type="float">
            <text:p>1.64</text:p>
          </table:table-cell>
          <table:table-cell table:formula="of:=[.M21]*[.$H$20]" office:value-type="float" office:value="0.06" calcext:value-type="float">
            <text:p>0.06</text:p>
          </table:table-cell>
          <table:table-cell table:formula="of:=[.L21]*[.$H$10]*[.$H$20]" office:value-type="float" office:value="0.972" calcext:value-type="float">
            <text:p>0.972</text:p>
          </table:table-cell>
          <table:table-cell table:formula="of:=[.O21]+[.P21]" office:value-type="float" office:value="1.032" calcext:value-type="float">
            <text:p>1.032</text:p>
          </table:table-cell>
          <table:table-cell table:formula="of:=[.M21]*[.$H$21]" office:value-type="float" office:value="0.012" calcext:value-type="float">
            <text:p>0.012</text:p>
          </table:table-cell>
          <table:table-cell table:formula="of:=[.L21]*[.$H$11]*[.$H$21]" office:value-type="float" office:value="4.86" calcext:value-type="float">
            <text:p>4.86</text:p>
          </table:table-cell>
          <table:table-cell table:formula="of:=[.R21]+[.S21]" office:value-type="float" office:value="4.872" calcext:value-type="float">
            <text:p>4.872</text:p>
          </table:table-cell>
          <table:table-cell table:formula="of:=[.O21]*[.$H$12]" office:value-type="float" office:value="0.012" calcext:value-type="float">
            <text:p>0.012</text:p>
          </table:table-cell>
          <table:table-cell table:formula="of:=[.P21]+[.$H$14]*[.K21]" office:value-type="float" office:value="1.332" calcext:value-type="float">
            <text:p>1.332</text:p>
          </table:table-cell>
          <table:table-cell table:formula="of:=[.U21]+[.V21]+[.$H$16]" office:value-type="float" office:value="1.344" calcext:value-type="float">
            <text:p>1.344</text:p>
          </table:table-cell>
          <table:table-cell table:style-name="ce2" table:formula="of:=[.O21]*[.$H$13]" office:value-type="float" office:value="0.03" calcext:value-type="float">
            <text:p>0.03</text:p>
          </table:table-cell>
          <table:table-cell table:formula="of:=[.V21]" office:value-type="float" office:value="1.332" calcext:value-type="float">
            <text:p>1.332</text:p>
          </table:table-cell>
          <table:table-cell table:formula="of:=[.X21]+[.Y21]+[.$H$16]" office:value-type="float" office:value="1.362" calcext:value-type="float">
            <text:p>1.362</text:p>
          </table:table-cell>
          <table:table-cell table:formula="of:=[.R21]*[.$H$12]" office:value-type="float" office:value="0.0024" calcext:value-type="float">
            <text:p>0.0024</text:p>
          </table:table-cell>
          <table:table-cell table:style-name="ce2" table:formula="of:=[.S21]+[.$H$14]*[.K21]" office:value-type="float" office:value="5.22" calcext:value-type="float">
            <text:p>5.22</text:p>
          </table:table-cell>
          <table:table-cell table:formula="of:=[.AA21]+[.AB21]+[.$H$16]" office:value-type="float" office:value="5.2224" calcext:value-type="float">
            <text:p>5.2224</text:p>
          </table:table-cell>
          <table:table-cell table:formula="of:=[.R21]*[.$H$13]" office:value-type="float" office:value="0.006" calcext:value-type="float">
            <text:p>0.006</text:p>
          </table:table-cell>
          <table:table-cell table:formula="of:=[.AB21]" office:value-type="float" office:value="5.22" calcext:value-type="float">
            <text:p>5.22</text:p>
          </table:table-cell>
          <table:table-cell table:formula="of:=[.AD21]+[.AE21]+[.$H$16]" office:value-type="float" office:value="5.226" calcext:value-type="float">
            <text:p>5.226</text:p>
          </table:table-cell>
          <table:table-cell table:formula="of:=[.X21]" office:value-type="float" office:value="0.03" calcext:value-type="float">
            <text:p>0.03</text:p>
          </table:table-cell>
          <table:table-cell table:formula="of:=[.Y21]+[.$H$15]*[.K21]" office:value-type="float" office:value="1.692" calcext:value-type="float">
            <text:p>1.692</text:p>
          </table:table-cell>
          <table:table-cell table:formula="of:=[.AG21]+[.AH21]+[.$H$16]" office:value-type="float" office:value="1.722" calcext:value-type="float">
            <text:p>1.722</text:p>
          </table:table-cell>
          <table:table-cell table:formula="of:=[.R21]" office:value-type="float" office:value="0.012" calcext:value-type="float">
            <text:p>0.012</text:p>
          </table:table-cell>
          <table:table-cell table:formula="of:=[.S21]*[.$H$17]" office:value-type="float" office:value="2.43" calcext:value-type="float">
            <text:p>2.43</text:p>
          </table:table-cell>
          <table:table-cell table:formula="of:=[.AJ21]+[.AK21]+[.$H$18]" office:value-type="float" office:value="2.442" calcext:value-type="float">
            <text:p>2.442</text:p>
          </table:table-cell>
          <table:table-cell table:formula="of:=[.O21]" office:value-type="float" office:value="0.06" calcext:value-type="float">
            <text:p>0.06</text:p>
          </table:table-cell>
          <table:table-cell table:formula="of:=[.P21]*[.$H$17]" office:value-type="float" office:value="0.486" calcext:value-type="float">
            <text:p>0.486</text:p>
          </table:table-cell>
          <table:table-cell table:formula="of:=[.AM21]+[.AN21]+[.$H$18]" office:value-type="float" office:value="0.546" calcext:value-type="float">
            <text:p>0.546</text:p>
          </table:table-cell>
          <table:table-cell table:formula="of:=[.U21]" office:value-type="float" office:value="0.012" calcext:value-type="float">
            <text:p>0.012</text:p>
          </table:table-cell>
          <table:table-cell table:formula="of:=[.P21]" office:value-type="float" office:value="0.972" calcext:value-type="float">
            <text:p>0.972</text:p>
          </table:table-cell>
          <table:table-cell table:formula="of:=[.AP21]+[.AQ21]" office:value-type="float" office:value="0.984" calcext:value-type="float">
            <text:p>0.984</text:p>
          </table:table-cell>
        </table:table-row>
        <table:table-row table:style-name="ro1">
          <table:table-cell table:number-columns-repeated="10"/>
          <table:table-cell office:value-type="float" office:value="0.95" calcext:value-type="float">
            <text:p>0.95</text:p>
          </table:table-cell>
          <table:table-cell table:formula="of:=[.H$8]*[.$K22]^2 + [.H$9]*[.$K22]" office:value-type="float" office:value="1.805" calcext:value-type="float">
            <text:p>1.805</text:p>
          </table:table-cell>
          <table:table-cell table:formula="of:=[.I$8]*(1-[.$K22])^2 + [.I$9]*(1-[.$K22])" office:value-type="float" office:value="0.00499999999999999" calcext:value-type="float">
            <text:p>0.005</text:p>
          </table:table-cell>
          <table:table-cell table:formula="of:=[.M22]+[.L22]" office:value-type="float" office:value="1.81" calcext:value-type="float">
            <text:p>1.81</text:p>
          </table:table-cell>
          <table:table-cell table:formula="of:=[.M22]*[.$H$20]" office:value-type="float" office:value="0.015" calcext:value-type="float">
            <text:p>0.015</text:p>
          </table:table-cell>
          <table:table-cell table:formula="of:=[.L22]*[.$H$10]*[.$H$20]" office:value-type="float" office:value="1.083" calcext:value-type="float">
            <text:p>1.083</text:p>
          </table:table-cell>
          <table:table-cell table:formula="of:=[.O22]+[.P22]" office:value-type="float" office:value="1.098" calcext:value-type="float">
            <text:p>1.098</text:p>
          </table:table-cell>
          <table:table-cell table:formula="of:=[.M22]*[.$H$21]" office:value-type="float" office:value="0.00299999999999999" calcext:value-type="float">
            <text:p>0.003</text:p>
          </table:table-cell>
          <table:table-cell table:formula="of:=[.L22]*[.$H$11]*[.$H$21]" office:value-type="float" office:value="5.415" calcext:value-type="float">
            <text:p>5.415</text:p>
          </table:table-cell>
          <table:table-cell table:formula="of:=[.R22]+[.S22]" office:value-type="float" office:value="5.418" calcext:value-type="float">
            <text:p>5.418</text:p>
          </table:table-cell>
          <table:table-cell table:formula="of:=[.O22]*[.$H$12]" office:value-type="float" office:value="0.00299999999999999" calcext:value-type="float">
            <text:p>0.003</text:p>
          </table:table-cell>
          <table:table-cell table:formula="of:=[.P22]+[.$H$14]*[.K22]" office:value-type="float" office:value="1.463" calcext:value-type="float">
            <text:p>1.463</text:p>
          </table:table-cell>
          <table:table-cell table:formula="of:=[.U22]+[.V22]+[.$H$16]" office:value-type="float" office:value="1.466" calcext:value-type="float">
            <text:p>1.466</text:p>
          </table:table-cell>
          <table:table-cell table:style-name="ce2" table:formula="of:=[.O22]*[.$H$13]" office:value-type="float" office:value="0.00749999999999998" calcext:value-type="float">
            <text:p>0.0075</text:p>
          </table:table-cell>
          <table:table-cell table:formula="of:=[.V22]" office:value-type="float" office:value="1.463" calcext:value-type="float">
            <text:p>1.463</text:p>
          </table:table-cell>
          <table:table-cell table:formula="of:=[.X22]+[.Y22]+[.$H$16]" office:value-type="float" office:value="1.4705" calcext:value-type="float">
            <text:p>1.4705</text:p>
          </table:table-cell>
          <table:table-cell table:formula="of:=[.R22]*[.$H$12]" office:value-type="float" office:value="0.000599999999999999" calcext:value-type="float">
            <text:p>0.0006</text:p>
          </table:table-cell>
          <table:table-cell table:style-name="ce2" table:formula="of:=[.S22]+[.$H$14]*[.K22]" office:value-type="float" office:value="5.795" calcext:value-type="float">
            <text:p>5.795</text:p>
          </table:table-cell>
          <table:table-cell table:formula="of:=[.AA22]+[.AB22]+[.$H$16]" office:value-type="float" office:value="5.7956" calcext:value-type="float">
            <text:p>5.7956</text:p>
          </table:table-cell>
          <table:table-cell table:formula="of:=[.R22]*[.$H$13]" office:value-type="float" office:value="0.0015" calcext:value-type="float">
            <text:p>0.0015</text:p>
          </table:table-cell>
          <table:table-cell table:formula="of:=[.AB22]" office:value-type="float" office:value="5.795" calcext:value-type="float">
            <text:p>5.795</text:p>
          </table:table-cell>
          <table:table-cell table:formula="of:=[.AD22]+[.AE22]+[.$H$16]" office:value-type="float" office:value="5.7965" calcext:value-type="float">
            <text:p>5.7965</text:p>
          </table:table-cell>
          <table:table-cell table:formula="of:=[.X22]" office:value-type="float" office:value="0.00749999999999998" calcext:value-type="float">
            <text:p>0.0075</text:p>
          </table:table-cell>
          <table:table-cell table:formula="of:=[.Y22]+[.$H$15]*[.K22]" office:value-type="float" office:value="1.843" calcext:value-type="float">
            <text:p>1.843</text:p>
          </table:table-cell>
          <table:table-cell table:formula="of:=[.AG22]+[.AH22]+[.$H$16]" office:value-type="float" office:value="1.8505" calcext:value-type="float">
            <text:p>1.8505</text:p>
          </table:table-cell>
          <table:table-cell table:formula="of:=[.R22]" office:value-type="float" office:value="0.00299999999999999" calcext:value-type="float">
            <text:p>0.003</text:p>
          </table:table-cell>
          <table:table-cell table:formula="of:=[.S22]*[.$H$17]" office:value-type="float" office:value="2.7075" calcext:value-type="float">
            <text:p>2.7075</text:p>
          </table:table-cell>
          <table:table-cell table:formula="of:=[.AJ22]+[.AK22]+[.$H$18]" office:value-type="float" office:value="2.7105" calcext:value-type="float">
            <text:p>2.7105</text:p>
          </table:table-cell>
          <table:table-cell table:formula="of:=[.O22]" office:value-type="float" office:value="0.015" calcext:value-type="float">
            <text:p>0.015</text:p>
          </table:table-cell>
          <table:table-cell table:formula="of:=[.P22]*[.$H$17]" office:value-type="float" office:value="0.5415" calcext:value-type="float">
            <text:p>0.5415</text:p>
          </table:table-cell>
          <table:table-cell table:formula="of:=[.AM22]+[.AN22]+[.$H$18]" office:value-type="float" office:value="0.5565" calcext:value-type="float">
            <text:p>0.5565</text:p>
          </table:table-cell>
          <table:table-cell table:formula="of:=[.U22]" office:value-type="float" office:value="0.00299999999999999" calcext:value-type="float">
            <text:p>0.003</text:p>
          </table:table-cell>
          <table:table-cell table:formula="of:=[.P22]" office:value-type="float" office:value="1.083" calcext:value-type="float">
            <text:p>1.083</text:p>
          </table:table-cell>
          <table:table-cell table:formula="of:=[.AP22]+[.AQ22]" office:value-type="float" office:value="1.086" calcext:value-type="float">
            <text:p>1.086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formula="of:=[.H$8]*[.$K23]^2 + [.H$9]*[.$K23]" office:value-type="float" office:value="2" calcext:value-type="float">
            <text:p>2</text:p>
          </table:table-cell>
          <table:table-cell table:formula="of:=[.I$8]*(1-[.$K23])^2 + [.I$9]*(1-[.$K23])" office:value-type="float" office:value="0" calcext:value-type="float">
            <text:p>0</text:p>
          </table:table-cell>
          <table:table-cell table:formula="of:=[.M23]+[.L23]" office:value-type="float" office:value="2" calcext:value-type="float">
            <text:p>2</text:p>
          </table:table-cell>
          <table:table-cell table:formula="of:=[.M23]*[.$H$20]" office:value-type="float" office:value="0" calcext:value-type="float">
            <text:p>0</text:p>
          </table:table-cell>
          <table:table-cell table:formula="of:=[.L23]*[.$H$10]*[.$H$20]" office:value-type="float" office:value="1.2" calcext:value-type="float">
            <text:p>1.2</text:p>
          </table:table-cell>
          <table:table-cell table:formula="of:=[.O23]+[.P23]" office:value-type="float" office:value="1.2" calcext:value-type="float">
            <text:p>1.2</text:p>
          </table:table-cell>
          <table:table-cell table:formula="of:=[.M23]*[.$H$21]" office:value-type="float" office:value="0" calcext:value-type="float">
            <text:p>0</text:p>
          </table:table-cell>
          <table:table-cell table:formula="of:=[.L23]*[.$H$11]*[.$H$21]" office:value-type="float" office:value="6" calcext:value-type="float">
            <text:p>6</text:p>
          </table:table-cell>
          <table:table-cell table:formula="of:=[.R23]+[.S23]" office:value-type="float" office:value="6" calcext:value-type="float">
            <text:p>6</text:p>
          </table:table-cell>
          <table:table-cell table:formula="of:=[.O23]*[.$H$12]" office:value-type="float" office:value="0" calcext:value-type="float">
            <text:p>0</text:p>
          </table:table-cell>
          <table:table-cell table:formula="of:=[.P23]+[.$H$14]*[.K23]" office:value-type="float" office:value="1.6" calcext:value-type="float">
            <text:p>1.6</text:p>
          </table:table-cell>
          <table:table-cell table:formula="of:=[.U23]+[.V23]+[.$H$16]" office:value-type="float" office:value="1.6" calcext:value-type="float">
            <text:p>1.6</text:p>
          </table:table-cell>
          <table:table-cell table:style-name="ce2" table:formula="of:=[.O23]*[.$H$13]" office:value-type="float" office:value="0" calcext:value-type="float">
            <text:p>0</text:p>
          </table:table-cell>
          <table:table-cell table:formula="of:=[.V23]" office:value-type="float" office:value="1.6" calcext:value-type="float">
            <text:p>1.6</text:p>
          </table:table-cell>
          <table:table-cell table:formula="of:=[.X23]+[.Y23]+[.$H$16]" office:value-type="float" office:value="1.6" calcext:value-type="float">
            <text:p>1.6</text:p>
          </table:table-cell>
          <table:table-cell table:formula="of:=[.R23]*[.$H$12]" office:value-type="float" office:value="0" calcext:value-type="float">
            <text:p>0</text:p>
          </table:table-cell>
          <table:table-cell table:style-name="ce2" table:formula="of:=[.S23]+[.$H$14]*[.K23]" office:value-type="float" office:value="6.4" calcext:value-type="float">
            <text:p>6.4</text:p>
          </table:table-cell>
          <table:table-cell table:formula="of:=[.AA23]+[.AB23]+[.$H$16]" office:value-type="float" office:value="6.4" calcext:value-type="float">
            <text:p>6.4</text:p>
          </table:table-cell>
          <table:table-cell table:formula="of:=[.R23]*[.$H$13]" office:value-type="float" office:value="0" calcext:value-type="float">
            <text:p>0</text:p>
          </table:table-cell>
          <table:table-cell table:formula="of:=[.AB23]" office:value-type="float" office:value="6.4" calcext:value-type="float">
            <text:p>6.4</text:p>
          </table:table-cell>
          <table:table-cell table:formula="of:=[.AD23]+[.AE23]+[.$H$16]" office:value-type="float" office:value="6.4" calcext:value-type="float">
            <text:p>6.4</text:p>
          </table:table-cell>
          <table:table-cell table:formula="of:=[.X23]" office:value-type="float" office:value="0" calcext:value-type="float">
            <text:p>0</text:p>
          </table:table-cell>
          <table:table-cell table:formula="of:=[.Y23]+[.$H$15]*[.K23]" office:value-type="float" office:value="2" calcext:value-type="float">
            <text:p>2</text:p>
          </table:table-cell>
          <table:table-cell table:formula="of:=[.AG23]+[.AH23]+[.$H$16]" office:value-type="float" office:value="2" calcext:value-type="float">
            <text:p>2</text:p>
          </table:table-cell>
          <table:table-cell table:formula="of:=[.R23]" office:value-type="float" office:value="0" calcext:value-type="float">
            <text:p>0</text:p>
          </table:table-cell>
          <table:table-cell table:formula="of:=[.S23]*[.$H$17]" office:value-type="float" office:value="3" calcext:value-type="float">
            <text:p>3</text:p>
          </table:table-cell>
          <table:table-cell table:formula="of:=[.AJ23]+[.AK23]+[.$H$18]" office:value-type="float" office:value="3" calcext:value-type="float">
            <text:p>3</text:p>
          </table:table-cell>
          <table:table-cell table:formula="of:=[.O23]" office:value-type="float" office:value="0" calcext:value-type="float">
            <text:p>0</text:p>
          </table:table-cell>
          <table:table-cell table:formula="of:=[.P23]*[.$H$17]" office:value-type="float" office:value="0.6" calcext:value-type="float">
            <text:p>0.6</text:p>
          </table:table-cell>
          <table:table-cell table:formula="of:=[.AM23]+[.AN23]+[.$H$18]" office:value-type="float" office:value="0.6" calcext:value-type="float">
            <text:p>0.6</text:p>
          </table:table-cell>
          <table:table-cell table:formula="of:=[.U23]" office:value-type="float" office:value="0" calcext:value-type="float">
            <text:p>0</text:p>
          </table:table-cell>
          <table:table-cell table:formula="of:=[.P23]" office:value-type="float" office:value="1.2" calcext:value-type="float">
            <text:p>1.2</text:p>
          </table:table-cell>
          <table:table-cell table:formula="of:=[.AP23]+[.AQ23]" office:value-type="float" office:value="1.2" calcext:value-type="float">
            <text:p>1.2</text:p>
          </table:table-cell>
        </table:table-row>
        <table:table-row table:style-name="ro1" table:number-rows-repeated="20">
          <table:table-cell table:number-columns-repeated="44"/>
        </table:table-row>
        <table:table-row table:style-name="ro2"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 style:data-style-name="N2" text:time-value="19:04:16.5845442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12:43:48.042918017</meta:creation-date>
    <dc:date>2016-11-14T23:14:04.924294051</dc:date>
    <meta:editing-duration>PT3H40M19S</meta:editing-duration>
    <meta:editing-cycles>7</meta:editing-cycles>
    <meta:generator>LibreOffice/5.1.4.2$Linux_X86_64 LibreOffice_project/10m0$Build-2</meta:generator>
    <meta:document-statistic meta:table-count="2" meta:cell-count="961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scatter" chart:style-name="ch1">
        <chart:legend chart:legend-position="end" svg:x="12.583cm" svg:y="3.705cm" style:legend-expansion="high" chart:style-name="ch2"/>
        <chart:plot-area chart:style-name="ch3" table:cell-range-address="Sheet1.A2:Sheet1.C12" chart:data-source-has-labels="row" svg:x="0.319cm" svg:y="0.18cm" svg:width="11.945cm" svg:height="8.645cm">
          <chartooo:coordinate-region svg:x="0.755cm" svg:y="0.379cm" svg:width="11.13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2" loext:label-string="&quot;release value&quot;" chart:class="chart:scatter">
            <chart:domain table:cell-range-address="Sheet1.A2:Sheet1.A12"/>
            <chart:data-point chart:repeated="11"/>
          </chart:series>
          <chart:series chart:style-name="ch7" chart:values-cell-range-address="Sheet1.C2:Sheet1.C12" loext:label-string="&quot;release cost2&quot;" chart:class="chart:scatter">
            <chart:data-point chart:repeated="11"/>
          </chart:series>
          <chart:series chart:style-name="ch8" chart:values-cell-range-address="Sheet1.B2:Sheet1.B12" loext:label-string="&quot;release cost1&quot;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lease value</text:p>
              </table:table-cell>
              <table:table-cell office:value-type="string">
                <text:p>release cost2</text:p>
              </table:table-cell>
              <table:table-cell office:value-type="string">
                <text:p>release cost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2</svg:desc>
                </draw:g>
              </table:table-cell>
              <table:table-cell office:value-type="float" office:value="0">
                <text:p>0</text:p>
                <draw:g>
                  <svg:desc>Sheet1.A2:Sheet1.A12</svg:desc>
                </draw:g>
              </table:table-cell>
              <table:table-cell office:value-type="float" office:value="1">
                <text:p>1</text:p>
                <draw:g>
                  <svg:desc>Sheet1.C2:Sheet1.C12</svg:desc>
                </draw:g>
              </table:table-cell>
              <table:table-cell office:value-type="float" office:value="4">
                <text:p>4</text:p>
                <draw:g>
                  <svg:desc>Sheet1.B2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5000000025">
                <text:p>1.15000000025</text:p>
              </table:table-cell>
              <table:table-cell office:value-type="float" office:value="4.600000001">
                <text:p>4.6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300000001">
                <text:p>1.300000001</text:p>
              </table:table-cell>
              <table:table-cell office:value-type="float" office:value="5.200000004">
                <text:p>5.200000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45000000225">
                <text:p>1.45000000225</text:p>
              </table:table-cell>
              <table:table-cell office:value-type="float" office:value="5.800000009">
                <text:p>5.8000000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600000004">
                <text:p>1.600000004</text:p>
              </table:table-cell>
              <table:table-cell office:value-type="float" office:value="6.400000016">
                <text:p>6.400000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75000000625">
                <text:p>1.75000000625</text:p>
              </table:table-cell>
              <table:table-cell office:value-type="float" office:value="7.000000025">
                <text:p>7.000000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900000009">
                <text:p>1.900000009</text:p>
              </table:table-cell>
              <table:table-cell office:value-type="float" office:value="7.600000036">
                <text:p>7.6000000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05000001225">
                <text:p>2.05000001225</text:p>
              </table:table-cell>
              <table:table-cell office:value-type="float" office:value="8.200000049">
                <text:p>8.2000000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200000016">
                <text:p>2.200000016</text:p>
              </table:table-cell>
              <table:table-cell office:value-type="float" office:value="8.800000064">
                <text:p>8.8000000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35000002025">
                <text:p>2.35000002025</text:p>
              </table:table-cell>
              <table:table-cell office:value-type="float" office:value="9.400000081">
                <text:p>9.4000000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500000025">
                <text:p>2.500000025</text:p>
              </table:table-cell>
              <table:table-cell office:value-type="float" office:value="10.0000001">
                <text:p>10.0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a79f" draw:fill-color="#aea79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855cm" svg:y="0.316cm" chart:style-name="ch2">
          <text:p>High cost of iteration; simple; replan cost</text:p>
        </chart:title>
        <chart:legend chart:legend-position="end" svg:x="11.534cm" svg:y="2.956cm" style:legend-expansion="high" chart:style-name="ch3"/>
        <chart:plot-area chart:style-name="ch4" table:cell-range-address="Sheet2.K3:Sheet2.K23 Sheet2.L2:Sheet2.N2 Sheet2.AA3:Sheet2.AC23 Sheet2.R3:Sheet2.T23" chart:data-source-has-labels="row" svg:x="1.331cm" svg:y="1.275cm" svg:width="9.883cm" svg:height="6.564cm">
          <chartooo:coordinate-region svg:x="2.058cm" svg:y="1.474cm" svg:width="9.062cm" svg:height="5.718cm"/>
          <chart:axis chart:dimension="x" chart:name="primary-x" chart:style-name="ch5">
            <chart:title svg:x="5.355cm" svg:y="8.019cm" chart:style-name="ch6">
              <text:p>agility index</text:p>
            </chart:title>
          </chart:axis>
          <chart:axis chart:dimension="y" chart:name="primary-y" chart:style-name="ch7">
            <chart:title svg:x="0.451cm" svg:y="4.905cm" chart:style-name="ch8">
              <text:p>cost</text:p>
            </chart:title>
            <chart:grid chart:style-name="ch9" chart:class="major"/>
          </chart:axis>
          <chart:series chart:style-name="ch10" chart:values-cell-range-address="Sheet2.AA3:Sheet2.AA23" chart:label-cell-address="Sheet2.M2:Sheet2.M2" chart:class="chart:scatter">
            <chart:domain table:cell-range-address="Sheet2.K3:Sheet2.K23"/>
            <chart:data-point chart:repeated="21"/>
          </chart:series>
          <chart:series chart:style-name="ch11" chart:values-cell-range-address="Sheet2.AB3:Sheet2.AB23" chart:label-cell-address="Sheet2.L2:Sheet2.L2" chart:class="chart:scatter">
            <chart:data-point chart:repeated="21"/>
          </chart:series>
          <chart:series chart:style-name="ch12" chart:values-cell-range-address="Sheet2.AC3:Sheet2.AC23" chart:label-cell-address="Sheet2.N2:Sheet2.N2" chart:class="chart:scatter">
            <chart:data-point chart:repeated="21"/>
          </chart:series>
          <chart:series chart:style-name="ch13" chart:values-cell-range-address="Sheet2.S3:Sheet2.S23" loext:label-string="&quot;orig cost of change&quot;" chart:class="chart:scatter">
            <chart:data-point chart:repeated="21"/>
          </chart:series>
          <chart:series chart:style-name="ch13" chart:values-cell-range-address="Sheet2.R3:Sheet2.R23" loext:label-string="&quot;orig opportunity cost&quot;" chart:class="chart:scatter">
            <chart:data-point chart:repeated="21"/>
          </chart:series>
          <chart:series chart:style-name="ch13" chart:values-cell-range-address="Sheet2.T3:Sheet2.T23" loext:label-string="&quot;orig total&quot;" chart:class="chart:scatter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Opportunity cost</text:p>
                <draw:g>
                  <svg:desc>Sheet2.M2:Sheet2.M2</svg:desc>
                </draw:g>
              </table:table-cell>
              <table:table-cell office:value-type="string">
                <text:p>Cost of change</text:p>
                <draw:g>
                  <svg:desc>Sheet2.L2:Sheet2.L2</svg:desc>
                </draw:g>
              </table:table-cell>
              <table:table-cell office:value-type="string">
                <text:p>Total</text:p>
                <draw:g>
                  <svg:desc>Sheet2.N2:Sheet2.N2</svg:desc>
                </draw:g>
              </table:table-cell>
              <table:table-cell office:value-type="string">
                <text:p>orig cost of change</text:p>
              </table:table-cell>
              <table:table-cell office:value-type="string">
                <text:p>orig opportunity cost</text:p>
              </table:table-cell>
              <table:table-cell office:value-type="string">
                <text:p>orig tot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K3:Sheet2.K23</svg:desc>
                </draw:g>
              </table:table-cell>
              <table:table-cell office:value-type="float" office:value="0.24">
                <text:p>0.24</text:p>
                <draw:g>
                  <svg:desc>Sheet2.AA3:Sheet2.AA23</svg:desc>
                </draw:g>
              </table:table-cell>
              <table:table-cell office:value-type="float" office:value="0">
                <text:p>0</text:p>
                <draw:g>
                  <svg:desc>Sheet2.AB3:Sheet2.AB23</svg:desc>
                </draw:g>
              </table:table-cell>
              <table:table-cell office:value-type="float" office:value="0.24">
                <text:p>0.24</text:p>
                <draw:g>
                  <svg:desc>Sheet2.AC3:Sheet2.AC23</svg:desc>
                </draw:g>
              </table:table-cell>
              <table:table-cell office:value-type="float" office:value="0">
                <text:p>0</text:p>
                <draw:g>
                  <svg:desc>Sheet2.S3:Sheet2.S23</svg:desc>
                </draw:g>
              </table:table-cell>
              <table:table-cell office:value-type="float" office:value="1.2">
                <text:p>1.2</text:p>
                <draw:g>
                  <svg:desc>Sheet2.R3:Sheet2.R23</svg:desc>
                </draw:g>
              </table:table-cell>
              <table:table-cell office:value-type="float" office:value="1.2">
                <text:p>1.2</text:p>
                <draw:g>
                  <svg:desc>Sheet2.T3:Sheet2.T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2166">
                <text:p>0.2166</text:p>
              </table:table-cell>
              <table:table-cell office:value-type="float" office:value="0.035">
                <text:p>0.035</text:p>
              </table:table-cell>
              <table:table-cell office:value-type="float" office:value="0.2516">
                <text:p>0.2516</text:p>
              </table:table-cell>
              <table:table-cell office:value-type="float" office:value="0.015">
                <text:p>0.015</text:p>
              </table:table-cell>
              <table:table-cell office:value-type="float" office:value="1.083">
                <text:p>1.083</text:p>
              </table:table-cell>
              <table:table-cell office:value-type="float" office:value="1.098">
                <text:p>1.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1944">
                <text:p>0.1944</text:p>
              </table:table-cell>
              <table:table-cell office:value-type="float" office:value="0.1">
                <text:p>0.1</text:p>
              </table:table-cell>
              <table:table-cell office:value-type="float" office:value="0.2944">
                <text:p>0.2944</text:p>
              </table:table-cell>
              <table:table-cell office:value-type="float" office:value="0.06">
                <text:p>0.06</text:p>
              </table:table-cell>
              <table:table-cell office:value-type="float" office:value="0.972">
                <text:p>0.972</text:p>
              </table:table-cell>
              <table:table-cell office:value-type="float" office:value="1.032">
                <text:p>1.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1734">
                <text:p>0.1734</text:p>
              </table:table-cell>
              <table:table-cell office:value-type="float" office:value="0.195">
                <text:p>0.195</text:p>
              </table:table-cell>
              <table:table-cell office:value-type="float" office:value="0.3684">
                <text:p>0.3684</text:p>
              </table:table-cell>
              <table:table-cell office:value-type="float" office:value="0.135">
                <text:p>0.135</text:p>
              </table:table-cell>
              <table:table-cell office:value-type="float" office:value="0.867">
                <text:p>0.867</text:p>
              </table:table-cell>
              <table:table-cell office:value-type="float" office:value="1.002">
                <text:p>1.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1536">
                <text:p>0.1536</text:p>
              </table:table-cell>
              <table:table-cell office:value-type="float" office:value="0.32">
                <text:p>0.32</text:p>
              </table:table-cell>
              <table:table-cell office:value-type="float" office:value="0.4736">
                <text:p>0.4736</text:p>
              </table:table-cell>
              <table:table-cell office:value-type="float" office:value="0.24">
                <text:p>0.24</text:p>
              </table:table-cell>
              <table:table-cell office:value-type="float" office:value="0.768">
                <text:p>0.768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135">
                <text:p>0.135</text:p>
              </table:table-cell>
              <table:table-cell office:value-type="float" office:value="0.475">
                <text:p>0.475</text:p>
              </table:table-cell>
              <table:table-cell office:value-type="float" office:value="0.61">
                <text:p>0.61</text:p>
              </table:table-cell>
              <table:table-cell office:value-type="float" office:value="0.375">
                <text:p>0.375</text:p>
              </table:table-cell>
              <table:table-cell office:value-type="float" office:value="0.675">
                <text:p>0.67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1176">
                <text:p>0.1176</text:p>
              </table:table-cell>
              <table:table-cell office:value-type="float" office:value="0.66">
                <text:p>0.66</text:p>
              </table:table-cell>
              <table:table-cell office:value-type="float" office:value="0.7776">
                <text:p>0.7776</text:p>
              </table:table-cell>
              <table:table-cell office:value-type="float" office:value="0.54">
                <text:p>0.54</text:p>
              </table:table-cell>
              <table:table-cell office:value-type="float" office:value="0.588">
                <text:p>0.588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1014">
                <text:p>0.1014</text:p>
              </table:table-cell>
              <table:table-cell office:value-type="float" office:value="0.875">
                <text:p>0.875</text:p>
              </table:table-cell>
              <table:table-cell office:value-type="float" office:value="0.9764">
                <text:p>0.9764</text:p>
              </table:table-cell>
              <table:table-cell office:value-type="float" office:value="0.735">
                <text:p>0.735</text:p>
              </table:table-cell>
              <table:table-cell office:value-type="float" office:value="0.507">
                <text:p>0.507</text:p>
              </table:table-cell>
              <table:table-cell office:value-type="float" office:value="1.242">
                <text:p>1.2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0864">
                <text:p>0.0864</text:p>
              </table:table-cell>
              <table:table-cell office:value-type="float" office:value="1.12">
                <text:p>1.12</text:p>
              </table:table-cell>
              <table:table-cell office:value-type="float" office:value="1.2064">
                <text:p>1.2064</text:p>
              </table:table-cell>
              <table:table-cell office:value-type="float" office:value="0.96">
                <text:p>0.96</text:p>
              </table:table-cell>
              <table:table-cell office:value-type="float" office:value="0.432">
                <text:p>0.432</text:p>
              </table:table-cell>
              <table:table-cell office:value-type="float" office:value="1.392">
                <text:p>1.3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0726">
                <text:p>0.0726</text:p>
              </table:table-cell>
              <table:table-cell office:value-type="float" office:value="1.395">
                <text:p>1.395</text:p>
              </table:table-cell>
              <table:table-cell office:value-type="float" office:value="1.4676">
                <text:p>1.4676</text:p>
              </table:table-cell>
              <table:table-cell office:value-type="float" office:value="1.215">
                <text:p>1.215</text:p>
              </table:table-cell>
              <table:table-cell office:value-type="float" office:value="0.363">
                <text:p>0.363</text:p>
              </table:table-cell>
              <table:table-cell office:value-type="float" office:value="1.578">
                <text:p>1.5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06">
                <text:p>0.06</text:p>
              </table:table-cell>
              <table:table-cell office:value-type="float" office:value="1.7">
                <text:p>1.7</text:p>
              </table:table-cell>
              <table:table-cell office:value-type="float" office:value="1.76">
                <text:p>1.76</text:p>
              </table:table-cell>
              <table:table-cell office:value-type="float" office:value="1.5">
                <text:p>1.5</text:p>
              </table:table-cell>
              <table:table-cell office:value-type="float" office:value="0.3">
                <text:p>0.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0486">
                <text:p>0.0486</text:p>
              </table:table-cell>
              <table:table-cell office:value-type="float" office:value="2.035">
                <text:p>2.035</text:p>
              </table:table-cell>
              <table:table-cell office:value-type="float" office:value="2.0836">
                <text:p>2.0836</text:p>
              </table:table-cell>
              <table:table-cell office:value-type="float" office:value="1.815">
                <text:p>1.815</text:p>
              </table:table-cell>
              <table:table-cell office:value-type="float" office:value="0.243">
                <text:p>0.243</text:p>
              </table:table-cell>
              <table:table-cell office:value-type="float" office:value="2.058">
                <text:p>2.0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0384">
                <text:p>0.0384</text:p>
              </table:table-cell>
              <table:table-cell office:value-type="float" office:value="2.4">
                <text:p>2.4</text:p>
              </table:table-cell>
              <table:table-cell office:value-type="float" office:value="2.4384">
                <text:p>2.4384</text:p>
              </table:table-cell>
              <table:table-cell office:value-type="float" office:value="2.16">
                <text:p>2.16</text:p>
              </table:table-cell>
              <table:table-cell office:value-type="float" office:value="0.192">
                <text:p>0.192</text:p>
              </table:table-cell>
              <table:table-cell office:value-type="float" office:value="2.352">
                <text:p>2.3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0294">
                <text:p>0.0294</text:p>
              </table:table-cell>
              <table:table-cell office:value-type="float" office:value="2.795">
                <text:p>2.795</text:p>
              </table:table-cell>
              <table:table-cell office:value-type="float" office:value="2.8244">
                <text:p>2.8244</text:p>
              </table:table-cell>
              <table:table-cell office:value-type="float" office:value="2.535">
                <text:p>2.535</text:p>
              </table:table-cell>
              <table:table-cell office:value-type="float" office:value="0.147">
                <text:p>0.147</text:p>
              </table:table-cell>
              <table:table-cell office:value-type="float" office:value="2.682">
                <text:p>2.6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0216">
                <text:p>0.0216</text:p>
              </table:table-cell>
              <table:table-cell office:value-type="float" office:value="3.22">
                <text:p>3.22</text:p>
              </table:table-cell>
              <table:table-cell office:value-type="float" office:value="3.2416">
                <text:p>3.2416</text:p>
              </table:table-cell>
              <table:table-cell office:value-type="float" office:value="2.94">
                <text:p>2.94</text:p>
              </table:table-cell>
              <table:table-cell office:value-type="float" office:value="0.108">
                <text:p>0.108</text:p>
              </table:table-cell>
              <table:table-cell office:value-type="float" office:value="3.048">
                <text:p>3.0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015">
                <text:p>0.015</text:p>
              </table:table-cell>
              <table:table-cell office:value-type="float" office:value="3.675">
                <text:p>3.675</text:p>
              </table:table-cell>
              <table:table-cell office:value-type="float" office:value="3.69">
                <text:p>3.69</text:p>
              </table:table-cell>
              <table:table-cell office:value-type="float" office:value="3.375">
                <text:p>3.375</text:p>
              </table:table-cell>
              <table:table-cell office:value-type="float" office:value="0.075">
                <text:p>0.075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0096">
                <text:p>0.0096</text:p>
              </table:table-cell>
              <table:table-cell office:value-type="float" office:value="4.16">
                <text:p>4.16</text:p>
              </table:table-cell>
              <table:table-cell office:value-type="float" office:value="4.1696">
                <text:p>4.1696</text:p>
              </table:table-cell>
              <table:table-cell office:value-type="float" office:value="3.84">
                <text:p>3.84</text:p>
              </table:table-cell>
              <table:table-cell office:value-type="float" office:value="0.048">
                <text:p>0.048</text:p>
              </table:table-cell>
              <table:table-cell office:value-type="float" office:value="3.888">
                <text:p>3.8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0054">
                <text:p>0.0054</text:p>
              </table:table-cell>
              <table:table-cell office:value-type="float" office:value="4.675">
                <text:p>4.675</text:p>
              </table:table-cell>
              <table:table-cell office:value-type="float" office:value="4.6804">
                <text:p>4.6804</text:p>
              </table:table-cell>
              <table:table-cell office:value-type="float" office:value="4.335">
                <text:p>4.335</text:p>
              </table:table-cell>
              <table:table-cell office:value-type="float" office:value="0.027">
                <text:p>0.027</text:p>
              </table:table-cell>
              <table:table-cell office:value-type="float" office:value="4.362">
                <text:p>4.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0024">
                <text:p>0.0024</text:p>
              </table:table-cell>
              <table:table-cell office:value-type="float" office:value="5.22">
                <text:p>5.22</text:p>
              </table:table-cell>
              <table:table-cell office:value-type="float" office:value="5.2224">
                <text:p>5.2224</text:p>
              </table:table-cell>
              <table:table-cell office:value-type="float" office:value="4.86">
                <text:p>4.86</text:p>
              </table:table-cell>
              <table:table-cell office:value-type="float" office:value="0.012">
                <text:p>0.012</text:p>
              </table:table-cell>
              <table:table-cell office:value-type="float" office:value="4.872">
                <text:p>4.8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000599999999999999">
                <text:p>0.000599999999999999</text:p>
              </table:table-cell>
              <table:table-cell office:value-type="float" office:value="5.795">
                <text:p>5.795</text:p>
              </table:table-cell>
              <table:table-cell office:value-type="float" office:value="5.7956">
                <text:p>5.7956</text:p>
              </table:table-cell>
              <table:table-cell office:value-type="float" office:value="5.415">
                <text:p>5.415</text:p>
              </table:table-cell>
              <table:table-cell office:value-type="float" office:value="0.00299999999999999">
                <text:p>0.00299999999999999</text:p>
              </table:table-cell>
              <table:table-cell office:value-type="float" office:value="5.418">
                <text:p>5.4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.4">
                <text:p>6.4</text:p>
              </table:table-cell>
              <table:table-cell office:value-type="float" office:value="6.4">
                <text:p>6.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a79f" draw:fill-color="#aea79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7cm" svg:y="0.316cm" chart:style-name="ch2">
          <text:p>High cost of iteration; complex; replan cost</text:p>
        </chart:title>
        <chart:legend chart:legend-position="end" svg:x="11.534cm" svg:y="2.956cm" style:legend-expansion="high" chart:style-name="ch3"/>
        <chart:plot-area chart:style-name="ch4" table:cell-range-address="Sheet2.K3:Sheet2.K23 Sheet2.L2:Sheet2.N2 Sheet2.AD3:Sheet2.AF23 Sheet2.R3:Sheet2.T23" chart:data-source-has-labels="row" svg:x="1.331cm" svg:y="1.275cm" svg:width="9.883cm" svg:height="6.564cm">
          <chartooo:coordinate-region svg:x="2.058cm" svg:y="1.474cm" svg:width="9.062cm" svg:height="5.718cm"/>
          <chart:axis chart:dimension="x" chart:name="primary-x" chart:style-name="ch5">
            <chart:title svg:x="5.355cm" svg:y="8.019cm" chart:style-name="ch6">
              <text:p>agility index</text:p>
            </chart:title>
          </chart:axis>
          <chart:axis chart:dimension="y" chart:name="primary-y" chart:style-name="ch7">
            <chart:title svg:x="0.451cm" svg:y="4.905cm" chart:style-name="ch8">
              <text:p>cost</text:p>
            </chart:title>
            <chart:grid chart:style-name="ch9" chart:class="major"/>
          </chart:axis>
          <chart:series chart:style-name="ch10" chart:values-cell-range-address="Sheet2.AD3:Sheet2.AD23" chart:label-cell-address="Sheet2.M2:Sheet2.M2" chart:class="chart:scatter">
            <chart:domain table:cell-range-address="Sheet2.K3:Sheet2.K23"/>
            <chart:data-point chart:repeated="21"/>
          </chart:series>
          <chart:series chart:style-name="ch11" chart:values-cell-range-address="Sheet2.AE3:Sheet2.AE23" chart:label-cell-address="Sheet2.L2:Sheet2.L2" chart:class="chart:scatter">
            <chart:data-point chart:repeated="21"/>
          </chart:series>
          <chart:series chart:style-name="ch12" chart:values-cell-range-address="Sheet2.AF3:Sheet2.AF23" chart:label-cell-address="Sheet2.N2:Sheet2.N2" chart:class="chart:scatter">
            <chart:data-point chart:repeated="21"/>
          </chart:series>
          <chart:series chart:style-name="ch13" chart:values-cell-range-address="Sheet2.S3:Sheet2.S23" loext:label-string="&quot;orig cost of change&quot;" chart:class="chart:scatter">
            <chart:data-point chart:repeated="21"/>
          </chart:series>
          <chart:series chart:style-name="ch13" chart:values-cell-range-address="Sheet2.R3:Sheet2.R23" loext:label-string="&quot;orig opportunity cost&quot;" chart:class="chart:scatter">
            <chart:data-point chart:repeated="21"/>
          </chart:series>
          <chart:series chart:style-name="ch13" chart:values-cell-range-address="Sheet2.T3:Sheet2.T23" loext:label-string="&quot;orig total&quot;" chart:class="chart:scatter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Opportunity cost</text:p>
                <draw:g>
                  <svg:desc>Sheet2.M2:Sheet2.M2</svg:desc>
                </draw:g>
              </table:table-cell>
              <table:table-cell office:value-type="string">
                <text:p>Cost of change</text:p>
                <draw:g>
                  <svg:desc>Sheet2.L2:Sheet2.L2</svg:desc>
                </draw:g>
              </table:table-cell>
              <table:table-cell office:value-type="string">
                <text:p>Total</text:p>
                <draw:g>
                  <svg:desc>Sheet2.N2:Sheet2.N2</svg:desc>
                </draw:g>
              </table:table-cell>
              <table:table-cell office:value-type="string">
                <text:p>orig cost of change</text:p>
              </table:table-cell>
              <table:table-cell office:value-type="string">
                <text:p>orig opportunity cost</text:p>
              </table:table-cell>
              <table:table-cell office:value-type="string">
                <text:p>orig tot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K3:Sheet2.K23</svg:desc>
                </draw:g>
              </table:table-cell>
              <table:table-cell office:value-type="float" office:value="0.6">
                <text:p>0.6</text:p>
                <draw:g>
                  <svg:desc>Sheet2.AD3:Sheet2.AD23</svg:desc>
                </draw:g>
              </table:table-cell>
              <table:table-cell office:value-type="float" office:value="0">
                <text:p>0</text:p>
                <draw:g>
                  <svg:desc>Sheet2.AE3:Sheet2.AE23</svg:desc>
                </draw:g>
              </table:table-cell>
              <table:table-cell office:value-type="float" office:value="0.6">
                <text:p>0.6</text:p>
                <draw:g>
                  <svg:desc>Sheet2.AF3:Sheet2.AF23</svg:desc>
                </draw:g>
              </table:table-cell>
              <table:table-cell office:value-type="float" office:value="0">
                <text:p>0</text:p>
                <draw:g>
                  <svg:desc>Sheet2.S3:Sheet2.S23</svg:desc>
                </draw:g>
              </table:table-cell>
              <table:table-cell office:value-type="float" office:value="1.2">
                <text:p>1.2</text:p>
                <draw:g>
                  <svg:desc>Sheet2.R3:Sheet2.R23</svg:desc>
                </draw:g>
              </table:table-cell>
              <table:table-cell office:value-type="float" office:value="1.2">
                <text:p>1.2</text:p>
                <draw:g>
                  <svg:desc>Sheet2.T3:Sheet2.T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5415">
                <text:p>0.5415</text:p>
              </table:table-cell>
              <table:table-cell office:value-type="float" office:value="0.035">
                <text:p>0.035</text:p>
              </table:table-cell>
              <table:table-cell office:value-type="float" office:value="0.5765">
                <text:p>0.5765</text:p>
              </table:table-cell>
              <table:table-cell office:value-type="float" office:value="0.015">
                <text:p>0.015</text:p>
              </table:table-cell>
              <table:table-cell office:value-type="float" office:value="1.083">
                <text:p>1.083</text:p>
              </table:table-cell>
              <table:table-cell office:value-type="float" office:value="1.098">
                <text:p>1.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486">
                <text:p>0.486</text:p>
              </table:table-cell>
              <table:table-cell office:value-type="float" office:value="0.1">
                <text:p>0.1</text:p>
              </table:table-cell>
              <table:table-cell office:value-type="float" office:value="0.586">
                <text:p>0.586</text:p>
              </table:table-cell>
              <table:table-cell office:value-type="float" office:value="0.06">
                <text:p>0.06</text:p>
              </table:table-cell>
              <table:table-cell office:value-type="float" office:value="0.972">
                <text:p>0.972</text:p>
              </table:table-cell>
              <table:table-cell office:value-type="float" office:value="1.032">
                <text:p>1.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4335">
                <text:p>0.4335</text:p>
              </table:table-cell>
              <table:table-cell office:value-type="float" office:value="0.195">
                <text:p>0.195</text:p>
              </table:table-cell>
              <table:table-cell office:value-type="float" office:value="0.6285">
                <text:p>0.6285</text:p>
              </table:table-cell>
              <table:table-cell office:value-type="float" office:value="0.135">
                <text:p>0.135</text:p>
              </table:table-cell>
              <table:table-cell office:value-type="float" office:value="0.867">
                <text:p>0.867</text:p>
              </table:table-cell>
              <table:table-cell office:value-type="float" office:value="1.002">
                <text:p>1.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384">
                <text:p>0.384</text:p>
              </table:table-cell>
              <table:table-cell office:value-type="float" office:value="0.32">
                <text:p>0.32</text:p>
              </table:table-cell>
              <table:table-cell office:value-type="float" office:value="0.704">
                <text:p>0.704</text:p>
              </table:table-cell>
              <table:table-cell office:value-type="float" office:value="0.24">
                <text:p>0.24</text:p>
              </table:table-cell>
              <table:table-cell office:value-type="float" office:value="0.768">
                <text:p>0.768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3375">
                <text:p>0.3375</text:p>
              </table:table-cell>
              <table:table-cell office:value-type="float" office:value="0.475">
                <text:p>0.475</text:p>
              </table:table-cell>
              <table:table-cell office:value-type="float" office:value="0.8125">
                <text:p>0.8125</text:p>
              </table:table-cell>
              <table:table-cell office:value-type="float" office:value="0.375">
                <text:p>0.375</text:p>
              </table:table-cell>
              <table:table-cell office:value-type="float" office:value="0.675">
                <text:p>0.67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294">
                <text:p>0.294</text:p>
              </table:table-cell>
              <table:table-cell office:value-type="float" office:value="0.66">
                <text:p>0.66</text:p>
              </table:table-cell>
              <table:table-cell office:value-type="float" office:value="0.954">
                <text:p>0.954</text:p>
              </table:table-cell>
              <table:table-cell office:value-type="float" office:value="0.54">
                <text:p>0.54</text:p>
              </table:table-cell>
              <table:table-cell office:value-type="float" office:value="0.588">
                <text:p>0.588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2535">
                <text:p>0.2535</text:p>
              </table:table-cell>
              <table:table-cell office:value-type="float" office:value="0.875">
                <text:p>0.875</text:p>
              </table:table-cell>
              <table:table-cell office:value-type="float" office:value="1.1285">
                <text:p>1.1285</text:p>
              </table:table-cell>
              <table:table-cell office:value-type="float" office:value="0.735">
                <text:p>0.735</text:p>
              </table:table-cell>
              <table:table-cell office:value-type="float" office:value="0.507">
                <text:p>0.507</text:p>
              </table:table-cell>
              <table:table-cell office:value-type="float" office:value="1.242">
                <text:p>1.2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216">
                <text:p>0.216</text:p>
              </table:table-cell>
              <table:table-cell office:value-type="float" office:value="1.12">
                <text:p>1.12</text:p>
              </table:table-cell>
              <table:table-cell office:value-type="float" office:value="1.336">
                <text:p>1.336</text:p>
              </table:table-cell>
              <table:table-cell office:value-type="float" office:value="0.96">
                <text:p>0.96</text:p>
              </table:table-cell>
              <table:table-cell office:value-type="float" office:value="0.432">
                <text:p>0.432</text:p>
              </table:table-cell>
              <table:table-cell office:value-type="float" office:value="1.392">
                <text:p>1.3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1815">
                <text:p>0.1815</text:p>
              </table:table-cell>
              <table:table-cell office:value-type="float" office:value="1.395">
                <text:p>1.395</text:p>
              </table:table-cell>
              <table:table-cell office:value-type="float" office:value="1.5765">
                <text:p>1.5765</text:p>
              </table:table-cell>
              <table:table-cell office:value-type="float" office:value="1.215">
                <text:p>1.215</text:p>
              </table:table-cell>
              <table:table-cell office:value-type="float" office:value="0.363">
                <text:p>0.363</text:p>
              </table:table-cell>
              <table:table-cell office:value-type="float" office:value="1.578">
                <text:p>1.5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15">
                <text:p>0.15</text:p>
              </table:table-cell>
              <table:table-cell office:value-type="float" office:value="1.7">
                <text:p>1.7</text:p>
              </table:table-cell>
              <table:table-cell office:value-type="float" office:value="1.85">
                <text:p>1.85</text:p>
              </table:table-cell>
              <table:table-cell office:value-type="float" office:value="1.5">
                <text:p>1.5</text:p>
              </table:table-cell>
              <table:table-cell office:value-type="float" office:value="0.3">
                <text:p>0.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1215">
                <text:p>0.1215</text:p>
              </table:table-cell>
              <table:table-cell office:value-type="float" office:value="2.035">
                <text:p>2.035</text:p>
              </table:table-cell>
              <table:table-cell office:value-type="float" office:value="2.1565">
                <text:p>2.1565</text:p>
              </table:table-cell>
              <table:table-cell office:value-type="float" office:value="1.815">
                <text:p>1.815</text:p>
              </table:table-cell>
              <table:table-cell office:value-type="float" office:value="0.243">
                <text:p>0.243</text:p>
              </table:table-cell>
              <table:table-cell office:value-type="float" office:value="2.058">
                <text:p>2.0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096">
                <text:p>0.096</text:p>
              </table:table-cell>
              <table:table-cell office:value-type="float" office:value="2.4">
                <text:p>2.4</text:p>
              </table:table-cell>
              <table:table-cell office:value-type="float" office:value="2.496">
                <text:p>2.496</text:p>
              </table:table-cell>
              <table:table-cell office:value-type="float" office:value="2.16">
                <text:p>2.16</text:p>
              </table:table-cell>
              <table:table-cell office:value-type="float" office:value="0.192">
                <text:p>0.192</text:p>
              </table:table-cell>
              <table:table-cell office:value-type="float" office:value="2.352">
                <text:p>2.3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0735">
                <text:p>0.0735</text:p>
              </table:table-cell>
              <table:table-cell office:value-type="float" office:value="2.795">
                <text:p>2.795</text:p>
              </table:table-cell>
              <table:table-cell office:value-type="float" office:value="2.8685">
                <text:p>2.8685</text:p>
              </table:table-cell>
              <table:table-cell office:value-type="float" office:value="2.535">
                <text:p>2.535</text:p>
              </table:table-cell>
              <table:table-cell office:value-type="float" office:value="0.147">
                <text:p>0.147</text:p>
              </table:table-cell>
              <table:table-cell office:value-type="float" office:value="2.682">
                <text:p>2.6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054">
                <text:p>0.054</text:p>
              </table:table-cell>
              <table:table-cell office:value-type="float" office:value="3.22">
                <text:p>3.22</text:p>
              </table:table-cell>
              <table:table-cell office:value-type="float" office:value="3.274">
                <text:p>3.274</text:p>
              </table:table-cell>
              <table:table-cell office:value-type="float" office:value="2.94">
                <text:p>2.94</text:p>
              </table:table-cell>
              <table:table-cell office:value-type="float" office:value="0.108">
                <text:p>0.108</text:p>
              </table:table-cell>
              <table:table-cell office:value-type="float" office:value="3.048">
                <text:p>3.0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0375">
                <text:p>0.0375</text:p>
              </table:table-cell>
              <table:table-cell office:value-type="float" office:value="3.675">
                <text:p>3.675</text:p>
              </table:table-cell>
              <table:table-cell office:value-type="float" office:value="3.7125">
                <text:p>3.7125</text:p>
              </table:table-cell>
              <table:table-cell office:value-type="float" office:value="3.375">
                <text:p>3.375</text:p>
              </table:table-cell>
              <table:table-cell office:value-type="float" office:value="0.075">
                <text:p>0.075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024">
                <text:p>0.024</text:p>
              </table:table-cell>
              <table:table-cell office:value-type="float" office:value="4.16">
                <text:p>4.16</text:p>
              </table:table-cell>
              <table:table-cell office:value-type="float" office:value="4.184">
                <text:p>4.184</text:p>
              </table:table-cell>
              <table:table-cell office:value-type="float" office:value="3.84">
                <text:p>3.84</text:p>
              </table:table-cell>
              <table:table-cell office:value-type="float" office:value="0.048">
                <text:p>0.048</text:p>
              </table:table-cell>
              <table:table-cell office:value-type="float" office:value="3.888">
                <text:p>3.8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0135">
                <text:p>0.0135</text:p>
              </table:table-cell>
              <table:table-cell office:value-type="float" office:value="4.675">
                <text:p>4.675</text:p>
              </table:table-cell>
              <table:table-cell office:value-type="float" office:value="4.6885">
                <text:p>4.6885</text:p>
              </table:table-cell>
              <table:table-cell office:value-type="float" office:value="4.335">
                <text:p>4.335</text:p>
              </table:table-cell>
              <table:table-cell office:value-type="float" office:value="0.027">
                <text:p>0.027</text:p>
              </table:table-cell>
              <table:table-cell office:value-type="float" office:value="4.362">
                <text:p>4.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006">
                <text:p>0.006</text:p>
              </table:table-cell>
              <table:table-cell office:value-type="float" office:value="5.22">
                <text:p>5.22</text:p>
              </table:table-cell>
              <table:table-cell office:value-type="float" office:value="5.226">
                <text:p>5.226</text:p>
              </table:table-cell>
              <table:table-cell office:value-type="float" office:value="4.86">
                <text:p>4.86</text:p>
              </table:table-cell>
              <table:table-cell office:value-type="float" office:value="0.012">
                <text:p>0.012</text:p>
              </table:table-cell>
              <table:table-cell office:value-type="float" office:value="4.872">
                <text:p>4.8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0015">
                <text:p>0.0015</text:p>
              </table:table-cell>
              <table:table-cell office:value-type="float" office:value="5.795">
                <text:p>5.795</text:p>
              </table:table-cell>
              <table:table-cell office:value-type="float" office:value="5.7965">
                <text:p>5.7965</text:p>
              </table:table-cell>
              <table:table-cell office:value-type="float" office:value="5.415">
                <text:p>5.415</text:p>
              </table:table-cell>
              <table:table-cell office:value-type="float" office:value="0.00299999999999999">
                <text:p>0.00299999999999999</text:p>
              </table:table-cell>
              <table:table-cell office:value-type="float" office:value="5.418">
                <text:p>5.4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.4">
                <text:p>6.4</text:p>
              </table:table-cell>
              <table:table-cell office:value-type="float" office:value="6.4">
                <text:p>6.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a79f" draw:fill-color="#aea79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017cm" svg:y="0.316cm" chart:style-name="ch2">
          <text:p>low cost of iteration; complex; replan cost; governance cost</text:p>
        </chart:title>
        <chart:legend chart:legend-position="end" svg:x="11.534cm" svg:y="2.956cm" style:legend-expansion="high" chart:style-name="ch3"/>
        <chart:plot-area chart:style-name="ch4" table:cell-range-address="Sheet2.K3:Sheet2.K23 Sheet2.L2:Sheet2.N2 Sheet2.X3:Sheet2.X23 Sheet2.AH3:Sheet2.AI23 Sheet2.P3:Sheet2.Q23 Sheet2.M3:Sheet2.M23" chart:data-source-has-labels="row" svg:x="1.331cm" svg:y="1.275cm" svg:width="9.883cm" svg:height="6.564cm">
          <chartooo:coordinate-region svg:x="2.058cm" svg:y="1.474cm" svg:width="9.062cm" svg:height="5.718cm"/>
          <chart:axis chart:dimension="x" chart:name="primary-x" chart:style-name="ch5">
            <chart:title svg:x="5.355cm" svg:y="8.019cm" chart:style-name="ch6">
              <text:p>agility index</text:p>
            </chart:title>
          </chart:axis>
          <chart:axis chart:dimension="y" chart:name="primary-y" chart:style-name="ch7">
            <chart:title svg:x="0.451cm" svg:y="4.905cm" chart:style-name="ch8">
              <text:p>cost</text:p>
            </chart:title>
            <chart:grid chart:style-name="ch9" chart:class="major"/>
          </chart:axis>
          <chart:series chart:style-name="ch10" chart:values-cell-range-address="Sheet2.X3:Sheet2.X23" chart:label-cell-address="Sheet2.M2:Sheet2.M2" chart:class="chart:scatter">
            <chart:domain table:cell-range-address="Sheet2.K3:Sheet2.K23"/>
            <chart:data-point chart:repeated="21"/>
          </chart:series>
          <chart:series chart:style-name="ch11" chart:values-cell-range-address="Sheet2.AH3:Sheet2.AH23" chart:label-cell-address="Sheet2.L2:Sheet2.L2" chart:class="chart:scatter">
            <chart:data-point chart:repeated="21"/>
          </chart:series>
          <chart:series chart:style-name="ch12" chart:values-cell-range-address="Sheet2.AI3:Sheet2.AI23" chart:label-cell-address="Sheet2.N2:Sheet2.N2" chart:class="chart:scatter">
            <chart:data-point chart:repeated="21"/>
          </chart:series>
          <chart:series chart:style-name="ch13" chart:values-cell-range-address="Sheet2.P3:Sheet2.P23" loext:label-string="&quot;orig cost of change&quot;" chart:class="chart:scatter">
            <chart:data-point chart:repeated="21"/>
          </chart:series>
          <chart:series chart:style-name="ch13" chart:values-cell-range-address="Sheet2.M3:Sheet2.M23" loext:label-string="&quot;orig opportunity cost&quot;" chart:class="chart:scatter">
            <chart:data-point chart:repeated="21"/>
          </chart:series>
          <chart:series chart:style-name="ch13" chart:values-cell-range-address="Sheet2.Q3:Sheet2.Q23" loext:label-string="&quot;orig total&quot;" chart:class="chart:scatter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Opportunity cost</text:p>
                <draw:g>
                  <svg:desc>Sheet2.M2:Sheet2.M2</svg:desc>
                </draw:g>
              </table:table-cell>
              <table:table-cell office:value-type="string">
                <text:p>Cost of change</text:p>
                <draw:g>
                  <svg:desc>Sheet2.L2:Sheet2.L2</svg:desc>
                </draw:g>
              </table:table-cell>
              <table:table-cell office:value-type="string">
                <text:p>Total</text:p>
                <draw:g>
                  <svg:desc>Sheet2.N2:Sheet2.N2</svg:desc>
                </draw:g>
              </table:table-cell>
              <table:table-cell office:value-type="string">
                <text:p>orig cost of change</text:p>
              </table:table-cell>
              <table:table-cell office:value-type="string">
                <text:p>orig opportunity cost</text:p>
              </table:table-cell>
              <table:table-cell office:value-type="string">
                <text:p>orig tot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K3:Sheet2.K23</svg:desc>
                </draw:g>
              </table:table-cell>
              <table:table-cell office:value-type="float" office:value="3">
                <text:p>3</text:p>
                <draw:g>
                  <svg:desc>Sheet2.X3:Sheet2.X23</svg:desc>
                </draw:g>
              </table:table-cell>
              <table:table-cell office:value-type="float" office:value="0">
                <text:p>0</text:p>
                <draw:g>
                  <svg:desc>Sheet2.AH3:Sheet2.AH23</svg:desc>
                </draw:g>
              </table:table-cell>
              <table:table-cell office:value-type="float" office:value="3">
                <text:p>3</text:p>
                <draw:g>
                  <svg:desc>Sheet2.AI3:Sheet2.AI23</svg:desc>
                </draw:g>
              </table:table-cell>
              <table:table-cell office:value-type="float" office:value="0">
                <text:p>0</text:p>
                <draw:g>
                  <svg:desc>Sheet2.P3:Sheet2.P23</svg:desc>
                </draw:g>
              </table:table-cell>
              <table:table-cell office:value-type="float" office:value="2">
                <text:p>2</text:p>
                <draw:g>
                  <svg:desc>Sheet2.M3:Sheet2.M23</svg:desc>
                </draw:g>
              </table:table-cell>
              <table:table-cell office:value-type="float" office:value="6">
                <text:p>6</text:p>
                <draw:g>
                  <svg:desc>Sheet2.Q3:Sheet2.Q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2.7075">
                <text:p>2.7075</text:p>
              </table:table-cell>
              <table:table-cell office:value-type="float" office:value="0.043">
                <text:p>0.043</text:p>
              </table:table-cell>
              <table:table-cell office:value-type="float" office:value="2.7505">
                <text:p>2.7505</text:p>
              </table:table-cell>
              <table:table-cell office:value-type="float" office:value="0.003">
                <text:p>0.003</text:p>
              </table:table-cell>
              <table:table-cell office:value-type="float" office:value="1.805">
                <text:p>1.805</text:p>
              </table:table-cell>
              <table:table-cell office:value-type="float" office:value="5.418">
                <text:p>5.4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2.43">
                <text:p>2.43</text:p>
              </table:table-cell>
              <table:table-cell office:value-type="float" office:value="0.092">
                <text:p>0.092</text:p>
              </table:table-cell>
              <table:table-cell office:value-type="float" office:value="2.522">
                <text:p>2.522</text:p>
              </table:table-cell>
              <table:table-cell office:value-type="float" office:value="0.012">
                <text:p>0.012</text:p>
              </table:table-cell>
              <table:table-cell office:value-type="float" office:value="1.62">
                <text:p>1.62</text:p>
              </table:table-cell>
              <table:table-cell office:value-type="float" office:value="4.872">
                <text:p>4.8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2.1675">
                <text:p>2.1675</text:p>
              </table:table-cell>
              <table:table-cell office:value-type="float" office:value="0.147">
                <text:p>0.147</text:p>
              </table:table-cell>
              <table:table-cell office:value-type="float" office:value="2.3145">
                <text:p>2.3145</text:p>
              </table:table-cell>
              <table:table-cell office:value-type="float" office:value="0.027">
                <text:p>0.027</text:p>
              </table:table-cell>
              <table:table-cell office:value-type="float" office:value="1.445">
                <text:p>1.445</text:p>
              </table:table-cell>
              <table:table-cell office:value-type="float" office:value="4.362">
                <text:p>4.3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1.92">
                <text:p>1.92</text:p>
              </table:table-cell>
              <table:table-cell office:value-type="float" office:value="0.208">
                <text:p>0.208</text:p>
              </table:table-cell>
              <table:table-cell office:value-type="float" office:value="2.128">
                <text:p>2.128</text:p>
              </table:table-cell>
              <table:table-cell office:value-type="float" office:value="0.048">
                <text:p>0.048</text:p>
              </table:table-cell>
              <table:table-cell office:value-type="float" office:value="1.28">
                <text:p>1.28</text:p>
              </table:table-cell>
              <table:table-cell office:value-type="float" office:value="3.888">
                <text:p>3.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1.6875">
                <text:p>1.6875</text:p>
              </table:table-cell>
              <table:table-cell office:value-type="float" office:value="0.275">
                <text:p>0.275</text:p>
              </table:table-cell>
              <table:table-cell office:value-type="float" office:value="1.9625">
                <text:p>1.9625</text:p>
              </table:table-cell>
              <table:table-cell office:value-type="float" office:value="0.075">
                <text:p>0.075</text:p>
              </table:table-cell>
              <table:table-cell office:value-type="float" office:value="1.125">
                <text:p>1.125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1.47">
                <text:p>1.47</text:p>
              </table:table-cell>
              <table:table-cell office:value-type="float" office:value="0.348">
                <text:p>0.348</text:p>
              </table:table-cell>
              <table:table-cell office:value-type="float" office:value="1.818">
                <text:p>1.818</text:p>
              </table:table-cell>
              <table:table-cell office:value-type="float" office:value="0.108">
                <text:p>0.108</text:p>
              </table:table-cell>
              <table:table-cell office:value-type="float" office:value="0.98">
                <text:p>0.98</text:p>
              </table:table-cell>
              <table:table-cell office:value-type="float" office:value="3.048">
                <text:p>3.0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1.2675">
                <text:p>1.2675</text:p>
              </table:table-cell>
              <table:table-cell office:value-type="float" office:value="0.427">
                <text:p>0.427</text:p>
              </table:table-cell>
              <table:table-cell office:value-type="float" office:value="1.6945">
                <text:p>1.6945</text:p>
              </table:table-cell>
              <table:table-cell office:value-type="float" office:value="0.147">
                <text:p>0.147</text:p>
              </table:table-cell>
              <table:table-cell office:value-type="float" office:value="0.845">
                <text:p>0.845</text:p>
              </table:table-cell>
              <table:table-cell office:value-type="float" office:value="2.682">
                <text:p>2.6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1.08">
                <text:p>1.08</text:p>
              </table:table-cell>
              <table:table-cell office:value-type="float" office:value="0.512">
                <text:p>0.512</text:p>
              </table:table-cell>
              <table:table-cell office:value-type="float" office:value="1.592">
                <text:p>1.592</text:p>
              </table:table-cell>
              <table:table-cell office:value-type="float" office:value="0.192">
                <text:p>0.192</text:p>
              </table:table-cell>
              <table:table-cell office:value-type="float" office:value="0.72">
                <text:p>0.72</text:p>
              </table:table-cell>
              <table:table-cell office:value-type="float" office:value="2.352">
                <text:p>2.3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9075">
                <text:p>0.9075</text:p>
              </table:table-cell>
              <table:table-cell office:value-type="float" office:value="0.603">
                <text:p>0.603</text:p>
              </table:table-cell>
              <table:table-cell office:value-type="float" office:value="1.5105">
                <text:p>1.5105</text:p>
              </table:table-cell>
              <table:table-cell office:value-type="float" office:value="0.243">
                <text:p>0.243</text:p>
              </table:table-cell>
              <table:table-cell office:value-type="float" office:value="0.605">
                <text:p>0.605</text:p>
              </table:table-cell>
              <table:table-cell office:value-type="float" office:value="2.058">
                <text:p>2.0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0.7">
                <text:p>0.7</text:p>
              </table:table-cell>
              <table:table-cell office:value-type="float" office:value="1.45">
                <text:p>1.45</text:p>
              </table:table-cell>
              <table:table-cell office:value-type="float" office:value="0.3">
                <text:p>0.3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6075">
                <text:p>0.6075</text:p>
              </table:table-cell>
              <table:table-cell office:value-type="float" office:value="0.803">
                <text:p>0.803</text:p>
              </table:table-cell>
              <table:table-cell office:value-type="float" office:value="1.4105">
                <text:p>1.4105</text:p>
              </table:table-cell>
              <table:table-cell office:value-type="float" office:value="0.363">
                <text:p>0.363</text:p>
              </table:table-cell>
              <table:table-cell office:value-type="float" office:value="0.405">
                <text:p>0.405</text:p>
              </table:table-cell>
              <table:table-cell office:value-type="float" office:value="1.578">
                <text:p>1.5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48">
                <text:p>0.48</text:p>
              </table:table-cell>
              <table:table-cell office:value-type="float" office:value="0.912">
                <text:p>0.912</text:p>
              </table:table-cell>
              <table:table-cell office:value-type="float" office:value="1.392">
                <text:p>1.392</text:p>
              </table:table-cell>
              <table:table-cell office:value-type="float" office:value="0.432">
                <text:p>0.432</text:p>
              </table:table-cell>
              <table:table-cell office:value-type="float" office:value="0.32">
                <text:p>0.32</text:p>
              </table:table-cell>
              <table:table-cell office:value-type="float" office:value="1.392">
                <text:p>1.3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3675">
                <text:p>0.3675</text:p>
              </table:table-cell>
              <table:table-cell office:value-type="float" office:value="1.027">
                <text:p>1.027</text:p>
              </table:table-cell>
              <table:table-cell office:value-type="float" office:value="1.3945">
                <text:p>1.3945</text:p>
              </table:table-cell>
              <table:table-cell office:value-type="float" office:value="0.507">
                <text:p>0.507</text:p>
              </table:table-cell>
              <table:table-cell office:value-type="float" office:value="0.245">
                <text:p>0.245</text:p>
              </table:table-cell>
              <table:table-cell office:value-type="float" office:value="1.242">
                <text:p>1.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27">
                <text:p>0.27</text:p>
              </table:table-cell>
              <table:table-cell office:value-type="float" office:value="1.148">
                <text:p>1.148</text:p>
              </table:table-cell>
              <table:table-cell office:value-type="float" office:value="1.418">
                <text:p>1.418</text:p>
              </table:table-cell>
              <table:table-cell office:value-type="float" office:value="0.588">
                <text:p>0.588</text:p>
              </table:table-cell>
              <table:table-cell office:value-type="float" office:value="0.18">
                <text:p>0.18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1875">
                <text:p>0.1875</text:p>
              </table:table-cell>
              <table:table-cell office:value-type="float" office:value="1.275">
                <text:p>1.275</text:p>
              </table:table-cell>
              <table:table-cell office:value-type="float" office:value="1.4625">
                <text:p>1.4625</text:p>
              </table:table-cell>
              <table:table-cell office:value-type="float" office:value="0.675">
                <text:p>0.675</text:p>
              </table:table-cell>
              <table:table-cell office:value-type="float" office:value="0.125">
                <text:p>0.12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12">
                <text:p>0.12</text:p>
              </table:table-cell>
              <table:table-cell office:value-type="float" office:value="1.408">
                <text:p>1.408</text:p>
              </table:table-cell>
              <table:table-cell office:value-type="float" office:value="1.528">
                <text:p>1.528</text:p>
              </table:table-cell>
              <table:table-cell office:value-type="float" office:value="0.768">
                <text:p>0.768</text:p>
              </table:table-cell>
              <table:table-cell office:value-type="float" office:value="0.08">
                <text:p>0.08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0675">
                <text:p>0.0675</text:p>
              </table:table-cell>
              <table:table-cell office:value-type="float" office:value="1.547">
                <text:p>1.547</text:p>
              </table:table-cell>
              <table:table-cell office:value-type="float" office:value="1.6145">
                <text:p>1.6145</text:p>
              </table:table-cell>
              <table:table-cell office:value-type="float" office:value="0.867">
                <text:p>0.867</text:p>
              </table:table-cell>
              <table:table-cell office:value-type="float" office:value="0.045">
                <text:p>0.045</text:p>
              </table:table-cell>
              <table:table-cell office:value-type="float" office:value="1.002">
                <text:p>1.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03">
                <text:p>0.03</text:p>
              </table:table-cell>
              <table:table-cell office:value-type="float" office:value="1.692">
                <text:p>1.692</text:p>
              </table:table-cell>
              <table:table-cell office:value-type="float" office:value="1.722">
                <text:p>1.722</text:p>
              </table:table-cell>
              <table:table-cell office:value-type="float" office:value="0.972">
                <text:p>0.972</text:p>
              </table:table-cell>
              <table:table-cell office:value-type="float" office:value="0.02">
                <text:p>0.02</text:p>
              </table:table-cell>
              <table:table-cell office:value-type="float" office:value="1.032">
                <text:p>1.0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00749999999999998">
                <text:p>0.00749999999999998</text:p>
              </table:table-cell>
              <table:table-cell office:value-type="float" office:value="1.843">
                <text:p>1.843</text:p>
              </table:table-cell>
              <table:table-cell office:value-type="float" office:value="1.8505">
                <text:p>1.8505</text:p>
              </table:table-cell>
              <table:table-cell office:value-type="float" office:value="1.083">
                <text:p>1.083</text:p>
              </table:table-cell>
              <table:table-cell office:value-type="float" office:value="0.00499999999999999">
                <text:p>0.00499999999999999</text:p>
              </table:table-cell>
              <table:table-cell office:value-type="float" office:value="1.098">
                <text:p>1.0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a79f" draw:fill-color="#aea79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83cm" svg:y="0.316cm" chart:style-name="ch2">
          <text:p>High cost of iteration; 2x COI improvement</text:p>
        </chart:title>
        <chart:legend chart:legend-position="end" svg:x="11.534cm" svg:y="2.956cm" style:legend-expansion="high" chart:style-name="ch3"/>
        <chart:plot-area chart:style-name="ch4" table:cell-range-address="Sheet2.K3:Sheet2.K23 Sheet2.L2:Sheet2.N2 Sheet2.AJ3:Sheet2.AL23 Sheet2.R3:Sheet2.T23" chart:data-source-has-labels="row" svg:x="1.331cm" svg:y="1.275cm" svg:width="9.883cm" svg:height="6.564cm">
          <chartooo:coordinate-region svg:x="2.058cm" svg:y="1.474cm" svg:width="9.062cm" svg:height="5.718cm"/>
          <chart:axis chart:dimension="x" chart:name="primary-x" chart:style-name="ch5">
            <chart:title svg:x="5.355cm" svg:y="8.019cm" chart:style-name="ch6">
              <text:p>agility index</text:p>
            </chart:title>
          </chart:axis>
          <chart:axis chart:dimension="y" chart:name="primary-y" chart:style-name="ch7">
            <chart:title svg:x="0.451cm" svg:y="4.905cm" chart:style-name="ch8">
              <text:p>cost</text:p>
            </chart:title>
            <chart:grid chart:style-name="ch9" chart:class="major"/>
          </chart:axis>
          <chart:series chart:style-name="ch10" chart:values-cell-range-address="Sheet2.AJ3:Sheet2.AJ23" chart:label-cell-address="Sheet2.M2:Sheet2.M2" chart:class="chart:scatter">
            <chart:domain table:cell-range-address="Sheet2.K3:Sheet2.K23"/>
            <chart:data-point chart:repeated="21"/>
          </chart:series>
          <chart:series chart:style-name="ch11" chart:values-cell-range-address="Sheet2.AK3:Sheet2.AK23" chart:label-cell-address="Sheet2.L2:Sheet2.L2" chart:class="chart:scatter">
            <chart:data-point chart:repeated="21"/>
          </chart:series>
          <chart:series chart:style-name="ch12" chart:values-cell-range-address="Sheet2.AL3:Sheet2.AL23" chart:label-cell-address="Sheet2.N2:Sheet2.N2" chart:class="chart:scatter">
            <chart:data-point chart:repeated="21"/>
          </chart:series>
          <chart:series chart:style-name="ch13" chart:values-cell-range-address="Sheet2.S3:Sheet2.S23" loext:label-string="&quot;orig cost of change&quot;" chart:class="chart:scatter">
            <chart:data-point chart:repeated="21"/>
          </chart:series>
          <chart:series chart:style-name="ch13" chart:values-cell-range-address="Sheet2.R3:Sheet2.R23" loext:label-string="&quot;orig opportunity cost&quot;" chart:class="chart:scatter">
            <chart:data-point chart:repeated="21"/>
          </chart:series>
          <chart:series chart:style-name="ch13" chart:values-cell-range-address="Sheet2.T3:Sheet2.T23" loext:label-string="&quot;orig total&quot;" chart:class="chart:scatter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Opportunity cost</text:p>
                <draw:g>
                  <svg:desc>Sheet2.M2:Sheet2.M2</svg:desc>
                </draw:g>
              </table:table-cell>
              <table:table-cell office:value-type="string">
                <text:p>Cost of change</text:p>
                <draw:g>
                  <svg:desc>Sheet2.L2:Sheet2.L2</svg:desc>
                </draw:g>
              </table:table-cell>
              <table:table-cell office:value-type="string">
                <text:p>Total</text:p>
                <draw:g>
                  <svg:desc>Sheet2.N2:Sheet2.N2</svg:desc>
                </draw:g>
              </table:table-cell>
              <table:table-cell office:value-type="string">
                <text:p>orig cost of change</text:p>
              </table:table-cell>
              <table:table-cell office:value-type="string">
                <text:p>orig opportunity cost</text:p>
              </table:table-cell>
              <table:table-cell office:value-type="string">
                <text:p>orig tot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K3:Sheet2.K23</svg:desc>
                </draw:g>
              </table:table-cell>
              <table:table-cell office:value-type="float" office:value="1.2">
                <text:p>1.2</text:p>
                <draw:g>
                  <svg:desc>Sheet2.AJ3:Sheet2.AJ23</svg:desc>
                </draw:g>
              </table:table-cell>
              <table:table-cell office:value-type="float" office:value="0">
                <text:p>0</text:p>
                <draw:g>
                  <svg:desc>Sheet2.AK3:Sheet2.AK23</svg:desc>
                </draw:g>
              </table:table-cell>
              <table:table-cell office:value-type="float" office:value="1.2">
                <text:p>1.2</text:p>
                <draw:g>
                  <svg:desc>Sheet2.AL3:Sheet2.AL23</svg:desc>
                </draw:g>
              </table:table-cell>
              <table:table-cell office:value-type="float" office:value="0">
                <text:p>0</text:p>
                <draw:g>
                  <svg:desc>Sheet2.S3:Sheet2.S23</svg:desc>
                </draw:g>
              </table:table-cell>
              <table:table-cell office:value-type="float" office:value="1.2">
                <text:p>1.2</text:p>
                <draw:g>
                  <svg:desc>Sheet2.R3:Sheet2.R23</svg:desc>
                </draw:g>
              </table:table-cell>
              <table:table-cell office:value-type="float" office:value="1.2">
                <text:p>1.2</text:p>
                <draw:g>
                  <svg:desc>Sheet2.T3:Sheet2.T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1.083">
                <text:p>1.083</text:p>
              </table:table-cell>
              <table:table-cell office:value-type="float" office:value="0.0075">
                <text:p>0.0075</text:p>
              </table:table-cell>
              <table:table-cell office:value-type="float" office:value="1.0905">
                <text:p>1.0905</text:p>
              </table:table-cell>
              <table:table-cell office:value-type="float" office:value="0.015">
                <text:p>0.015</text:p>
              </table:table-cell>
              <table:table-cell office:value-type="float" office:value="1.083">
                <text:p>1.083</text:p>
              </table:table-cell>
              <table:table-cell office:value-type="float" office:value="1.098">
                <text:p>1.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972">
                <text:p>0.972</text:p>
              </table:table-cell>
              <table:table-cell office:value-type="float" office:value="0.03">
                <text:p>0.03</text:p>
              </table:table-cell>
              <table:table-cell office:value-type="float" office:value="1.002">
                <text:p>1.002</text:p>
              </table:table-cell>
              <table:table-cell office:value-type="float" office:value="0.06">
                <text:p>0.06</text:p>
              </table:table-cell>
              <table:table-cell office:value-type="float" office:value="0.972">
                <text:p>0.972</text:p>
              </table:table-cell>
              <table:table-cell office:value-type="float" office:value="1.032">
                <text:p>1.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867">
                <text:p>0.867</text:p>
              </table:table-cell>
              <table:table-cell office:value-type="float" office:value="0.0675">
                <text:p>0.0675</text:p>
              </table:table-cell>
              <table:table-cell office:value-type="float" office:value="0.9345">
                <text:p>0.9345</text:p>
              </table:table-cell>
              <table:table-cell office:value-type="float" office:value="0.135">
                <text:p>0.135</text:p>
              </table:table-cell>
              <table:table-cell office:value-type="float" office:value="0.867">
                <text:p>0.867</text:p>
              </table:table-cell>
              <table:table-cell office:value-type="float" office:value="1.002">
                <text:p>1.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768">
                <text:p>0.768</text:p>
              </table:table-cell>
              <table:table-cell office:value-type="float" office:value="0.12">
                <text:p>0.12</text:p>
              </table:table-cell>
              <table:table-cell office:value-type="float" office:value="0.888">
                <text:p>0.888</text:p>
              </table:table-cell>
              <table:table-cell office:value-type="float" office:value="0.24">
                <text:p>0.24</text:p>
              </table:table-cell>
              <table:table-cell office:value-type="float" office:value="0.768">
                <text:p>0.768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675">
                <text:p>0.675</text:p>
              </table:table-cell>
              <table:table-cell office:value-type="float" office:value="0.1875">
                <text:p>0.1875</text:p>
              </table:table-cell>
              <table:table-cell office:value-type="float" office:value="0.8625">
                <text:p>0.8625</text:p>
              </table:table-cell>
              <table:table-cell office:value-type="float" office:value="0.375">
                <text:p>0.375</text:p>
              </table:table-cell>
              <table:table-cell office:value-type="float" office:value="0.675">
                <text:p>0.67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588">
                <text:p>0.588</text:p>
              </table:table-cell>
              <table:table-cell office:value-type="float" office:value="0.27">
                <text:p>0.27</text:p>
              </table:table-cell>
              <table:table-cell office:value-type="float" office:value="0.858">
                <text:p>0.858</text:p>
              </table:table-cell>
              <table:table-cell office:value-type="float" office:value="0.54">
                <text:p>0.54</text:p>
              </table:table-cell>
              <table:table-cell office:value-type="float" office:value="0.588">
                <text:p>0.588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507">
                <text:p>0.507</text:p>
              </table:table-cell>
              <table:table-cell office:value-type="float" office:value="0.3675">
                <text:p>0.3675</text:p>
              </table:table-cell>
              <table:table-cell office:value-type="float" office:value="0.8745">
                <text:p>0.8745</text:p>
              </table:table-cell>
              <table:table-cell office:value-type="float" office:value="0.735">
                <text:p>0.735</text:p>
              </table:table-cell>
              <table:table-cell office:value-type="float" office:value="0.507">
                <text:p>0.507</text:p>
              </table:table-cell>
              <table:table-cell office:value-type="float" office:value="1.242">
                <text:p>1.2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432">
                <text:p>0.432</text:p>
              </table:table-cell>
              <table:table-cell office:value-type="float" office:value="0.48">
                <text:p>0.48</text:p>
              </table:table-cell>
              <table:table-cell office:value-type="float" office:value="0.912">
                <text:p>0.912</text:p>
              </table:table-cell>
              <table:table-cell office:value-type="float" office:value="0.96">
                <text:p>0.96</text:p>
              </table:table-cell>
              <table:table-cell office:value-type="float" office:value="0.432">
                <text:p>0.432</text:p>
              </table:table-cell>
              <table:table-cell office:value-type="float" office:value="1.392">
                <text:p>1.3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363">
                <text:p>0.363</text:p>
              </table:table-cell>
              <table:table-cell office:value-type="float" office:value="0.6075">
                <text:p>0.6075</text:p>
              </table:table-cell>
              <table:table-cell office:value-type="float" office:value="0.9705">
                <text:p>0.9705</text:p>
              </table:table-cell>
              <table:table-cell office:value-type="float" office:value="1.215">
                <text:p>1.215</text:p>
              </table:table-cell>
              <table:table-cell office:value-type="float" office:value="0.363">
                <text:p>0.363</text:p>
              </table:table-cell>
              <table:table-cell office:value-type="float" office:value="1.578">
                <text:p>1.5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  <table:table-cell office:value-type="float" office:value="0.75">
                <text:p>0.75</text:p>
              </table:table-cell>
              <table:table-cell office:value-type="float" office:value="1.05">
                <text:p>1.05</text:p>
              </table:table-cell>
              <table:table-cell office:value-type="float" office:value="1.5">
                <text:p>1.5</text:p>
              </table:table-cell>
              <table:table-cell office:value-type="float" office:value="0.3">
                <text:p>0.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243">
                <text:p>0.243</text:p>
              </table:table-cell>
              <table:table-cell office:value-type="float" office:value="0.9075">
                <text:p>0.9075</text:p>
              </table:table-cell>
              <table:table-cell office:value-type="float" office:value="1.1505">
                <text:p>1.1505</text:p>
              </table:table-cell>
              <table:table-cell office:value-type="float" office:value="1.815">
                <text:p>1.815</text:p>
              </table:table-cell>
              <table:table-cell office:value-type="float" office:value="0.243">
                <text:p>0.243</text:p>
              </table:table-cell>
              <table:table-cell office:value-type="float" office:value="2.058">
                <text:p>2.0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192">
                <text:p>0.192</text:p>
              </table:table-cell>
              <table:table-cell office:value-type="float" office:value="1.08">
                <text:p>1.08</text:p>
              </table:table-cell>
              <table:table-cell office:value-type="float" office:value="1.272">
                <text:p>1.272</text:p>
              </table:table-cell>
              <table:table-cell office:value-type="float" office:value="2.16">
                <text:p>2.16</text:p>
              </table:table-cell>
              <table:table-cell office:value-type="float" office:value="0.192">
                <text:p>0.192</text:p>
              </table:table-cell>
              <table:table-cell office:value-type="float" office:value="2.352">
                <text:p>2.3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147">
                <text:p>0.147</text:p>
              </table:table-cell>
              <table:table-cell office:value-type="float" office:value="1.2675">
                <text:p>1.2675</text:p>
              </table:table-cell>
              <table:table-cell office:value-type="float" office:value="1.4145">
                <text:p>1.4145</text:p>
              </table:table-cell>
              <table:table-cell office:value-type="float" office:value="2.535">
                <text:p>2.535</text:p>
              </table:table-cell>
              <table:table-cell office:value-type="float" office:value="0.147">
                <text:p>0.147</text:p>
              </table:table-cell>
              <table:table-cell office:value-type="float" office:value="2.682">
                <text:p>2.6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108">
                <text:p>0.108</text:p>
              </table:table-cell>
              <table:table-cell office:value-type="float" office:value="1.47">
                <text:p>1.47</text:p>
              </table:table-cell>
              <table:table-cell office:value-type="float" office:value="1.578">
                <text:p>1.578</text:p>
              </table:table-cell>
              <table:table-cell office:value-type="float" office:value="2.94">
                <text:p>2.94</text:p>
              </table:table-cell>
              <table:table-cell office:value-type="float" office:value="0.108">
                <text:p>0.108</text:p>
              </table:table-cell>
              <table:table-cell office:value-type="float" office:value="3.048">
                <text:p>3.0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075">
                <text:p>0.075</text:p>
              </table:table-cell>
              <table:table-cell office:value-type="float" office:value="1.6875">
                <text:p>1.6875</text:p>
              </table:table-cell>
              <table:table-cell office:value-type="float" office:value="1.7625">
                <text:p>1.7625</text:p>
              </table:table-cell>
              <table:table-cell office:value-type="float" office:value="3.375">
                <text:p>3.375</text:p>
              </table:table-cell>
              <table:table-cell office:value-type="float" office:value="0.075">
                <text:p>0.075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048">
                <text:p>0.048</text:p>
              </table:table-cell>
              <table:table-cell office:value-type="float" office:value="1.92">
                <text:p>1.92</text:p>
              </table:table-cell>
              <table:table-cell office:value-type="float" office:value="1.968">
                <text:p>1.968</text:p>
              </table:table-cell>
              <table:table-cell office:value-type="float" office:value="3.84">
                <text:p>3.84</text:p>
              </table:table-cell>
              <table:table-cell office:value-type="float" office:value="0.048">
                <text:p>0.048</text:p>
              </table:table-cell>
              <table:table-cell office:value-type="float" office:value="3.888">
                <text:p>3.8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027">
                <text:p>0.027</text:p>
              </table:table-cell>
              <table:table-cell office:value-type="float" office:value="2.1675">
                <text:p>2.1675</text:p>
              </table:table-cell>
              <table:table-cell office:value-type="float" office:value="2.1945">
                <text:p>2.1945</text:p>
              </table:table-cell>
              <table:table-cell office:value-type="float" office:value="4.335">
                <text:p>4.335</text:p>
              </table:table-cell>
              <table:table-cell office:value-type="float" office:value="0.027">
                <text:p>0.027</text:p>
              </table:table-cell>
              <table:table-cell office:value-type="float" office:value="4.362">
                <text:p>4.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012">
                <text:p>0.012</text:p>
              </table:table-cell>
              <table:table-cell office:value-type="float" office:value="2.43">
                <text:p>2.43</text:p>
              </table:table-cell>
              <table:table-cell office:value-type="float" office:value="2.442">
                <text:p>2.442</text:p>
              </table:table-cell>
              <table:table-cell office:value-type="float" office:value="4.86">
                <text:p>4.86</text:p>
              </table:table-cell>
              <table:table-cell office:value-type="float" office:value="0.012">
                <text:p>0.012</text:p>
              </table:table-cell>
              <table:table-cell office:value-type="float" office:value="4.872">
                <text:p>4.8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00299999999999999">
                <text:p>0.00299999999999999</text:p>
              </table:table-cell>
              <table:table-cell office:value-type="float" office:value="2.7075">
                <text:p>2.7075</text:p>
              </table:table-cell>
              <table:table-cell office:value-type="float" office:value="2.7105">
                <text:p>2.7105</text:p>
              </table:table-cell>
              <table:table-cell office:value-type="float" office:value="5.415">
                <text:p>5.415</text:p>
              </table:table-cell>
              <table:table-cell office:value-type="float" office:value="0.00299999999999999">
                <text:p>0.00299999999999999</text:p>
              </table:table-cell>
              <table:table-cell office:value-type="float" office:value="5.418">
                <text:p>5.4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a79f" draw:fill-color="#aea79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36cm" svg:y="0.316cm" chart:style-name="ch2">
          <text:p>Low cost of iteration; 2x COI improvement</text:p>
        </chart:title>
        <chart:legend chart:legend-position="end" svg:x="11.534cm" svg:y="2.956cm" style:legend-expansion="high" chart:style-name="ch3"/>
        <chart:plot-area chart:style-name="ch4" table:cell-range-address="Sheet2.K3:Sheet2.K23 Sheet2.L2:Sheet2.N2 Sheet2.AM3:Sheet2.AO23 Sheet2.O3:Sheet2.Q23" chart:data-source-has-labels="row" svg:x="1.331cm" svg:y="1.275cm" svg:width="9.883cm" svg:height="6.564cm">
          <chartooo:coordinate-region svg:x="2.058cm" svg:y="1.474cm" svg:width="9.062cm" svg:height="5.718cm"/>
          <chart:axis chart:dimension="x" chart:name="primary-x" chart:style-name="ch5">
            <chart:title svg:x="5.355cm" svg:y="8.019cm" chart:style-name="ch6">
              <text:p>agility index</text:p>
            </chart:title>
          </chart:axis>
          <chart:axis chart:dimension="y" chart:name="primary-y" chart:style-name="ch7">
            <chart:title svg:x="0.451cm" svg:y="4.905cm" chart:style-name="ch8">
              <text:p>cost</text:p>
            </chart:title>
            <chart:grid chart:style-name="ch9" chart:class="major"/>
          </chart:axis>
          <chart:series chart:style-name="ch10" chart:values-cell-range-address="Sheet2.AM3:Sheet2.AM23" chart:label-cell-address="Sheet2.M2:Sheet2.M2" chart:class="chart:scatter">
            <chart:domain table:cell-range-address="Sheet2.K3:Sheet2.K23"/>
            <chart:data-point chart:repeated="21"/>
          </chart:series>
          <chart:series chart:style-name="ch11" chart:values-cell-range-address="Sheet2.AN3:Sheet2.AN23" chart:label-cell-address="Sheet2.L2:Sheet2.L2" chart:class="chart:scatter">
            <chart:data-point chart:repeated="21"/>
          </chart:series>
          <chart:series chart:style-name="ch12" chart:values-cell-range-address="Sheet2.AO3:Sheet2.AO23" chart:label-cell-address="Sheet2.N2:Sheet2.N2" chart:class="chart:scatter">
            <chart:data-point chart:repeated="21"/>
          </chart:series>
          <chart:series chart:style-name="ch13" chart:values-cell-range-address="Sheet2.P3:Sheet2.P23" loext:label-string="&quot;orig cost of change&quot;" chart:class="chart:scatter">
            <chart:data-point chart:repeated="21"/>
          </chart:series>
          <chart:series chart:style-name="ch13" chart:values-cell-range-address="Sheet2.O3:Sheet2.O23" loext:label-string="&quot;orig opportunity cost&quot;" chart:class="chart:scatter">
            <chart:data-point chart:repeated="21"/>
          </chart:series>
          <chart:series chart:style-name="ch13" chart:values-cell-range-address="Sheet2.Q3:Sheet2.Q23" loext:label-string="&quot;orig total&quot;" chart:class="chart:scatter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Opportunity cost</text:p>
                <draw:g>
                  <svg:desc>Sheet2.M2:Sheet2.M2</svg:desc>
                </draw:g>
              </table:table-cell>
              <table:table-cell office:value-type="string">
                <text:p>Cost of change</text:p>
                <draw:g>
                  <svg:desc>Sheet2.L2:Sheet2.L2</svg:desc>
                </draw:g>
              </table:table-cell>
              <table:table-cell office:value-type="string">
                <text:p>Total</text:p>
                <draw:g>
                  <svg:desc>Sheet2.N2:Sheet2.N2</svg:desc>
                </draw:g>
              </table:table-cell>
              <table:table-cell office:value-type="string">
                <text:p>orig cost of change</text:p>
              </table:table-cell>
              <table:table-cell office:value-type="string">
                <text:p>orig opportunity cost</text:p>
              </table:table-cell>
              <table:table-cell office:value-type="string">
                <text:p>orig tot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K3:Sheet2.K23</svg:desc>
                </draw:g>
              </table:table-cell>
              <table:table-cell office:value-type="float" office:value="6">
                <text:p>6</text:p>
                <draw:g>
                  <svg:desc>Sheet2.AM3:Sheet2.AM23</svg:desc>
                </draw:g>
              </table:table-cell>
              <table:table-cell office:value-type="float" office:value="0">
                <text:p>0</text:p>
                <draw:g>
                  <svg:desc>Sheet2.AN3:Sheet2.AN23</svg:desc>
                </draw:g>
              </table:table-cell>
              <table:table-cell office:value-type="float" office:value="6">
                <text:p>6</text:p>
                <draw:g>
                  <svg:desc>Sheet2.AO3:Sheet2.AO23</svg:desc>
                </draw:g>
              </table:table-cell>
              <table:table-cell office:value-type="float" office:value="0">
                <text:p>0</text:p>
                <draw:g>
                  <svg:desc>Sheet2.P3:Sheet2.P23</svg:desc>
                </draw:g>
              </table:table-cell>
              <table:table-cell office:value-type="float" office:value="6">
                <text:p>6</text:p>
                <draw:g>
                  <svg:desc>Sheet2.O3:Sheet2.O23</svg:desc>
                </draw:g>
              </table:table-cell>
              <table:table-cell office:value-type="float" office:value="6">
                <text:p>6</text:p>
                <draw:g>
                  <svg:desc>Sheet2.Q3:Sheet2.Q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5.415">
                <text:p>5.415</text:p>
              </table:table-cell>
              <table:table-cell office:value-type="float" office:value="0.0015">
                <text:p>0.0015</text:p>
              </table:table-cell>
              <table:table-cell office:value-type="float" office:value="5.4165">
                <text:p>5.4165</text:p>
              </table:table-cell>
              <table:table-cell office:value-type="float" office:value="0.003">
                <text:p>0.003</text:p>
              </table:table-cell>
              <table:table-cell office:value-type="float" office:value="5.415">
                <text:p>5.415</text:p>
              </table:table-cell>
              <table:table-cell office:value-type="float" office:value="5.418">
                <text:p>5.4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4.86">
                <text:p>4.86</text:p>
              </table:table-cell>
              <table:table-cell office:value-type="float" office:value="0.006">
                <text:p>0.006</text:p>
              </table:table-cell>
              <table:table-cell office:value-type="float" office:value="4.866">
                <text:p>4.866</text:p>
              </table:table-cell>
              <table:table-cell office:value-type="float" office:value="0.012">
                <text:p>0.012</text:p>
              </table:table-cell>
              <table:table-cell office:value-type="float" office:value="4.86">
                <text:p>4.86</text:p>
              </table:table-cell>
              <table:table-cell office:value-type="float" office:value="4.872">
                <text:p>4.8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4.335">
                <text:p>4.335</text:p>
              </table:table-cell>
              <table:table-cell office:value-type="float" office:value="0.0135">
                <text:p>0.0135</text:p>
              </table:table-cell>
              <table:table-cell office:value-type="float" office:value="4.3485">
                <text:p>4.3485</text:p>
              </table:table-cell>
              <table:table-cell office:value-type="float" office:value="0.027">
                <text:p>0.027</text:p>
              </table:table-cell>
              <table:table-cell office:value-type="float" office:value="4.335">
                <text:p>4.335</text:p>
              </table:table-cell>
              <table:table-cell office:value-type="float" office:value="4.362">
                <text:p>4.3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3.84">
                <text:p>3.84</text:p>
              </table:table-cell>
              <table:table-cell office:value-type="float" office:value="0.024">
                <text:p>0.024</text:p>
              </table:table-cell>
              <table:table-cell office:value-type="float" office:value="3.864">
                <text:p>3.864</text:p>
              </table:table-cell>
              <table:table-cell office:value-type="float" office:value="0.048">
                <text:p>0.048</text:p>
              </table:table-cell>
              <table:table-cell office:value-type="float" office:value="3.84">
                <text:p>3.84</text:p>
              </table:table-cell>
              <table:table-cell office:value-type="float" office:value="3.888">
                <text:p>3.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3.375">
                <text:p>3.375</text:p>
              </table:table-cell>
              <table:table-cell office:value-type="float" office:value="0.0375">
                <text:p>0.0375</text:p>
              </table:table-cell>
              <table:table-cell office:value-type="float" office:value="3.4125">
                <text:p>3.4125</text:p>
              </table:table-cell>
              <table:table-cell office:value-type="float" office:value="0.075">
                <text:p>0.075</text:p>
              </table:table-cell>
              <table:table-cell office:value-type="float" office:value="3.375">
                <text:p>3.375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2.94">
                <text:p>2.94</text:p>
              </table:table-cell>
              <table:table-cell office:value-type="float" office:value="0.054">
                <text:p>0.054</text:p>
              </table:table-cell>
              <table:table-cell office:value-type="float" office:value="2.994">
                <text:p>2.994</text:p>
              </table:table-cell>
              <table:table-cell office:value-type="float" office:value="0.108">
                <text:p>0.108</text:p>
              </table:table-cell>
              <table:table-cell office:value-type="float" office:value="2.94">
                <text:p>2.94</text:p>
              </table:table-cell>
              <table:table-cell office:value-type="float" office:value="3.048">
                <text:p>3.0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2.535">
                <text:p>2.535</text:p>
              </table:table-cell>
              <table:table-cell office:value-type="float" office:value="0.0735">
                <text:p>0.0735</text:p>
              </table:table-cell>
              <table:table-cell office:value-type="float" office:value="2.6085">
                <text:p>2.6085</text:p>
              </table:table-cell>
              <table:table-cell office:value-type="float" office:value="0.147">
                <text:p>0.147</text:p>
              </table:table-cell>
              <table:table-cell office:value-type="float" office:value="2.535">
                <text:p>2.535</text:p>
              </table:table-cell>
              <table:table-cell office:value-type="float" office:value="2.682">
                <text:p>2.6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2.16">
                <text:p>2.16</text:p>
              </table:table-cell>
              <table:table-cell office:value-type="float" office:value="0.096">
                <text:p>0.096</text:p>
              </table:table-cell>
              <table:table-cell office:value-type="float" office:value="2.256">
                <text:p>2.256</text:p>
              </table:table-cell>
              <table:table-cell office:value-type="float" office:value="0.192">
                <text:p>0.192</text:p>
              </table:table-cell>
              <table:table-cell office:value-type="float" office:value="2.16">
                <text:p>2.16</text:p>
              </table:table-cell>
              <table:table-cell office:value-type="float" office:value="2.352">
                <text:p>2.3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1.815">
                <text:p>1.815</text:p>
              </table:table-cell>
              <table:table-cell office:value-type="float" office:value="0.1215">
                <text:p>0.1215</text:p>
              </table:table-cell>
              <table:table-cell office:value-type="float" office:value="1.9365">
                <text:p>1.9365</text:p>
              </table:table-cell>
              <table:table-cell office:value-type="float" office:value="0.243">
                <text:p>0.243</text:p>
              </table:table-cell>
              <table:table-cell office:value-type="float" office:value="1.815">
                <text:p>1.815</text:p>
              </table:table-cell>
              <table:table-cell office:value-type="float" office:value="2.058">
                <text:p>2.0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0.15">
                <text:p>0.15</text:p>
              </table:table-cell>
              <table:table-cell office:value-type="float" office:value="1.65">
                <text:p>1.65</text:p>
              </table:table-cell>
              <table:table-cell office:value-type="float" office:value="0.3">
                <text:p>0.3</text:p>
              </table:table-cell>
              <table:table-cell office:value-type="float" office:value="1.5">
                <text:p>1.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1.215">
                <text:p>1.215</text:p>
              </table:table-cell>
              <table:table-cell office:value-type="float" office:value="0.1815">
                <text:p>0.1815</text:p>
              </table:table-cell>
              <table:table-cell office:value-type="float" office:value="1.3965">
                <text:p>1.3965</text:p>
              </table:table-cell>
              <table:table-cell office:value-type="float" office:value="0.363">
                <text:p>0.363</text:p>
              </table:table-cell>
              <table:table-cell office:value-type="float" office:value="1.215">
                <text:p>1.215</text:p>
              </table:table-cell>
              <table:table-cell office:value-type="float" office:value="1.578">
                <text:p>1.5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959999999999999">
                <text:p>0.959999999999999</text:p>
              </table:table-cell>
              <table:table-cell office:value-type="float" office:value="0.216">
                <text:p>0.216</text:p>
              </table:table-cell>
              <table:table-cell office:value-type="float" office:value="1.176">
                <text:p>1.176</text:p>
              </table:table-cell>
              <table:table-cell office:value-type="float" office:value="0.432">
                <text:p>0.432</text:p>
              </table:table-cell>
              <table:table-cell office:value-type="float" office:value="0.959999999999999">
                <text:p>0.959999999999999</text:p>
              </table:table-cell>
              <table:table-cell office:value-type="float" office:value="1.392">
                <text:p>1.3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735">
                <text:p>0.735</text:p>
              </table:table-cell>
              <table:table-cell office:value-type="float" office:value="0.2535">
                <text:p>0.2535</text:p>
              </table:table-cell>
              <table:table-cell office:value-type="float" office:value="0.9885">
                <text:p>0.9885</text:p>
              </table:table-cell>
              <table:table-cell office:value-type="float" office:value="0.507">
                <text:p>0.507</text:p>
              </table:table-cell>
              <table:table-cell office:value-type="float" office:value="0.735">
                <text:p>0.735</text:p>
              </table:table-cell>
              <table:table-cell office:value-type="float" office:value="1.242">
                <text:p>1.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54">
                <text:p>0.54</text:p>
              </table:table-cell>
              <table:table-cell office:value-type="float" office:value="0.294">
                <text:p>0.294</text:p>
              </table:table-cell>
              <table:table-cell office:value-type="float" office:value="0.834">
                <text:p>0.834</text:p>
              </table:table-cell>
              <table:table-cell office:value-type="float" office:value="0.588">
                <text:p>0.588</text:p>
              </table:table-cell>
              <table:table-cell office:value-type="float" office:value="0.54">
                <text:p>0.54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375">
                <text:p>0.375</text:p>
              </table:table-cell>
              <table:table-cell office:value-type="float" office:value="0.3375">
                <text:p>0.3375</text:p>
              </table:table-cell>
              <table:table-cell office:value-type="float" office:value="0.7125">
                <text:p>0.7125</text:p>
              </table:table-cell>
              <table:table-cell office:value-type="float" office:value="0.675">
                <text:p>0.675</text:p>
              </table:table-cell>
              <table:table-cell office:value-type="float" office:value="0.375">
                <text:p>0.37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24">
                <text:p>0.24</text:p>
              </table:table-cell>
              <table:table-cell office:value-type="float" office:value="0.384">
                <text:p>0.384</text:p>
              </table:table-cell>
              <table:table-cell office:value-type="float" office:value="0.624">
                <text:p>0.624</text:p>
              </table:table-cell>
              <table:table-cell office:value-type="float" office:value="0.768">
                <text:p>0.768</text:p>
              </table:table-cell>
              <table:table-cell office:value-type="float" office:value="0.24">
                <text:p>0.24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135">
                <text:p>0.135</text:p>
              </table:table-cell>
              <table:table-cell office:value-type="float" office:value="0.4335">
                <text:p>0.4335</text:p>
              </table:table-cell>
              <table:table-cell office:value-type="float" office:value="0.5685">
                <text:p>0.5685</text:p>
              </table:table-cell>
              <table:table-cell office:value-type="float" office:value="0.867">
                <text:p>0.867</text:p>
              </table:table-cell>
              <table:table-cell office:value-type="float" office:value="0.135">
                <text:p>0.135</text:p>
              </table:table-cell>
              <table:table-cell office:value-type="float" office:value="1.002">
                <text:p>1.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06">
                <text:p>0.06</text:p>
              </table:table-cell>
              <table:table-cell office:value-type="float" office:value="0.486">
                <text:p>0.486</text:p>
              </table:table-cell>
              <table:table-cell office:value-type="float" office:value="0.546">
                <text:p>0.546</text:p>
              </table:table-cell>
              <table:table-cell office:value-type="float" office:value="0.972">
                <text:p>0.972</text:p>
              </table:table-cell>
              <table:table-cell office:value-type="float" office:value="0.06">
                <text:p>0.06</text:p>
              </table:table-cell>
              <table:table-cell office:value-type="float" office:value="1.032">
                <text:p>1.0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015">
                <text:p>0.015</text:p>
              </table:table-cell>
              <table:table-cell office:value-type="float" office:value="0.5415">
                <text:p>0.5415</text:p>
              </table:table-cell>
              <table:table-cell office:value-type="float" office:value="0.5565">
                <text:p>0.5565</text:p>
              </table:table-cell>
              <table:table-cell office:value-type="float" office:value="1.083">
                <text:p>1.083</text:p>
              </table:table-cell>
              <table:table-cell office:value-type="float" office:value="0.015">
                <text:p>0.015</text:p>
              </table:table-cell>
              <table:table-cell office:value-type="float" office:value="1.098">
                <text:p>1.0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a79f" draw:fill-color="#aea79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14cm" svg:y="0.32cm" chart:style-name="ch2">
          <text:p>Low cost of iteration; simple; ideal</text:p>
        </chart:title>
        <chart:legend chart:legend-position="end" svg:x="11.534cm" svg:y="2.956cm" style:legend-expansion="high" chart:style-name="ch3"/>
        <chart:plot-area chart:style-name="ch4" table:cell-range-address="Sheet2.K3:Sheet2.K23 Sheet2.L2:Sheet2.N2 Sheet2.U3:Sheet2.U23 Sheet2.AQ3:Sheet2.AR23 Sheet2.O3:Sheet2.Q23" chart:data-source-has-labels="row" svg:x="1.331cm" svg:y="1.275cm" svg:width="9.883cm" svg:height="6.564cm">
          <chartooo:coordinate-region svg:x="2.058cm" svg:y="1.474cm" svg:width="9.062cm" svg:height="5.718cm"/>
          <chart:axis chart:dimension="x" chart:name="primary-x" chart:style-name="ch5">
            <chart:title svg:x="5.355cm" svg:y="8.019cm" chart:style-name="ch6">
              <text:p>agility index</text:p>
            </chart:title>
          </chart:axis>
          <chart:axis chart:dimension="y" chart:name="primary-y" chart:style-name="ch7">
            <chart:title svg:x="0.451cm" svg:y="4.905cm" chart:style-name="ch8">
              <text:p>cost</text:p>
            </chart:title>
            <chart:grid chart:style-name="ch9" chart:class="major"/>
          </chart:axis>
          <chart:series chart:style-name="ch10" chart:values-cell-range-address="Sheet2.U3:Sheet2.U23" chart:label-cell-address="Sheet2.M2:Sheet2.M2" chart:class="chart:scatter">
            <chart:domain table:cell-range-address="Sheet2.K3:Sheet2.K23"/>
            <chart:data-point chart:repeated="21"/>
          </chart:series>
          <chart:series chart:style-name="ch11" chart:values-cell-range-address="Sheet2.AQ3:Sheet2.AQ23" chart:label-cell-address="Sheet2.L2:Sheet2.L2" chart:class="chart:scatter">
            <chart:data-point chart:repeated="21"/>
          </chart:series>
          <chart:series chart:style-name="ch12" chart:values-cell-range-address="Sheet2.AR3:Sheet2.AR23" chart:label-cell-address="Sheet2.N2:Sheet2.N2" chart:class="chart:scatter">
            <chart:data-point chart:repeated="21"/>
          </chart:series>
          <chart:series chart:style-name="ch13" chart:values-cell-range-address="Sheet2.P3:Sheet2.P23" loext:label-string="&quot;orig cost of change&quot;" chart:class="chart:scatter">
            <chart:data-point chart:repeated="21"/>
          </chart:series>
          <chart:series chart:style-name="ch13" chart:values-cell-range-address="Sheet2.O3:Sheet2.O23" loext:label-string="&quot;orig opportunity cost&quot;" chart:class="chart:scatter">
            <chart:data-point chart:repeated="21"/>
          </chart:series>
          <chart:series chart:style-name="ch13" chart:values-cell-range-address="Sheet2.Q3:Sheet2.Q23" loext:label-string="&quot;orig total&quot;" chart:class="chart:scatter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Opportunity cost</text:p>
                <draw:g>
                  <svg:desc>Sheet2.M2:Sheet2.M2</svg:desc>
                </draw:g>
              </table:table-cell>
              <table:table-cell office:value-type="string">
                <text:p>Cost of change</text:p>
                <draw:g>
                  <svg:desc>Sheet2.L2:Sheet2.L2</svg:desc>
                </draw:g>
              </table:table-cell>
              <table:table-cell office:value-type="string">
                <text:p>Total</text:p>
                <draw:g>
                  <svg:desc>Sheet2.N2:Sheet2.N2</svg:desc>
                </draw:g>
              </table:table-cell>
              <table:table-cell office:value-type="string">
                <text:p>orig cost of change</text:p>
              </table:table-cell>
              <table:table-cell office:value-type="string">
                <text:p>orig opportunity cost</text:p>
              </table:table-cell>
              <table:table-cell office:value-type="string">
                <text:p>orig tot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K3:Sheet2.K23</svg:desc>
                </draw:g>
              </table:table-cell>
              <table:table-cell office:value-type="float" office:value="1.2">
                <text:p>1.2</text:p>
                <draw:g>
                  <svg:desc>Sheet2.U3:Sheet2.U23</svg:desc>
                </draw:g>
              </table:table-cell>
              <table:table-cell office:value-type="float" office:value="0">
                <text:p>0</text:p>
                <draw:g>
                  <svg:desc>Sheet2.AQ3:Sheet2.AQ23</svg:desc>
                </draw:g>
              </table:table-cell>
              <table:table-cell office:value-type="float" office:value="1.2">
                <text:p>1.2</text:p>
                <draw:g>
                  <svg:desc>Sheet2.AR3:Sheet2.AR23</svg:desc>
                </draw:g>
              </table:table-cell>
              <table:table-cell office:value-type="float" office:value="0">
                <text:p>0</text:p>
                <draw:g>
                  <svg:desc>Sheet2.P3:Sheet2.P23</svg:desc>
                </draw:g>
              </table:table-cell>
              <table:table-cell office:value-type="float" office:value="6">
                <text:p>6</text:p>
                <draw:g>
                  <svg:desc>Sheet2.O3:Sheet2.O23</svg:desc>
                </draw:g>
              </table:table-cell>
              <table:table-cell office:value-type="float" office:value="6">
                <text:p>6</text:p>
                <draw:g>
                  <svg:desc>Sheet2.Q3:Sheet2.Q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1.083">
                <text:p>1.083</text:p>
              </table:table-cell>
              <table:table-cell office:value-type="float" office:value="0.003">
                <text:p>0.003</text:p>
              </table:table-cell>
              <table:table-cell office:value-type="float" office:value="1.086">
                <text:p>1.086</text:p>
              </table:table-cell>
              <table:table-cell office:value-type="float" office:value="0.003">
                <text:p>0.003</text:p>
              </table:table-cell>
              <table:table-cell office:value-type="float" office:value="5.415">
                <text:p>5.415</text:p>
              </table:table-cell>
              <table:table-cell office:value-type="float" office:value="5.418">
                <text:p>5.4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972">
                <text:p>0.972</text:p>
              </table:table-cell>
              <table:table-cell office:value-type="float" office:value="0.012">
                <text:p>0.012</text:p>
              </table:table-cell>
              <table:table-cell office:value-type="float" office:value="0.984">
                <text:p>0.984</text:p>
              </table:table-cell>
              <table:table-cell office:value-type="float" office:value="0.012">
                <text:p>0.012</text:p>
              </table:table-cell>
              <table:table-cell office:value-type="float" office:value="4.86">
                <text:p>4.86</text:p>
              </table:table-cell>
              <table:table-cell office:value-type="float" office:value="4.872">
                <text:p>4.8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867">
                <text:p>0.867</text:p>
              </table:table-cell>
              <table:table-cell office:value-type="float" office:value="0.027">
                <text:p>0.027</text:p>
              </table:table-cell>
              <table:table-cell office:value-type="float" office:value="0.894">
                <text:p>0.894</text:p>
              </table:table-cell>
              <table:table-cell office:value-type="float" office:value="0.027">
                <text:p>0.027</text:p>
              </table:table-cell>
              <table:table-cell office:value-type="float" office:value="4.335">
                <text:p>4.335</text:p>
              </table:table-cell>
              <table:table-cell office:value-type="float" office:value="4.362">
                <text:p>4.3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768">
                <text:p>0.768</text:p>
              </table:table-cell>
              <table:table-cell office:value-type="float" office:value="0.048">
                <text:p>0.048</text:p>
              </table:table-cell>
              <table:table-cell office:value-type="float" office:value="0.816">
                <text:p>0.816</text:p>
              </table:table-cell>
              <table:table-cell office:value-type="float" office:value="0.048">
                <text:p>0.048</text:p>
              </table:table-cell>
              <table:table-cell office:value-type="float" office:value="3.84">
                <text:p>3.84</text:p>
              </table:table-cell>
              <table:table-cell office:value-type="float" office:value="3.888">
                <text:p>3.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675">
                <text:p>0.675</text:p>
              </table:table-cell>
              <table:table-cell office:value-type="float" office:value="0.075">
                <text:p>0.075</text:p>
              </table:table-cell>
              <table:table-cell office:value-type="float" office:value="0.75">
                <text:p>0.75</text:p>
              </table:table-cell>
              <table:table-cell office:value-type="float" office:value="0.075">
                <text:p>0.075</text:p>
              </table:table-cell>
              <table:table-cell office:value-type="float" office:value="3.375">
                <text:p>3.375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588">
                <text:p>0.588</text:p>
              </table:table-cell>
              <table:table-cell office:value-type="float" office:value="0.108">
                <text:p>0.108</text:p>
              </table:table-cell>
              <table:table-cell office:value-type="float" office:value="0.696">
                <text:p>0.696</text:p>
              </table:table-cell>
              <table:table-cell office:value-type="float" office:value="0.108">
                <text:p>0.108</text:p>
              </table:table-cell>
              <table:table-cell office:value-type="float" office:value="2.94">
                <text:p>2.94</text:p>
              </table:table-cell>
              <table:table-cell office:value-type="float" office:value="3.048">
                <text:p>3.0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507">
                <text:p>0.507</text:p>
              </table:table-cell>
              <table:table-cell office:value-type="float" office:value="0.147">
                <text:p>0.147</text:p>
              </table:table-cell>
              <table:table-cell office:value-type="float" office:value="0.654">
                <text:p>0.654</text:p>
              </table:table-cell>
              <table:table-cell office:value-type="float" office:value="0.147">
                <text:p>0.147</text:p>
              </table:table-cell>
              <table:table-cell office:value-type="float" office:value="2.535">
                <text:p>2.535</text:p>
              </table:table-cell>
              <table:table-cell office:value-type="float" office:value="2.682">
                <text:p>2.6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432">
                <text:p>0.432</text:p>
              </table:table-cell>
              <table:table-cell office:value-type="float" office:value="0.192">
                <text:p>0.192</text:p>
              </table:table-cell>
              <table:table-cell office:value-type="float" office:value="0.624">
                <text:p>0.624</text:p>
              </table:table-cell>
              <table:table-cell office:value-type="float" office:value="0.192">
                <text:p>0.192</text:p>
              </table:table-cell>
              <table:table-cell office:value-type="float" office:value="2.16">
                <text:p>2.16</text:p>
              </table:table-cell>
              <table:table-cell office:value-type="float" office:value="2.352">
                <text:p>2.3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363">
                <text:p>0.363</text:p>
              </table:table-cell>
              <table:table-cell office:value-type="float" office:value="0.243">
                <text:p>0.243</text:p>
              </table:table-cell>
              <table:table-cell office:value-type="float" office:value="0.606">
                <text:p>0.606</text:p>
              </table:table-cell>
              <table:table-cell office:value-type="float" office:value="0.243">
                <text:p>0.243</text:p>
              </table:table-cell>
              <table:table-cell office:value-type="float" office:value="1.815">
                <text:p>1.815</text:p>
              </table:table-cell>
              <table:table-cell office:value-type="float" office:value="2.058">
                <text:p>2.0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.3">
                <text:p>0.3</text:p>
              </table:table-cell>
              <table:table-cell office:value-type="float" office:value="1.5">
                <text:p>1.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243">
                <text:p>0.243</text:p>
              </table:table-cell>
              <table:table-cell office:value-type="float" office:value="0.363">
                <text:p>0.363</text:p>
              </table:table-cell>
              <table:table-cell office:value-type="float" office:value="0.606">
                <text:p>0.606</text:p>
              </table:table-cell>
              <table:table-cell office:value-type="float" office:value="0.363">
                <text:p>0.363</text:p>
              </table:table-cell>
              <table:table-cell office:value-type="float" office:value="1.215">
                <text:p>1.215</text:p>
              </table:table-cell>
              <table:table-cell office:value-type="float" office:value="1.578">
                <text:p>1.5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192">
                <text:p>0.192</text:p>
              </table:table-cell>
              <table:table-cell office:value-type="float" office:value="0.432">
                <text:p>0.432</text:p>
              </table:table-cell>
              <table:table-cell office:value-type="float" office:value="0.624">
                <text:p>0.624</text:p>
              </table:table-cell>
              <table:table-cell office:value-type="float" office:value="0.432">
                <text:p>0.432</text:p>
              </table:table-cell>
              <table:table-cell office:value-type="float" office:value="0.959999999999999">
                <text:p>0.959999999999999</text:p>
              </table:table-cell>
              <table:table-cell office:value-type="float" office:value="1.392">
                <text:p>1.3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147">
                <text:p>0.147</text:p>
              </table:table-cell>
              <table:table-cell office:value-type="float" office:value="0.507">
                <text:p>0.507</text:p>
              </table:table-cell>
              <table:table-cell office:value-type="float" office:value="0.654">
                <text:p>0.654</text:p>
              </table:table-cell>
              <table:table-cell office:value-type="float" office:value="0.507">
                <text:p>0.507</text:p>
              </table:table-cell>
              <table:table-cell office:value-type="float" office:value="0.735">
                <text:p>0.735</text:p>
              </table:table-cell>
              <table:table-cell office:value-type="float" office:value="1.242">
                <text:p>1.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108">
                <text:p>0.108</text:p>
              </table:table-cell>
              <table:table-cell office:value-type="float" office:value="0.588">
                <text:p>0.588</text:p>
              </table:table-cell>
              <table:table-cell office:value-type="float" office:value="0.696">
                <text:p>0.696</text:p>
              </table:table-cell>
              <table:table-cell office:value-type="float" office:value="0.588">
                <text:p>0.588</text:p>
              </table:table-cell>
              <table:table-cell office:value-type="float" office:value="0.54">
                <text:p>0.54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075">
                <text:p>0.075</text:p>
              </table:table-cell>
              <table:table-cell office:value-type="float" office:value="0.675">
                <text:p>0.675</text:p>
              </table:table-cell>
              <table:table-cell office:value-type="float" office:value="0.75">
                <text:p>0.75</text:p>
              </table:table-cell>
              <table:table-cell office:value-type="float" office:value="0.675">
                <text:p>0.675</text:p>
              </table:table-cell>
              <table:table-cell office:value-type="float" office:value="0.375">
                <text:p>0.37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048">
                <text:p>0.048</text:p>
              </table:table-cell>
              <table:table-cell office:value-type="float" office:value="0.768">
                <text:p>0.768</text:p>
              </table:table-cell>
              <table:table-cell office:value-type="float" office:value="0.816">
                <text:p>0.816</text:p>
              </table:table-cell>
              <table:table-cell office:value-type="float" office:value="0.768">
                <text:p>0.768</text:p>
              </table:table-cell>
              <table:table-cell office:value-type="float" office:value="0.24">
                <text:p>0.24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027">
                <text:p>0.027</text:p>
              </table:table-cell>
              <table:table-cell office:value-type="float" office:value="0.867">
                <text:p>0.867</text:p>
              </table:table-cell>
              <table:table-cell office:value-type="float" office:value="0.894">
                <text:p>0.894</text:p>
              </table:table-cell>
              <table:table-cell office:value-type="float" office:value="0.867">
                <text:p>0.867</text:p>
              </table:table-cell>
              <table:table-cell office:value-type="float" office:value="0.135">
                <text:p>0.135</text:p>
              </table:table-cell>
              <table:table-cell office:value-type="float" office:value="1.002">
                <text:p>1.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012">
                <text:p>0.012</text:p>
              </table:table-cell>
              <table:table-cell office:value-type="float" office:value="0.972">
                <text:p>0.972</text:p>
              </table:table-cell>
              <table:table-cell office:value-type="float" office:value="0.984">
                <text:p>0.984</text:p>
              </table:table-cell>
              <table:table-cell office:value-type="float" office:value="0.972">
                <text:p>0.972</text:p>
              </table:table-cell>
              <table:table-cell office:value-type="float" office:value="0.06">
                <text:p>0.06</text:p>
              </table:table-cell>
              <table:table-cell office:value-type="float" office:value="1.032">
                <text:p>1.0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00299999999999999">
                <text:p>0.00299999999999999</text:p>
              </table:table-cell>
              <table:table-cell office:value-type="float" office:value="1.083">
                <text:p>1.083</text:p>
              </table:table-cell>
              <table:table-cell office:value-type="float" office:value="1.086">
                <text:p>1.086</text:p>
              </table:table-cell>
              <table:table-cell office:value-type="float" office:value="1.083">
                <text:p>1.083</text:p>
              </table:table-cell>
              <table:table-cell office:value-type="float" office:value="0.015">
                <text:p>0.015</text:p>
              </table:table-cell>
              <table:table-cell office:value-type="float" office:value="1.098">
                <text:p>1.0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scatter" chart:style-name="ch1">
        <chart:legend chart:legend-position="end" svg:x="11.551cm" svg:y="3.955cm" style:legend-expansion="high" chart:style-name="ch2"/>
        <chart:plot-area chart:style-name="ch3" table:cell-range-address="Sheet1.G1:Sheet1.Q1 Sheet1.G7:Sheet1.Q7" chart:data-source-has-labels="row" svg:x="0.319cm" svg:y="0.18cm" svg:width="10.913cm" svg:height="8.646cm">
          <chartooo:coordinate-region svg:x="0.755cm" svg:y="0.379cm" svg:width="10.23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7:Sheet1.Q7" loext:label-string="&quot;release size&quot;" chart:class="chart:scatter">
            <chart:domain table:cell-range-address="Sheet1.G1:Sheet1.Q1"/>
            <chart:regression-curve chart:style-name="ch7">
              <chart:equation chart:display-equation="true" chart:display-r-square="false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1</text:p>
              </table:table-cell>
              <table:table-cell office:value-type="string">
                <text:p>release siz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G1:Sheet1.Q1</svg:desc>
                </draw:g>
              </table:table-cell>
              <table:table-cell office:value-type="float" office:value="1">
                <text:p>1</text:p>
                <draw:g>
                  <svg:desc>Sheet1.G7:Sheet1.Q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5">
                <text:p>1.05</text:p>
              </table:table-cell>
              <table:table-cell office:value-type="float" office:value="1.12500000556196">
                <text:p>1.12500000556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5">
                <text:p>1.15</text:p>
              </table:table-cell>
              <table:table-cell office:value-type="float" office:value="1.37500001385827">
                <text:p>1.375000013858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">
                <text:p>1.3</text:p>
              </table:table-cell>
              <table:table-cell office:value-type="float" office:value="1.75000002671474">
                <text:p>1.750000026714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">
                <text:p>1.6</text:p>
              </table:table-cell>
              <table:table-cell office:value-type="float" office:value="2.50000002081668">
                <text:p>2.50000002081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">
                <text:p>1.9</text:p>
              </table:table-cell>
              <table:table-cell office:value-type="float" office:value="3.25000007892992">
                <text:p>3.250000078929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">
                <text:p>2.4</text:p>
              </table:table-cell>
              <table:table-cell office:value-type="float" office:value="4.50000000749401">
                <text:p>4.500000007494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">
                <text:p>2.8</text:p>
              </table:table-cell>
              <table:table-cell office:value-type="float" office:value="5.50000030836446">
                <text:p>5.500000308364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">
                <text:p>3.2</text:p>
              </table:table-cell>
              <table:table-cell office:value-type="float" office:value="6.4999997943312">
                <text:p>6.49999979433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">
                <text:p>3.6</text:p>
              </table:table-cell>
              <table:table-cell office:value-type="float" office:value="7.50000068695054">
                <text:p>7.500000686950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8.49999941019407">
                <text:p>8.499999410194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scatter" chart:style-name="ch1">
        <chart:legend chart:legend-position="end" svg:x="12.795cm" svg:y="4.204cm" style:legend-expansion="high" chart:style-name="ch2"/>
        <chart:plot-area chart:style-name="ch3" table:cell-range-address="Sheet1.G1:Sheet1.Q1 Sheet1.G8:Sheet1.Q8" chart:data-source-has-labels="row" svg:x="0.319cm" svg:y="0.18cm" svg:width="12.157cm" svg:height="8.646cm">
          <chartooo:coordinate-region svg:x="1.046cm" svg:y="0.379cm" svg:width="11.19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8:Sheet1.Q8" loext:label-string="&quot;release size&quot;" chart:class="chart:scatter">
            <chart:domain table:cell-range-address="Sheet1.G1:Sheet1.Q1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1</text:p>
              </table:table-cell>
              <table:table-cell office:value-type="string">
                <text:p>release siz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G1:Sheet1.Q1</svg:desc>
                </draw:g>
              </table:table-cell>
              <table:table-cell office:value-type="float" office:value="1">
                <text:p>1</text:p>
                <draw:g>
                  <svg:desc>Sheet1.G8:Sheet1.Q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5">
                <text:p>1.05</text:p>
              </table:table-cell>
              <table:table-cell office:value-type="float" office:value="1.07142857672567">
                <text:p>1.071428576725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5">
                <text:p>1.15</text:p>
              </table:table-cell>
              <table:table-cell office:value-type="float" office:value="1.19565218596372">
                <text:p>1.19565218596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">
                <text:p>1.3</text:p>
              </table:table-cell>
              <table:table-cell office:value-type="float" office:value="1.34615386670365">
                <text:p>1.346153866703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">
                <text:p>1.6</text:p>
              </table:table-cell>
              <table:table-cell office:value-type="float" office:value="1.56250001301043">
                <text:p>1.562500013010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">
                <text:p>1.9</text:p>
              </table:table-cell>
              <table:table-cell office:value-type="float" office:value="1.71052635733154">
                <text:p>1.710526357331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">
                <text:p>2.4</text:p>
              </table:table-cell>
              <table:table-cell office:value-type="float" office:value="1.8750000031225">
                <text:p>1.8750000031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">
                <text:p>2.8</text:p>
              </table:table-cell>
              <table:table-cell office:value-type="float" office:value="1.96428582441588">
                <text:p>1.964285824415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">
                <text:p>3.2</text:p>
              </table:table-cell>
              <table:table-cell office:value-type="float" office:value="2.0312499357285">
                <text:p>2.0312499357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">
                <text:p>3.6</text:p>
              </table:table-cell>
              <table:table-cell office:value-type="float" office:value="2.08333352415293">
                <text:p>2.083333524152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2.12499985254852">
                <text:p>2.124999852548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02cm" svg:y="0.316cm" chart:style-name="ch2">
          <text:p>Value gained from planning effort</text:p>
        </chart:title>
        <chart:legend chart:legend-position="end" svg:x="12.804cm" svg:y="3.703cm" style:legend-expansion="high" chart:style-name="ch3"/>
        <chart:plot-area chart:style-name="ch4" table:cell-range-address="Sheet2.B2:Sheet2.E12 Sheet2.C1:Sheet2.E1" chart:data-source-has-labels="row" svg:x="1.331cm" svg:y="1.275cm" svg:width="11.153cm" svg:height="6.564cm">
          <chartooo:coordinate-region svg:x="2.058cm" svg:y="1.475cm" svg:width="10.239cm" svg:height="5.717cm"/>
          <chart:axis chart:dimension="x" chart:name="primary-x" chart:style-name="ch5">
            <chart:title svg:x="5.818cm" svg:y="8.019cm" chart:style-name="ch6">
              <text:p>Planning effort</text:p>
            </chart:title>
          </chart:axis>
          <chart:axis chart:dimension="y" chart:name="primary-y" chart:style-name="ch5">
            <chart:title svg:x="0.451cm" svg:y="6.149cm" chart:style-name="ch7">
              <text:p>Uncertainty reduction</text:p>
            </chart:title>
            <chart:grid chart:style-name="ch8" chart:class="major"/>
          </chart:axis>
          <chart:series chart:style-name="ch9" chart:values-cell-range-address="Sheet2.C2:Sheet2.C12" chart:label-cell-address="Sheet2.C1:Sheet2.C1" chart:class="chart:scatter">
            <chart:domain table:cell-range-address="Sheet2.B2:Sheet2.B12"/>
            <chart:data-point chart:repeated="11"/>
          </chart:series>
          <chart:series chart:style-name="ch10" chart:values-cell-range-address="Sheet2.D2:Sheet2.D12" chart:label-cell-address="Sheet2.D1:Sheet2.D1" chart:class="chart:scatter">
            <chart:data-point chart:repeated="11"/>
          </chart:series>
          <chart:series chart:style-name="ch11" chart:values-cell-range-address="Sheet2.E2:Sheet2.E12" chart:label-cell-address="Sheet2.E1:Sheet2.E1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imple</text:p>
                <draw:g>
                  <svg:desc>Sheet2.C1:Sheet2.C1</svg:desc>
                </draw:g>
              </table:table-cell>
              <table:table-cell office:value-type="string">
                <text:p>complicated</text:p>
                <draw:g>
                  <svg:desc>Sheet2.D1:Sheet2.D1</svg:desc>
                </draw:g>
              </table:table-cell>
              <table:table-cell office:value-type="string">
                <text:p>complex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B2:Sheet2.B12</svg:desc>
                </draw:g>
              </table:table-cell>
              <table:table-cell office:value-type="float" office:value="0">
                <text:p>0</text:p>
                <draw:g>
                  <svg:desc>Sheet2.C2:Sheet2.C12</svg:desc>
                </draw:g>
              </table:table-cell>
              <table:table-cell office:value-type="float" office:value="0">
                <text:p>0</text:p>
                <draw:g>
                  <svg:desc>Sheet2.D2:Sheet2.D12</svg:desc>
                </draw:g>
              </table:table-cell>
              <table:table-cell office:value-type="float" office:value="0">
                <text:p>0</text:p>
                <draw:g>
                  <svg:desc>Sheet2.E2:Sheet2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181269246922018">
                <text:p>0.181269246922018</text:p>
              </table:table-cell>
              <table:table-cell office:value-type="float" office:value="0.0644930149683822">
                <text:p>0.0644930149683822</text:p>
              </table:table-cell>
              <table:table-cell office:value-type="float" office:value="0.0624133404785263">
                <text:p>0.06241334047852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329679953964361">
                <text:p>0.329679953964361</text:p>
              </table:table-cell>
              <table:table-cell office:value-type="float" office:value="0.124826680957053">
                <text:p>0.124826680957053</text:p>
              </table:table-cell>
              <table:table-cell office:value-type="float" office:value="0.117035830817676">
                <text:p>0.1170358308176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0.550671035882778">
                <text:p>0.550671035882778</text:p>
              </table:table-cell>
              <table:table-cell office:value-type="float" office:value="0.234071661635351">
                <text:p>0.234071661635351</text:p>
              </table:table-cell>
              <table:table-cell office:value-type="float" office:value="0.206676890244984">
                <text:p>0.2066768902449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0.753403036058394">
                <text:p>0.753403036058394</text:p>
              </table:table-cell>
              <table:table-cell office:value-type="float" office:value="0.372910914726944">
                <text:p>0.372910914726944</text:p>
              </table:table-cell>
              <table:table-cell office:value-type="float" office:value="0.303379639565701">
                <text:p>0.303379639565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">
                <text:p>2.2</text:p>
              </table:table-cell>
              <table:table-cell office:value-type="float" office:value="0.889196841637666">
                <text:p>0.889196841637666</text:p>
              </table:table-cell>
              <table:table-cell office:value-type="float" office:value="0.519694698910201">
                <text:p>0.519694698910201</text:p>
              </table:table-cell>
              <table:table-cell office:value-type="float" office:value="0.384653408872519">
                <text:p>0.3846534088725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950212931632136">
                <text:p>0.950212931632136</text:p>
              </table:table-cell>
              <table:table-cell office:value-type="float" office:value="0.632120558828558">
                <text:p>0.632120558828558</text:p>
              </table:table-cell>
              <table:table-cell office:value-type="float" office:value="0.432332358381694">
                <text:p>0.4323323583816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981684361111266">
                <text:p>0.981684361111266</text:p>
              </table:table-cell>
              <table:table-cell office:value-type="float" office:value="0.736402861884273">
                <text:p>0.736402861884273</text:p>
              </table:table-cell>
              <table:table-cell office:value-type="float" office:value="0.465258274388599">
                <text:p>0.4652582743885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0.997521247823334">
                <text:p>0.997521247823334</text:p>
              </table:table-cell>
              <table:table-cell office:value-type="float" office:value="0.864664716763387">
                <text:p>0.864664716763387</text:p>
              </table:table-cell>
              <table:table-cell office:value-type="float" office:value="0.490842180555633">
                <text:p>0.490842180555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999664537372098">
                <text:p>0.999664537372098</text:p>
              </table:table-cell>
              <table:table-cell office:value-type="float" office:value="0.930516548777198">
                <text:p>0.930516548777198</text:p>
              </table:table-cell>
              <table:table-cell office:value-type="float" office:value="0.497586025003084">
                <text:p>0.4975860250030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999954600070237">
                <text:p>0.999954600070237</text:p>
              </table:table-cell>
              <table:table-cell office:value-type="float" office:value="0.964326006652748">
                <text:p>0.964326006652748</text:p>
              </table:table-cell>
              <table:table-cell office:value-type="float" office:value="0.49936368309933">
                <text:p>0.499363683099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3 2" chart:style-name="ch1">
        <chart:title svg:x="6.528cm" svg:y="0.316cm" chart:style-name="ch2">
          <text:p>Baseline case</text:p>
        </chart:title>
        <chart:legend chart:legend-position="end" svg:x="12.116cm" svg:y="3.703cm" style:legend-expansion="high" chart:style-name="ch3"/>
        <chart:plot-area chart:style-name="ch4" table:cell-range-address="Sheet2.K3:Sheet2.M23 Sheet2.L2:Sheet2.M2 Sheet2.N2:Sheet2.N23" chart:data-source-has-labels="row" svg:x="1.331cm" svg:y="1.275cm" svg:width="10.465cm" svg:height="6.564cm">
          <chartooo:coordinate-region svg:x="2.058cm" svg:y="1.474cm" svg:width="9.644cm" svg:height="5.718cm"/>
          <chart:axis chart:dimension="x" chart:name="primary-x" chart:style-name="ch5">
            <chart:title svg:x="5.646cm" svg:y="8.019cm" chart:style-name="ch6">
              <text:p>agility index</text:p>
            </chart:title>
          </chart:axis>
          <chart:axis chart:dimension="y" chart:name="primary-y" chart:style-name="ch7">
            <chart:title svg:x="0.451cm" svg:y="4.866cm" chart:style-name="ch8">
              <text:p>risk</text:p>
            </chart:title>
            <chart:grid chart:style-name="ch9" chart:class="major"/>
          </chart:axis>
          <chart:series chart:style-name="ch10" chart:values-cell-range-address="Sheet2.L3:Sheet2.L23" chart:label-cell-address="Sheet2.L2:Sheet2.L2" chart:class="chart:scatter">
            <chart:domain table:cell-range-address="Sheet2.K3:Sheet2.K23"/>
            <chart:data-point chart:repeated="21"/>
          </chart:series>
          <chart:series chart:style-name="ch11" chart:values-cell-range-address="Sheet2.N3:Sheet2.N23" chart:label-cell-address="Sheet2.N2:Sheet2.N2" chart:class="chart:scatter">
            <chart:data-point chart:repeated="21"/>
          </chart:series>
          <chart:series chart:style-name="ch12" chart:values-cell-range-address="Sheet2.M3:Sheet2.M23" chart:label-cell-address="Sheet2.M2:Sheet2.M2" chart:class="chart:scatte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st of change</text:p>
                <draw:g>
                  <svg:desc>Sheet2.L2:Sheet2.L2</svg:desc>
                </draw:g>
              </table:table-cell>
              <table:table-cell office:value-type="string">
                <text:p>Total</text:p>
                <draw:g>
                  <svg:desc>Sheet2.N2:Sheet2.N2</svg:desc>
                </draw:g>
              </table:table-cell>
              <table:table-cell office:value-type="string">
                <text:p>Opportunity cost</text:p>
                <draw:g>
                  <svg:desc>Sheet2.M2:Sheet2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K3:Sheet2.K23</svg:desc>
                </draw:g>
              </table:table-cell>
              <table:table-cell office:value-type="float" office:value="0">
                <text:p>0</text:p>
                <draw:g>
                  <svg:desc>Sheet2.L3:Sheet2.L23</svg:desc>
                </draw:g>
              </table:table-cell>
              <table:table-cell office:value-type="float" office:value="2">
                <text:p>2</text:p>
                <draw:g>
                  <svg:desc>Sheet2.N3:Sheet2.N23</svg:desc>
                </draw:g>
              </table:table-cell>
              <table:table-cell office:value-type="float" office:value="2">
                <text:p>2</text:p>
                <draw:g>
                  <svg:desc>Sheet2.M3:Sheet2.M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5">
                <text:p>0.005</text:p>
              </table:table-cell>
              <table:table-cell office:value-type="float" office:value="1.81">
                <text:p>1.81</text:p>
              </table:table-cell>
              <table:table-cell office:value-type="float" office:value="1.805">
                <text:p>1.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2">
                <text:p>0.02</text:p>
              </table:table-cell>
              <table:table-cell office:value-type="float" office:value="1.64">
                <text:p>1.64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45">
                <text:p>0.045</text:p>
              </table:table-cell>
              <table:table-cell office:value-type="float" office:value="1.49">
                <text:p>1.49</text:p>
              </table:table-cell>
              <table:table-cell office:value-type="float" office:value="1.445">
                <text:p>1.4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8">
                <text:p>0.08</text:p>
              </table:table-cell>
              <table:table-cell office:value-type="float" office:value="1.36">
                <text:p>1.3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125">
                <text:p>0.125</text:p>
              </table:table-cell>
              <table:table-cell office:value-type="float" office:value="1.25">
                <text:p>1.2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18">
                <text:p>0.18</text:p>
              </table:table-cell>
              <table:table-cell office:value-type="float" office:value="1.16">
                <text:p>1.16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245">
                <text:p>0.245</text:p>
              </table:table-cell>
              <table:table-cell office:value-type="float" office:value="1.09">
                <text:p>1.09</text:p>
              </table:table-cell>
              <table:table-cell office:value-type="float" office:value="0.845">
                <text:p>0.8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2">
                <text:p>0.32</text:p>
              </table:table-cell>
              <table:table-cell office:value-type="float" office:value="1.04">
                <text:p>1.04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405">
                <text:p>0.405</text:p>
              </table:table-cell>
              <table:table-cell office:value-type="float" office:value="1.01">
                <text:p>1.01</text:p>
              </table:table-cell>
              <table:table-cell office:value-type="float" office:value="0.605">
                <text:p>0.6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605">
                <text:p>0.605</text:p>
              </table:table-cell>
              <table:table-cell office:value-type="float" office:value="1.01">
                <text:p>1.01</text:p>
              </table:table-cell>
              <table:table-cell office:value-type="float" office:value="0.405">
                <text:p>0.4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72">
                <text:p>0.72</text:p>
              </table:table-cell>
              <table:table-cell office:value-type="float" office:value="1.04">
                <text:p>1.0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845">
                <text:p>0.845</text:p>
              </table:table-cell>
              <table:table-cell office:value-type="float" office:value="1.09">
                <text:p>1.09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98">
                <text:p>0.98</text:p>
              </table:table-cell>
              <table:table-cell office:value-type="float" office:value="1.16">
                <text:p>1.1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1.125">
                <text:p>1.125</text:p>
              </table:table-cell>
              <table:table-cell office:value-type="float" office:value="1.25">
                <text:p>1.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1.28">
                <text:p>1.28</text:p>
              </table:table-cell>
              <table:table-cell office:value-type="float" office:value="1.36">
                <text:p>1.3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1.445">
                <text:p>1.445</text:p>
              </table:table-cell>
              <table:table-cell office:value-type="float" office:value="1.49">
                <text:p>1.49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1.62">
                <text:p>1.62</text:p>
              </table:table-cell>
              <table:table-cell office:value-type="float" office:value="1.64">
                <text:p>1.6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1.805">
                <text:p>1.805</text:p>
              </table:table-cell>
              <table:table-cell office:value-type="float" office:value="1.81">
                <text:p>1.81</text:p>
              </table:table-cell>
              <table:table-cell office:value-type="float" office:value="0.00499999999999999">
                <text:p>0.004999999999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19cm" svg:y="0.316cm" chart:style-name="ch2">
          <text:p>Low cost of iteration</text:p>
        </chart:title>
        <chart:legend chart:legend-position="end" svg:x="12.116cm" svg:y="3.703cm" style:legend-expansion="high" chart:style-name="ch3"/>
        <chart:plot-area chart:style-name="ch4" table:cell-range-address="Sheet2.K3:Sheet2.K23 Sheet2.L2:Sheet2.N2 Sheet2.O3:Sheet2.Q23" chart:data-source-has-labels="row" svg:x="1.331cm" svg:y="1.275cm" svg:width="10.465cm" svg:height="6.564cm">
          <chartooo:coordinate-region svg:x="1.767cm" svg:y="1.474cm" svg:width="9.936cm" svg:height="5.718cm"/>
          <chart:axis chart:dimension="x" chart:name="primary-x" chart:style-name="ch5">
            <chart:title svg:x="5.646cm" svg:y="8.019cm" chart:style-name="ch6">
              <text:p>agility index</text:p>
            </chart:title>
          </chart:axis>
          <chart:axis chart:dimension="y" chart:name="primary-y" chart:style-name="ch7">
            <chart:title svg:x="0.451cm" svg:y="4.905cm" chart:style-name="ch8">
              <text:p>cost</text:p>
            </chart:title>
            <chart:grid chart:style-name="ch9" chart:class="major"/>
          </chart:axis>
          <chart:series chart:style-name="ch10" chart:values-cell-range-address="Sheet2.P3:Sheet2.P23" chart:label-cell-address="Sheet2.L2:Sheet2.L2" chart:class="chart:scatter">
            <chart:domain table:cell-range-address="Sheet2.K3:Sheet2.K23"/>
            <chart:data-point chart:repeated="21"/>
          </chart:series>
          <chart:series chart:style-name="ch11" chart:values-cell-range-address="Sheet2.Q3:Sheet2.Q23" chart:label-cell-address="Sheet2.N2:Sheet2.N2" chart:class="chart:scatter">
            <chart:data-point chart:repeated="21"/>
          </chart:series>
          <chart:series chart:style-name="ch12" chart:values-cell-range-address="Sheet2.O3:Sheet2.O23" chart:label-cell-address="Sheet2.M2:Sheet2.M2" chart:class="chart:scatte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st of change</text:p>
                <draw:g>
                  <svg:desc>Sheet2.L2:Sheet2.L2</svg:desc>
                </draw:g>
              </table:table-cell>
              <table:table-cell office:value-type="string">
                <text:p>Total</text:p>
                <draw:g>
                  <svg:desc>Sheet2.N2:Sheet2.N2</svg:desc>
                </draw:g>
              </table:table-cell>
              <table:table-cell office:value-type="string">
                <text:p>Opportunity cost</text:p>
                <draw:g>
                  <svg:desc>Sheet2.M2:Sheet2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K3:Sheet2.K23</svg:desc>
                </draw:g>
              </table:table-cell>
              <table:table-cell office:value-type="float" office:value="0">
                <text:p>0</text:p>
                <draw:g>
                  <svg:desc>Sheet2.P3:Sheet2.P23</svg:desc>
                </draw:g>
              </table:table-cell>
              <table:table-cell office:value-type="float" office:value="6">
                <text:p>6</text:p>
                <draw:g>
                  <svg:desc>Sheet2.Q3:Sheet2.Q23</svg:desc>
                </draw:g>
              </table:table-cell>
              <table:table-cell office:value-type="float" office:value="6">
                <text:p>6</text:p>
                <draw:g>
                  <svg:desc>Sheet2.O3:Sheet2.O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3">
                <text:p>0.003</text:p>
              </table:table-cell>
              <table:table-cell office:value-type="float" office:value="5.418">
                <text:p>5.418</text:p>
              </table:table-cell>
              <table:table-cell office:value-type="float" office:value="5.415">
                <text:p>5.4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12">
                <text:p>0.012</text:p>
              </table:table-cell>
              <table:table-cell office:value-type="float" office:value="4.872">
                <text:p>4.872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27">
                <text:p>0.027</text:p>
              </table:table-cell>
              <table:table-cell office:value-type="float" office:value="4.362">
                <text:p>4.362</text:p>
              </table:table-cell>
              <table:table-cell office:value-type="float" office:value="4.335">
                <text:p>4.3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48">
                <text:p>0.048</text:p>
              </table:table-cell>
              <table:table-cell office:value-type="float" office:value="3.888">
                <text:p>3.888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75">
                <text:p>0.075</text:p>
              </table:table-cell>
              <table:table-cell office:value-type="float" office:value="3.45">
                <text:p>3.45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108">
                <text:p>0.108</text:p>
              </table:table-cell>
              <table:table-cell office:value-type="float" office:value="3.048">
                <text:p>3.048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147">
                <text:p>0.147</text:p>
              </table:table-cell>
              <table:table-cell office:value-type="float" office:value="2.682">
                <text:p>2.682</text:p>
              </table:table-cell>
              <table:table-cell office:value-type="float" office:value="2.535">
                <text:p>2.5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192">
                <text:p>0.192</text:p>
              </table:table-cell>
              <table:table-cell office:value-type="float" office:value="2.352">
                <text:p>2.35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243">
                <text:p>0.243</text:p>
              </table:table-cell>
              <table:table-cell office:value-type="float" office:value="2.058">
                <text:p>2.058</text:p>
              </table:table-cell>
              <table:table-cell office:value-type="float" office:value="1.815">
                <text:p>1.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  <table:table-cell office:value-type="float" office:value="1.8">
                <text:p>1.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363">
                <text:p>0.363</text:p>
              </table:table-cell>
              <table:table-cell office:value-type="float" office:value="1.578">
                <text:p>1.578</text:p>
              </table:table-cell>
              <table:table-cell office:value-type="float" office:value="1.215">
                <text:p>1.2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432">
                <text:p>0.432</text:p>
              </table:table-cell>
              <table:table-cell office:value-type="float" office:value="1.392">
                <text:p>1.392</text:p>
              </table:table-cell>
              <table:table-cell office:value-type="float" office:value="0.959999999999999">
                <text:p>0.9599999999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507">
                <text:p>0.507</text:p>
              </table:table-cell>
              <table:table-cell office:value-type="float" office:value="1.242">
                <text:p>1.242</text:p>
              </table:table-cell>
              <table:table-cell office:value-type="float" office:value="0.735">
                <text:p>0.7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588">
                <text:p>0.588</text:p>
              </table:table-cell>
              <table:table-cell office:value-type="float" office:value="1.128">
                <text:p>1.12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675">
                <text:p>0.675</text:p>
              </table:table-cell>
              <table:table-cell office:value-type="float" office:value="1.05">
                <text:p>1.0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768">
                <text:p>0.768</text:p>
              </table:table-cell>
              <table:table-cell office:value-type="float" office:value="1.008">
                <text:p>1.00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867">
                <text:p>0.867</text:p>
              </table:table-cell>
              <table:table-cell office:value-type="float" office:value="1.002">
                <text:p>1.002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972">
                <text:p>0.972</text:p>
              </table:table-cell>
              <table:table-cell office:value-type="float" office:value="1.032">
                <text:p>1.03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1.083">
                <text:p>1.083</text:p>
              </table:table-cell>
              <table:table-cell office:value-type="float" office:value="1.098">
                <text:p>1.09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66cm" svg:y="0.316cm" chart:style-name="ch2">
          <text:p>High cost of iteration</text:p>
        </chart:title>
        <chart:legend chart:legend-position="end" svg:x="12.116cm" svg:y="3.703cm" style:legend-expansion="high" chart:style-name="ch3"/>
        <chart:plot-area chart:style-name="ch4" table:cell-range-address="Sheet2.K3:Sheet2.K23 Sheet2.L2:Sheet2.N2 Sheet2.R3:Sheet2.T23" chart:data-source-has-labels="row" svg:x="1.331cm" svg:y="1.275cm" svg:width="10.465cm" svg:height="6.564cm">
          <chartooo:coordinate-region svg:x="1.767cm" svg:y="1.474cm" svg:width="9.936cm" svg:height="5.718cm"/>
          <chart:axis chart:dimension="x" chart:name="primary-x" chart:style-name="ch5">
            <chart:title svg:x="5.646cm" svg:y="8.019cm" chart:style-name="ch6">
              <text:p>agility index</text:p>
            </chart:title>
          </chart:axis>
          <chart:axis chart:dimension="y" chart:name="primary-y" chart:style-name="ch7">
            <chart:title svg:x="0.451cm" svg:y="4.905cm" chart:style-name="ch8">
              <text:p>cost</text:p>
            </chart:title>
            <chart:grid chart:style-name="ch9" chart:class="major"/>
          </chart:axis>
          <chart:series chart:style-name="ch10" chart:values-cell-range-address="Sheet2.S3:Sheet2.S23" chart:label-cell-address="Sheet2.L2:Sheet2.L2" chart:class="chart:scatter">
            <chart:domain table:cell-range-address="Sheet2.K3:Sheet2.K23"/>
            <chart:data-point chart:repeated="21"/>
          </chart:series>
          <chart:series chart:style-name="ch11" chart:values-cell-range-address="Sheet2.T3:Sheet2.T23" chart:label-cell-address="Sheet2.N2:Sheet2.N2" chart:class="chart:scatter">
            <chart:data-point chart:repeated="21"/>
          </chart:series>
          <chart:series chart:style-name="ch12" chart:values-cell-range-address="Sheet2.R3:Sheet2.R23" chart:label-cell-address="Sheet2.M2:Sheet2.M2" chart:class="chart:scatte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st of change</text:p>
                <draw:g>
                  <svg:desc>Sheet2.L2:Sheet2.L2</svg:desc>
                </draw:g>
              </table:table-cell>
              <table:table-cell office:value-type="string">
                <text:p>Total</text:p>
                <draw:g>
                  <svg:desc>Sheet2.N2:Sheet2.N2</svg:desc>
                </draw:g>
              </table:table-cell>
              <table:table-cell office:value-type="string">
                <text:p>Opportunity cost</text:p>
                <draw:g>
                  <svg:desc>Sheet2.M2:Sheet2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K3:Sheet2.K23</svg:desc>
                </draw:g>
              </table:table-cell>
              <table:table-cell office:value-type="float" office:value="0">
                <text:p>0</text:p>
                <draw:g>
                  <svg:desc>Sheet2.S3:Sheet2.S23</svg:desc>
                </draw:g>
              </table:table-cell>
              <table:table-cell office:value-type="float" office:value="1.2">
                <text:p>1.2</text:p>
                <draw:g>
                  <svg:desc>Sheet2.T3:Sheet2.T23</svg:desc>
                </draw:g>
              </table:table-cell>
              <table:table-cell office:value-type="float" office:value="1.2">
                <text:p>1.2</text:p>
                <draw:g>
                  <svg:desc>Sheet2.R3:Sheet2.R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15">
                <text:p>0.015</text:p>
              </table:table-cell>
              <table:table-cell office:value-type="float" office:value="1.098">
                <text:p>1.098</text:p>
              </table:table-cell>
              <table:table-cell office:value-type="float" office:value="1.083">
                <text:p>1.0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  <table:table-cell office:value-type="float" office:value="1.032">
                <text:p>1.032</text:p>
              </table:table-cell>
              <table:table-cell office:value-type="float" office:value="0.972">
                <text:p>0.9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135">
                <text:p>0.135</text:p>
              </table:table-cell>
              <table:table-cell office:value-type="float" office:value="1.002">
                <text:p>1.002</text:p>
              </table:table-cell>
              <table:table-cell office:value-type="float" office:value="0.867">
                <text:p>0.8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24">
                <text:p>0.24</text:p>
              </table:table-cell>
              <table:table-cell office:value-type="float" office:value="1.008">
                <text:p>1.008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375">
                <text:p>0.375</text:p>
              </table:table-cell>
              <table:table-cell office:value-type="float" office:value="1.05">
                <text:p>1.05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54">
                <text:p>0.54</text:p>
              </table:table-cell>
              <table:table-cell office:value-type="float" office:value="1.128">
                <text:p>1.128</text:p>
              </table:table-cell>
              <table:table-cell office:value-type="float" office:value="0.588">
                <text:p>0.5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735">
                <text:p>0.735</text:p>
              </table:table-cell>
              <table:table-cell office:value-type="float" office:value="1.242">
                <text:p>1.242</text:p>
              </table:table-cell>
              <table:table-cell office:value-type="float" office:value="0.507">
                <text:p>0.5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96">
                <text:p>0.96</text:p>
              </table:table-cell>
              <table:table-cell office:value-type="float" office:value="1.392">
                <text:p>1.392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1.215">
                <text:p>1.215</text:p>
              </table:table-cell>
              <table:table-cell office:value-type="float" office:value="1.578">
                <text:p>1.578</text:p>
              </table:table-cell>
              <table:table-cell office:value-type="float" office:value="0.363">
                <text:p>0.3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1.8">
                <text:p>1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1.815">
                <text:p>1.815</text:p>
              </table:table-cell>
              <table:table-cell office:value-type="float" office:value="2.058">
                <text:p>2.058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2.16">
                <text:p>2.16</text:p>
              </table:table-cell>
              <table:table-cell office:value-type="float" office:value="2.352">
                <text:p>2.352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2.535">
                <text:p>2.535</text:p>
              </table:table-cell>
              <table:table-cell office:value-type="float" office:value="2.682">
                <text:p>2.682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2.94">
                <text:p>2.94</text:p>
              </table:table-cell>
              <table:table-cell office:value-type="float" office:value="3.048">
                <text:p>3.048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3.375">
                <text:p>3.375</text:p>
              </table:table-cell>
              <table:table-cell office:value-type="float" office:value="3.45">
                <text:p>3.45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3.84">
                <text:p>3.84</text:p>
              </table:table-cell>
              <table:table-cell office:value-type="float" office:value="3.888">
                <text:p>3.888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4.335">
                <text:p>4.335</text:p>
              </table:table-cell>
              <table:table-cell office:value-type="float" office:value="4.362">
                <text:p>4.362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4.86">
                <text:p>4.86</text:p>
              </table:table-cell>
              <table:table-cell office:value-type="float" office:value="4.872">
                <text:p>4.872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5.415">
                <text:p>5.415</text:p>
              </table:table-cell>
              <table:table-cell office:value-type="float" office:value="5.418">
                <text:p>5.418</text:p>
              </table:table-cell>
              <table:table-cell office:value-type="float" office:value="0.00299999999999999">
                <text:p>0.002999999999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a79f" draw:fill-color="#aea79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12cm" svg:y="0.318cm" chart:style-name="ch2">
          <text:p>Low cost of iteration; simple; replan cost</text:p>
        </chart:title>
        <chart:legend chart:legend-position="end" svg:x="11.534cm" svg:y="2.956cm" style:legend-expansion="high" chart:style-name="ch3"/>
        <chart:plot-area chart:style-name="ch4" table:cell-range-address="Sheet2.K3:Sheet2.K23 Sheet2.L2:Sheet2.N2 Sheet2.U3:Sheet2.W23 Sheet2.O3:Sheet2.Q23" chart:data-source-has-labels="row" svg:x="1.331cm" svg:y="1.275cm" svg:width="9.883cm" svg:height="6.564cm">
          <chartooo:coordinate-region svg:x="2.058cm" svg:y="1.474cm" svg:width="9.062cm" svg:height="5.718cm"/>
          <chart:axis chart:dimension="x" chart:name="primary-x" chart:style-name="ch5">
            <chart:title svg:x="5.355cm" svg:y="8.019cm" chart:style-name="ch6">
              <text:p>agility index</text:p>
            </chart:title>
          </chart:axis>
          <chart:axis chart:dimension="y" chart:name="primary-y" chart:style-name="ch7">
            <chart:title svg:x="0.451cm" svg:y="4.905cm" chart:style-name="ch8">
              <text:p>cost</text:p>
            </chart:title>
            <chart:grid chart:style-name="ch9" chart:class="major"/>
          </chart:axis>
          <chart:series chart:style-name="ch10" chart:values-cell-range-address="Sheet2.U3:Sheet2.U23" chart:label-cell-address="Sheet2.M2:Sheet2.M2" chart:class="chart:scatter">
            <chart:domain table:cell-range-address="Sheet2.K3:Sheet2.K23"/>
            <chart:data-point chart:repeated="21"/>
          </chart:series>
          <chart:series chart:style-name="ch11" chart:values-cell-range-address="Sheet2.V3:Sheet2.V23" chart:label-cell-address="Sheet2.L2:Sheet2.L2" chart:class="chart:scatter">
            <chart:data-point chart:repeated="21"/>
          </chart:series>
          <chart:series chart:style-name="ch12" chart:values-cell-range-address="Sheet2.W3:Sheet2.W23" chart:label-cell-address="Sheet2.N2:Sheet2.N2" chart:class="chart:scatter">
            <chart:data-point chart:repeated="21"/>
          </chart:series>
          <chart:series chart:style-name="ch13" chart:values-cell-range-address="Sheet2.P3:Sheet2.P23" loext:label-string="&quot;orig cost of change&quot;" chart:class="chart:scatter">
            <chart:data-point chart:repeated="21"/>
          </chart:series>
          <chart:series chart:style-name="ch13" chart:values-cell-range-address="Sheet2.O3:Sheet2.O23" loext:label-string="&quot;orig opportunity cost&quot;" chart:class="chart:scatter">
            <chart:data-point chart:repeated="21"/>
          </chart:series>
          <chart:series chart:style-name="ch13" chart:values-cell-range-address="Sheet2.Q3:Sheet2.Q23" loext:label-string="&quot;orig total&quot;" chart:class="chart:scatter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Opportunity cost</text:p>
                <draw:g>
                  <svg:desc>Sheet2.M2:Sheet2.M2</svg:desc>
                </draw:g>
              </table:table-cell>
              <table:table-cell office:value-type="string">
                <text:p>Cost of change</text:p>
                <draw:g>
                  <svg:desc>Sheet2.L2:Sheet2.L2</svg:desc>
                </draw:g>
              </table:table-cell>
              <table:table-cell office:value-type="string">
                <text:p>Total</text:p>
                <draw:g>
                  <svg:desc>Sheet2.N2:Sheet2.N2</svg:desc>
                </draw:g>
              </table:table-cell>
              <table:table-cell office:value-type="string">
                <text:p>orig cost of change</text:p>
              </table:table-cell>
              <table:table-cell office:value-type="string">
                <text:p>orig opportunity cost</text:p>
              </table:table-cell>
              <table:table-cell office:value-type="string">
                <text:p>orig tot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K3:Sheet2.K23</svg:desc>
                </draw:g>
              </table:table-cell>
              <table:table-cell office:value-type="float" office:value="1.2">
                <text:p>1.2</text:p>
                <draw:g>
                  <svg:desc>Sheet2.U3:Sheet2.U23</svg:desc>
                </draw:g>
              </table:table-cell>
              <table:table-cell office:value-type="float" office:value="0">
                <text:p>0</text:p>
                <draw:g>
                  <svg:desc>Sheet2.V3:Sheet2.V23</svg:desc>
                </draw:g>
              </table:table-cell>
              <table:table-cell office:value-type="float" office:value="1.2">
                <text:p>1.2</text:p>
                <draw:g>
                  <svg:desc>Sheet2.W3:Sheet2.W23</svg:desc>
                </draw:g>
              </table:table-cell>
              <table:table-cell office:value-type="float" office:value="0">
                <text:p>0</text:p>
                <draw:g>
                  <svg:desc>Sheet2.P3:Sheet2.P23</svg:desc>
                </draw:g>
              </table:table-cell>
              <table:table-cell office:value-type="float" office:value="6">
                <text:p>6</text:p>
                <draw:g>
                  <svg:desc>Sheet2.O3:Sheet2.O23</svg:desc>
                </draw:g>
              </table:table-cell>
              <table:table-cell office:value-type="float" office:value="6">
                <text:p>6</text:p>
                <draw:g>
                  <svg:desc>Sheet2.Q3:Sheet2.Q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1.083">
                <text:p>1.083</text:p>
              </table:table-cell>
              <table:table-cell office:value-type="float" office:value="0.023">
                <text:p>0.023</text:p>
              </table:table-cell>
              <table:table-cell office:value-type="float" office:value="1.106">
                <text:p>1.106</text:p>
              </table:table-cell>
              <table:table-cell office:value-type="float" office:value="0.003">
                <text:p>0.003</text:p>
              </table:table-cell>
              <table:table-cell office:value-type="float" office:value="5.415">
                <text:p>5.415</text:p>
              </table:table-cell>
              <table:table-cell office:value-type="float" office:value="5.418">
                <text:p>5.4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972">
                <text:p>0.972</text:p>
              </table:table-cell>
              <table:table-cell office:value-type="float" office:value="0.052">
                <text:p>0.052</text:p>
              </table:table-cell>
              <table:table-cell office:value-type="float" office:value="1.024">
                <text:p>1.024</text:p>
              </table:table-cell>
              <table:table-cell office:value-type="float" office:value="0.012">
                <text:p>0.012</text:p>
              </table:table-cell>
              <table:table-cell office:value-type="float" office:value="4.86">
                <text:p>4.86</text:p>
              </table:table-cell>
              <table:table-cell office:value-type="float" office:value="4.872">
                <text:p>4.8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867">
                <text:p>0.867</text:p>
              </table:table-cell>
              <table:table-cell office:value-type="float" office:value="0.087">
                <text:p>0.087</text:p>
              </table:table-cell>
              <table:table-cell office:value-type="float" office:value="0.954">
                <text:p>0.954</text:p>
              </table:table-cell>
              <table:table-cell office:value-type="float" office:value="0.027">
                <text:p>0.027</text:p>
              </table:table-cell>
              <table:table-cell office:value-type="float" office:value="4.335">
                <text:p>4.335</text:p>
              </table:table-cell>
              <table:table-cell office:value-type="float" office:value="4.362">
                <text:p>4.3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768">
                <text:p>0.768</text:p>
              </table:table-cell>
              <table:table-cell office:value-type="float" office:value="0.128">
                <text:p>0.128</text:p>
              </table:table-cell>
              <table:table-cell office:value-type="float" office:value="0.896">
                <text:p>0.896</text:p>
              </table:table-cell>
              <table:table-cell office:value-type="float" office:value="0.048">
                <text:p>0.048</text:p>
              </table:table-cell>
              <table:table-cell office:value-type="float" office:value="3.84">
                <text:p>3.84</text:p>
              </table:table-cell>
              <table:table-cell office:value-type="float" office:value="3.888">
                <text:p>3.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675">
                <text:p>0.675</text:p>
              </table:table-cell>
              <table:table-cell office:value-type="float" office:value="0.175">
                <text:p>0.175</text:p>
              </table:table-cell>
              <table:table-cell office:value-type="float" office:value="0.85">
                <text:p>0.85</text:p>
              </table:table-cell>
              <table:table-cell office:value-type="float" office:value="0.075">
                <text:p>0.075</text:p>
              </table:table-cell>
              <table:table-cell office:value-type="float" office:value="3.375">
                <text:p>3.375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588">
                <text:p>0.588</text:p>
              </table:table-cell>
              <table:table-cell office:value-type="float" office:value="0.228">
                <text:p>0.228</text:p>
              </table:table-cell>
              <table:table-cell office:value-type="float" office:value="0.816">
                <text:p>0.816</text:p>
              </table:table-cell>
              <table:table-cell office:value-type="float" office:value="0.108">
                <text:p>0.108</text:p>
              </table:table-cell>
              <table:table-cell office:value-type="float" office:value="2.94">
                <text:p>2.94</text:p>
              </table:table-cell>
              <table:table-cell office:value-type="float" office:value="3.048">
                <text:p>3.0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507">
                <text:p>0.507</text:p>
              </table:table-cell>
              <table:table-cell office:value-type="float" office:value="0.287">
                <text:p>0.287</text:p>
              </table:table-cell>
              <table:table-cell office:value-type="float" office:value="0.794">
                <text:p>0.794</text:p>
              </table:table-cell>
              <table:table-cell office:value-type="float" office:value="0.147">
                <text:p>0.147</text:p>
              </table:table-cell>
              <table:table-cell office:value-type="float" office:value="2.535">
                <text:p>2.535</text:p>
              </table:table-cell>
              <table:table-cell office:value-type="float" office:value="2.682">
                <text:p>2.6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432">
                <text:p>0.432</text:p>
              </table:table-cell>
              <table:table-cell office:value-type="float" office:value="0.352">
                <text:p>0.352</text:p>
              </table:table-cell>
              <table:table-cell office:value-type="float" office:value="0.784">
                <text:p>0.784</text:p>
              </table:table-cell>
              <table:table-cell office:value-type="float" office:value="0.192">
                <text:p>0.192</text:p>
              </table:table-cell>
              <table:table-cell office:value-type="float" office:value="2.16">
                <text:p>2.16</text:p>
              </table:table-cell>
              <table:table-cell office:value-type="float" office:value="2.352">
                <text:p>2.3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363">
                <text:p>0.363</text:p>
              </table:table-cell>
              <table:table-cell office:value-type="float" office:value="0.423">
                <text:p>0.423</text:p>
              </table:table-cell>
              <table:table-cell office:value-type="float" office:value="0.786">
                <text:p>0.786</text:p>
              </table:table-cell>
              <table:table-cell office:value-type="float" office:value="0.243">
                <text:p>0.243</text:p>
              </table:table-cell>
              <table:table-cell office:value-type="float" office:value="1.815">
                <text:p>1.815</text:p>
              </table:table-cell>
              <table:table-cell office:value-type="float" office:value="2.058">
                <text:p>2.0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  <table:table-cell office:value-type="float" office:value="0.3">
                <text:p>0.3</text:p>
              </table:table-cell>
              <table:table-cell office:value-type="float" office:value="1.5">
                <text:p>1.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243">
                <text:p>0.243</text:p>
              </table:table-cell>
              <table:table-cell office:value-type="float" office:value="0.583">
                <text:p>0.583</text:p>
              </table:table-cell>
              <table:table-cell office:value-type="float" office:value="0.826">
                <text:p>0.826</text:p>
              </table:table-cell>
              <table:table-cell office:value-type="float" office:value="0.363">
                <text:p>0.363</text:p>
              </table:table-cell>
              <table:table-cell office:value-type="float" office:value="1.215">
                <text:p>1.215</text:p>
              </table:table-cell>
              <table:table-cell office:value-type="float" office:value="1.578">
                <text:p>1.5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192">
                <text:p>0.192</text:p>
              </table:table-cell>
              <table:table-cell office:value-type="float" office:value="0.672">
                <text:p>0.672</text:p>
              </table:table-cell>
              <table:table-cell office:value-type="float" office:value="0.864">
                <text:p>0.864</text:p>
              </table:table-cell>
              <table:table-cell office:value-type="float" office:value="0.432">
                <text:p>0.432</text:p>
              </table:table-cell>
              <table:table-cell office:value-type="float" office:value="0.959999999999999">
                <text:p>0.959999999999999</text:p>
              </table:table-cell>
              <table:table-cell office:value-type="float" office:value="1.392">
                <text:p>1.3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147">
                <text:p>0.147</text:p>
              </table:table-cell>
              <table:table-cell office:value-type="float" office:value="0.767">
                <text:p>0.767</text:p>
              </table:table-cell>
              <table:table-cell office:value-type="float" office:value="0.914">
                <text:p>0.914</text:p>
              </table:table-cell>
              <table:table-cell office:value-type="float" office:value="0.507">
                <text:p>0.507</text:p>
              </table:table-cell>
              <table:table-cell office:value-type="float" office:value="0.735">
                <text:p>0.735</text:p>
              </table:table-cell>
              <table:table-cell office:value-type="float" office:value="1.242">
                <text:p>1.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108">
                <text:p>0.108</text:p>
              </table:table-cell>
              <table:table-cell office:value-type="float" office:value="0.868">
                <text:p>0.868</text:p>
              </table:table-cell>
              <table:table-cell office:value-type="float" office:value="0.976">
                <text:p>0.976</text:p>
              </table:table-cell>
              <table:table-cell office:value-type="float" office:value="0.588">
                <text:p>0.588</text:p>
              </table:table-cell>
              <table:table-cell office:value-type="float" office:value="0.54">
                <text:p>0.54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075">
                <text:p>0.075</text:p>
              </table:table-cell>
              <table:table-cell office:value-type="float" office:value="0.975">
                <text:p>0.975</text:p>
              </table:table-cell>
              <table:table-cell office:value-type="float" office:value="1.05">
                <text:p>1.05</text:p>
              </table:table-cell>
              <table:table-cell office:value-type="float" office:value="0.675">
                <text:p>0.675</text:p>
              </table:table-cell>
              <table:table-cell office:value-type="float" office:value="0.375">
                <text:p>0.37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048">
                <text:p>0.048</text:p>
              </table:table-cell>
              <table:table-cell office:value-type="float" office:value="1.088">
                <text:p>1.088</text:p>
              </table:table-cell>
              <table:table-cell office:value-type="float" office:value="1.136">
                <text:p>1.136</text:p>
              </table:table-cell>
              <table:table-cell office:value-type="float" office:value="0.768">
                <text:p>0.768</text:p>
              </table:table-cell>
              <table:table-cell office:value-type="float" office:value="0.24">
                <text:p>0.24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027">
                <text:p>0.027</text:p>
              </table:table-cell>
              <table:table-cell office:value-type="float" office:value="1.207">
                <text:p>1.207</text:p>
              </table:table-cell>
              <table:table-cell office:value-type="float" office:value="1.234">
                <text:p>1.234</text:p>
              </table:table-cell>
              <table:table-cell office:value-type="float" office:value="0.867">
                <text:p>0.867</text:p>
              </table:table-cell>
              <table:table-cell office:value-type="float" office:value="0.135">
                <text:p>0.135</text:p>
              </table:table-cell>
              <table:table-cell office:value-type="float" office:value="1.002">
                <text:p>1.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012">
                <text:p>0.012</text:p>
              </table:table-cell>
              <table:table-cell office:value-type="float" office:value="1.332">
                <text:p>1.332</text:p>
              </table:table-cell>
              <table:table-cell office:value-type="float" office:value="1.344">
                <text:p>1.344</text:p>
              </table:table-cell>
              <table:table-cell office:value-type="float" office:value="0.972">
                <text:p>0.972</text:p>
              </table:table-cell>
              <table:table-cell office:value-type="float" office:value="0.06">
                <text:p>0.06</text:p>
              </table:table-cell>
              <table:table-cell office:value-type="float" office:value="1.032">
                <text:p>1.0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00299999999999999">
                <text:p>0.00299999999999999</text:p>
              </table:table-cell>
              <table:table-cell office:value-type="float" office:value="1.463">
                <text:p>1.463</text:p>
              </table:table-cell>
              <table:table-cell office:value-type="float" office:value="1.466">
                <text:p>1.466</text:p>
              </table:table-cell>
              <table:table-cell office:value-type="float" office:value="1.083">
                <text:p>1.083</text:p>
              </table:table-cell>
              <table:table-cell office:value-type="float" office:value="0.015">
                <text:p>0.015</text:p>
              </table:table-cell>
              <table:table-cell office:value-type="float" office:value="1.098">
                <text:p>1.0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a79f" draw:fill-color="#aea79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23cm" svg:y="0.316cm" chart:style-name="ch2">
          <text:p>Low cost of iteration; complex; replan cost</text:p>
        </chart:title>
        <chart:legend chart:legend-position="end" svg:x="11.534cm" svg:y="2.956cm" style:legend-expansion="high" chart:style-name="ch3"/>
        <chart:plot-area chart:style-name="ch4" table:cell-range-address="Sheet2.K3:Sheet2.K23 Sheet2.L2:Sheet2.N2 Sheet2.X3:Sheet2.Z23 Sheet2.O3:Sheet2.Q23" chart:data-source-has-labels="row" svg:x="1.331cm" svg:y="1.275cm" svg:width="9.883cm" svg:height="6.564cm">
          <chartooo:coordinate-region svg:x="2.058cm" svg:y="1.474cm" svg:width="9.062cm" svg:height="5.718cm"/>
          <chart:axis chart:dimension="x" chart:name="primary-x" chart:style-name="ch5">
            <chart:title svg:x="5.355cm" svg:y="8.019cm" chart:style-name="ch6">
              <text:p>agility index</text:p>
            </chart:title>
          </chart:axis>
          <chart:axis chart:dimension="y" chart:name="primary-y" chart:style-name="ch7">
            <chart:title svg:x="0.451cm" svg:y="4.905cm" chart:style-name="ch8">
              <text:p>cost</text:p>
            </chart:title>
            <chart:grid chart:style-name="ch9" chart:class="major"/>
          </chart:axis>
          <chart:series chart:style-name="ch10" chart:values-cell-range-address="Sheet2.X3:Sheet2.X23" chart:label-cell-address="Sheet2.M2:Sheet2.M2" chart:class="chart:scatter">
            <chart:domain table:cell-range-address="Sheet2.K3:Sheet2.K23"/>
            <chart:data-point chart:repeated="21"/>
          </chart:series>
          <chart:series chart:style-name="ch11" chart:values-cell-range-address="Sheet2.Y3:Sheet2.Y23" chart:label-cell-address="Sheet2.L2:Sheet2.L2" chart:class="chart:scatter">
            <chart:data-point chart:repeated="21"/>
          </chart:series>
          <chart:series chart:style-name="ch12" chart:values-cell-range-address="Sheet2.Z3:Sheet2.Z23" chart:label-cell-address="Sheet2.N2:Sheet2.N2" chart:class="chart:scatter">
            <chart:data-point chart:repeated="21"/>
          </chart:series>
          <chart:series chart:style-name="ch13" chart:values-cell-range-address="Sheet2.P3:Sheet2.P23" loext:label-string="&quot;orig cost of change&quot;" chart:class="chart:scatter">
            <chart:data-point chart:repeated="21"/>
          </chart:series>
          <chart:series chart:style-name="ch13" chart:values-cell-range-address="Sheet2.O3:Sheet2.O23" loext:label-string="&quot;orig opportunity cost&quot;" chart:class="chart:scatter">
            <chart:data-point chart:repeated="21"/>
          </chart:series>
          <chart:series chart:style-name="ch13" chart:values-cell-range-address="Sheet2.Q3:Sheet2.Q23" loext:label-string="&quot;orig total&quot;" chart:class="chart:scatter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Opportunity cost</text:p>
                <draw:g>
                  <svg:desc>Sheet2.M2:Sheet2.M2</svg:desc>
                </draw:g>
              </table:table-cell>
              <table:table-cell office:value-type="string">
                <text:p>Cost of change</text:p>
                <draw:g>
                  <svg:desc>Sheet2.L2:Sheet2.L2</svg:desc>
                </draw:g>
              </table:table-cell>
              <table:table-cell office:value-type="string">
                <text:p>Total</text:p>
                <draw:g>
                  <svg:desc>Sheet2.N2:Sheet2.N2</svg:desc>
                </draw:g>
              </table:table-cell>
              <table:table-cell office:value-type="string">
                <text:p>orig cost of change</text:p>
              </table:table-cell>
              <table:table-cell office:value-type="string">
                <text:p>orig opportunity cost</text:p>
              </table:table-cell>
              <table:table-cell office:value-type="string">
                <text:p>orig tot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K3:Sheet2.K23</svg:desc>
                </draw:g>
              </table:table-cell>
              <table:table-cell office:value-type="float" office:value="3">
                <text:p>3</text:p>
                <draw:g>
                  <svg:desc>Sheet2.X3:Sheet2.X23</svg:desc>
                </draw:g>
              </table:table-cell>
              <table:table-cell office:value-type="float" office:value="0">
                <text:p>0</text:p>
                <draw:g>
                  <svg:desc>Sheet2.Y3:Sheet2.Y23</svg:desc>
                </draw:g>
              </table:table-cell>
              <table:table-cell office:value-type="float" office:value="3">
                <text:p>3</text:p>
                <draw:g>
                  <svg:desc>Sheet2.Z3:Sheet2.Z23</svg:desc>
                </draw:g>
              </table:table-cell>
              <table:table-cell office:value-type="float" office:value="0">
                <text:p>0</text:p>
                <draw:g>
                  <svg:desc>Sheet2.P3:Sheet2.P23</svg:desc>
                </draw:g>
              </table:table-cell>
              <table:table-cell office:value-type="float" office:value="6">
                <text:p>6</text:p>
                <draw:g>
                  <svg:desc>Sheet2.O3:Sheet2.O23</svg:desc>
                </draw:g>
              </table:table-cell>
              <table:table-cell office:value-type="float" office:value="6">
                <text:p>6</text:p>
                <draw:g>
                  <svg:desc>Sheet2.Q3:Sheet2.Q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2.7075">
                <text:p>2.7075</text:p>
              </table:table-cell>
              <table:table-cell office:value-type="float" office:value="0.023">
                <text:p>0.023</text:p>
              </table:table-cell>
              <table:table-cell office:value-type="float" office:value="2.7305">
                <text:p>2.7305</text:p>
              </table:table-cell>
              <table:table-cell office:value-type="float" office:value="0.003">
                <text:p>0.003</text:p>
              </table:table-cell>
              <table:table-cell office:value-type="float" office:value="5.415">
                <text:p>5.415</text:p>
              </table:table-cell>
              <table:table-cell office:value-type="float" office:value="5.418">
                <text:p>5.4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2.43">
                <text:p>2.43</text:p>
              </table:table-cell>
              <table:table-cell office:value-type="float" office:value="0.052">
                <text:p>0.052</text:p>
              </table:table-cell>
              <table:table-cell office:value-type="float" office:value="2.482">
                <text:p>2.482</text:p>
              </table:table-cell>
              <table:table-cell office:value-type="float" office:value="0.012">
                <text:p>0.012</text:p>
              </table:table-cell>
              <table:table-cell office:value-type="float" office:value="4.86">
                <text:p>4.86</text:p>
              </table:table-cell>
              <table:table-cell office:value-type="float" office:value="4.872">
                <text:p>4.8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2.1675">
                <text:p>2.1675</text:p>
              </table:table-cell>
              <table:table-cell office:value-type="float" office:value="0.087">
                <text:p>0.087</text:p>
              </table:table-cell>
              <table:table-cell office:value-type="float" office:value="2.2545">
                <text:p>2.2545</text:p>
              </table:table-cell>
              <table:table-cell office:value-type="float" office:value="0.027">
                <text:p>0.027</text:p>
              </table:table-cell>
              <table:table-cell office:value-type="float" office:value="4.335">
                <text:p>4.335</text:p>
              </table:table-cell>
              <table:table-cell office:value-type="float" office:value="4.362">
                <text:p>4.3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1.92">
                <text:p>1.92</text:p>
              </table:table-cell>
              <table:table-cell office:value-type="float" office:value="0.128">
                <text:p>0.128</text:p>
              </table:table-cell>
              <table:table-cell office:value-type="float" office:value="2.048">
                <text:p>2.048</text:p>
              </table:table-cell>
              <table:table-cell office:value-type="float" office:value="0.048">
                <text:p>0.048</text:p>
              </table:table-cell>
              <table:table-cell office:value-type="float" office:value="3.84">
                <text:p>3.84</text:p>
              </table:table-cell>
              <table:table-cell office:value-type="float" office:value="3.888">
                <text:p>3.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1.6875">
                <text:p>1.6875</text:p>
              </table:table-cell>
              <table:table-cell office:value-type="float" office:value="0.175">
                <text:p>0.175</text:p>
              </table:table-cell>
              <table:table-cell office:value-type="float" office:value="1.8625">
                <text:p>1.8625</text:p>
              </table:table-cell>
              <table:table-cell office:value-type="float" office:value="0.075">
                <text:p>0.075</text:p>
              </table:table-cell>
              <table:table-cell office:value-type="float" office:value="3.375">
                <text:p>3.375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1.47">
                <text:p>1.47</text:p>
              </table:table-cell>
              <table:table-cell office:value-type="float" office:value="0.228">
                <text:p>0.228</text:p>
              </table:table-cell>
              <table:table-cell office:value-type="float" office:value="1.698">
                <text:p>1.698</text:p>
              </table:table-cell>
              <table:table-cell office:value-type="float" office:value="0.108">
                <text:p>0.108</text:p>
              </table:table-cell>
              <table:table-cell office:value-type="float" office:value="2.94">
                <text:p>2.94</text:p>
              </table:table-cell>
              <table:table-cell office:value-type="float" office:value="3.048">
                <text:p>3.0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1.2675">
                <text:p>1.2675</text:p>
              </table:table-cell>
              <table:table-cell office:value-type="float" office:value="0.287">
                <text:p>0.287</text:p>
              </table:table-cell>
              <table:table-cell office:value-type="float" office:value="1.5545">
                <text:p>1.5545</text:p>
              </table:table-cell>
              <table:table-cell office:value-type="float" office:value="0.147">
                <text:p>0.147</text:p>
              </table:table-cell>
              <table:table-cell office:value-type="float" office:value="2.535">
                <text:p>2.535</text:p>
              </table:table-cell>
              <table:table-cell office:value-type="float" office:value="2.682">
                <text:p>2.6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1.08">
                <text:p>1.08</text:p>
              </table:table-cell>
              <table:table-cell office:value-type="float" office:value="0.352">
                <text:p>0.352</text:p>
              </table:table-cell>
              <table:table-cell office:value-type="float" office:value="1.432">
                <text:p>1.432</text:p>
              </table:table-cell>
              <table:table-cell office:value-type="float" office:value="0.192">
                <text:p>0.192</text:p>
              </table:table-cell>
              <table:table-cell office:value-type="float" office:value="2.16">
                <text:p>2.16</text:p>
              </table:table-cell>
              <table:table-cell office:value-type="float" office:value="2.352">
                <text:p>2.3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9075">
                <text:p>0.9075</text:p>
              </table:table-cell>
              <table:table-cell office:value-type="float" office:value="0.423">
                <text:p>0.423</text:p>
              </table:table-cell>
              <table:table-cell office:value-type="float" office:value="1.3305">
                <text:p>1.3305</text:p>
              </table:table-cell>
              <table:table-cell office:value-type="float" office:value="0.243">
                <text:p>0.243</text:p>
              </table:table-cell>
              <table:table-cell office:value-type="float" office:value="1.815">
                <text:p>1.815</text:p>
              </table:table-cell>
              <table:table-cell office:value-type="float" office:value="2.058">
                <text:p>2.0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  <table:table-cell office:value-type="float" office:value="1.25">
                <text:p>1.25</text:p>
              </table:table-cell>
              <table:table-cell office:value-type="float" office:value="0.3">
                <text:p>0.3</text:p>
              </table:table-cell>
              <table:table-cell office:value-type="float" office:value="1.5">
                <text:p>1.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6075">
                <text:p>0.6075</text:p>
              </table:table-cell>
              <table:table-cell office:value-type="float" office:value="0.583">
                <text:p>0.583</text:p>
              </table:table-cell>
              <table:table-cell office:value-type="float" office:value="1.1905">
                <text:p>1.1905</text:p>
              </table:table-cell>
              <table:table-cell office:value-type="float" office:value="0.363">
                <text:p>0.363</text:p>
              </table:table-cell>
              <table:table-cell office:value-type="float" office:value="1.215">
                <text:p>1.215</text:p>
              </table:table-cell>
              <table:table-cell office:value-type="float" office:value="1.578">
                <text:p>1.5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48">
                <text:p>0.48</text:p>
              </table:table-cell>
              <table:table-cell office:value-type="float" office:value="0.672">
                <text:p>0.672</text:p>
              </table:table-cell>
              <table:table-cell office:value-type="float" office:value="1.152">
                <text:p>1.152</text:p>
              </table:table-cell>
              <table:table-cell office:value-type="float" office:value="0.432">
                <text:p>0.432</text:p>
              </table:table-cell>
              <table:table-cell office:value-type="float" office:value="0.959999999999999">
                <text:p>0.959999999999999</text:p>
              </table:table-cell>
              <table:table-cell office:value-type="float" office:value="1.392">
                <text:p>1.3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3675">
                <text:p>0.3675</text:p>
              </table:table-cell>
              <table:table-cell office:value-type="float" office:value="0.767">
                <text:p>0.767</text:p>
              </table:table-cell>
              <table:table-cell office:value-type="float" office:value="1.1345">
                <text:p>1.1345</text:p>
              </table:table-cell>
              <table:table-cell office:value-type="float" office:value="0.507">
                <text:p>0.507</text:p>
              </table:table-cell>
              <table:table-cell office:value-type="float" office:value="0.735">
                <text:p>0.735</text:p>
              </table:table-cell>
              <table:table-cell office:value-type="float" office:value="1.242">
                <text:p>1.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27">
                <text:p>0.27</text:p>
              </table:table-cell>
              <table:table-cell office:value-type="float" office:value="0.868">
                <text:p>0.868</text:p>
              </table:table-cell>
              <table:table-cell office:value-type="float" office:value="1.138">
                <text:p>1.138</text:p>
              </table:table-cell>
              <table:table-cell office:value-type="float" office:value="0.588">
                <text:p>0.588</text:p>
              </table:table-cell>
              <table:table-cell office:value-type="float" office:value="0.54">
                <text:p>0.54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1875">
                <text:p>0.1875</text:p>
              </table:table-cell>
              <table:table-cell office:value-type="float" office:value="0.975">
                <text:p>0.975</text:p>
              </table:table-cell>
              <table:table-cell office:value-type="float" office:value="1.1625">
                <text:p>1.1625</text:p>
              </table:table-cell>
              <table:table-cell office:value-type="float" office:value="0.675">
                <text:p>0.675</text:p>
              </table:table-cell>
              <table:table-cell office:value-type="float" office:value="0.375">
                <text:p>0.37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12">
                <text:p>0.12</text:p>
              </table:table-cell>
              <table:table-cell office:value-type="float" office:value="1.088">
                <text:p>1.088</text:p>
              </table:table-cell>
              <table:table-cell office:value-type="float" office:value="1.208">
                <text:p>1.208</text:p>
              </table:table-cell>
              <table:table-cell office:value-type="float" office:value="0.768">
                <text:p>0.768</text:p>
              </table:table-cell>
              <table:table-cell office:value-type="float" office:value="0.24">
                <text:p>0.24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0675">
                <text:p>0.0675</text:p>
              </table:table-cell>
              <table:table-cell office:value-type="float" office:value="1.207">
                <text:p>1.207</text:p>
              </table:table-cell>
              <table:table-cell office:value-type="float" office:value="1.2745">
                <text:p>1.2745</text:p>
              </table:table-cell>
              <table:table-cell office:value-type="float" office:value="0.867">
                <text:p>0.867</text:p>
              </table:table-cell>
              <table:table-cell office:value-type="float" office:value="0.135">
                <text:p>0.135</text:p>
              </table:table-cell>
              <table:table-cell office:value-type="float" office:value="1.002">
                <text:p>1.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03">
                <text:p>0.03</text:p>
              </table:table-cell>
              <table:table-cell office:value-type="float" office:value="1.332">
                <text:p>1.332</text:p>
              </table:table-cell>
              <table:table-cell office:value-type="float" office:value="1.362">
                <text:p>1.362</text:p>
              </table:table-cell>
              <table:table-cell office:value-type="float" office:value="0.972">
                <text:p>0.972</text:p>
              </table:table-cell>
              <table:table-cell office:value-type="float" office:value="0.06">
                <text:p>0.06</text:p>
              </table:table-cell>
              <table:table-cell office:value-type="float" office:value="1.032">
                <text:p>1.0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00749999999999998">
                <text:p>0.00749999999999998</text:p>
              </table:table-cell>
              <table:table-cell office:value-type="float" office:value="1.463">
                <text:p>1.463</text:p>
              </table:table-cell>
              <table:table-cell office:value-type="float" office:value="1.4705">
                <text:p>1.4705</text:p>
              </table:table-cell>
              <table:table-cell office:value-type="float" office:value="1.083">
                <text:p>1.083</text:p>
              </table:table-cell>
              <table:table-cell office:value-type="float" office:value="0.015">
                <text:p>0.015</text:p>
              </table:table-cell>
              <table:table-cell office:value-type="float" office:value="1.098">
                <text:p>1.0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